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43in"/>
    </style:style>
    <style:style style:name="co2" style:family="table-column">
      <style:table-column-properties fo:break-before="auto" style:column-width="0.6772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8126in"/>
    </style:style>
    <style:style style:name="co6" style:family="table-column">
      <style:table-column-properties fo:break-before="auto" style:column-width="1.6354in"/>
    </style:style>
    <style:style style:name="co7" style:family="table-column">
      <style:table-column-properties fo:break-before="auto" style:column-width="2.1547in"/>
    </style:style>
    <style:style style:name="co8" style:family="table-column">
      <style:table-column-properties fo:break-before="auto" style:column-width="1.5835in"/>
    </style:style>
    <style:style style:name="co9" style:family="table-column">
      <style:table-column-properties fo:break-before="auto" style:column-width="1.8752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689in"/>
    </style:style>
    <style:style style:name="co12" style:family="table-column">
      <style:table-column-properties fo:break-before="auto" style:column-width="1.9374in"/>
    </style:style>
    <style:style style:name="co13" style:family="table-column">
      <style:table-column-properties fo:break-before="auto" style:column-width="1.614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NFL_Standard_2011_-_20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Player</text:p>
          </table:table-cell>
          <table:table-cell office:value-type="string">
            <text:p>Position</text:p>
          </table:table-cell>
          <table:table-cell office:value-type="string">
            <text:p>Team</text:p>
          </table:table-cell>
          <table:table-cell table:number-columns-repeated="1021"/>
        </table:table-row>
        <table:table-row table:style-name="ro1">
          <table:table-cell office:value-type="string">
            <text:p>Addai, Joseph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Aiken, Kamar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Allen, Anthony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Ausberry, David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Avery, Donnie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Baker, Josh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Baldwin, Jon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Ball, Lance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Banks, Gary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Batch, Baron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Batch, Charlie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Battle, Arnaz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Battle, Jackie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Becht, Anthony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Benson, Cedric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Berry, Damien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Bess, Davone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Bethel-Thompson, McLeod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Binns, Armo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Bironas, Rob</text:p>
          </table:table-cell>
          <table:table-cell office:value-type="string">
            <text:p>K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Boldin, Anquan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Bolen, Brock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Boller, Kyle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Boss, Kevin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Bowe, Dwayn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Brady, Tom</text:p>
          </table:table-cell>
          <table:table-cell office:value-type="string">
            <text:p>Q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Branch, Deio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Breaston, Stev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Brinkley, Curtis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Britt, Kenny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Brock, Kevin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Brown, Antonio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Brown, Donald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Brown, Jarrett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Brown, Vincent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Brunell, Mark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Burress, Plaxico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Bush, Michael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Bush, Reggie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Caldwell, Andre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Cameron, Jorda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Campbell, Jason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Campbell, Michael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Carpenter, Dan</text:p>
          </table:table-cell>
          <table:table-cell office:value-type="string">
            <text:p>K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Carter, Delone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Cartwright, Rock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Casey, James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Cassel, Matt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Caussin, Mike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Chandler, Scott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Charles, Jamaal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Choice, Tashard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Clark, Dallas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Clay, Charles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Clay, John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Cloherty, Colin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Cochart, Colin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Coffman, Chase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Collie, Austin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Collins, Kerry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Conner, John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Cook, Jared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Copper, Terranc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Cosby, Quan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Cotchery, Jerricho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Coutu, Brandon</text:p>
          </table:table-cell>
          <table:table-cell office:value-type="string">
            <text:p>K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Crayton, Patrick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Cribbs, Josh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Cumberland, Jeff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Cundiff, Billy</text:p>
          </table:table-cell>
          <table:table-cell office:value-type="string">
            <text:p>K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Dalton, Andy</text:p>
          </table:table-cell>
          <table:table-cell office:value-type="string">
            <text:p>Q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Daniels, Owen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Davenport, Najeh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Davis, Britt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Dawson, Phil</text:p>
          </table:table-cell>
          <table:table-cell office:value-type="string">
            <text:p>K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Decker, Eric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Delhomme, Jake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Dell, Mark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Denmark, Clarence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Develin, James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Devlin, Pat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DiMarco, Patrick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Dickerson, Dori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Dickson, Ed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Dillard, Jarett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Dixon, Dennis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Donaldson, Herb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Doss, Tandon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Draughn, Shaun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Dreessen, Joel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Drew, Davon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Dwyer, Jonathan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Easley, Marcus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Edelman, Julia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Eldridge, Brody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Evans, Darren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Evans, Lee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Fannin, Mario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Farr, DajLeon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Fasano, Anthony</text:p>
          </table:table-cell>
          <table:table-cell office:value-type="string">
            <text:p>TE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Faulk, Kevin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Fayson, Jarred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Fells, Daniel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Felton, Jerome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Fitzpatrick, Ryan</text:p>
          </table:table-cell>
          <table:table-cell office:value-type="string">
            <text:p>Q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Flacco, Joe</text:p>
          </table:table-cell>
          <table:table-cell office:value-type="string">
            <text:p>Q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Floyd, Malcom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Folk, Nick</text:p>
          </table:table-cell>
          <table:table-cell office:value-type="string">
            <text:p>K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Ford, Jacoby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Foster, Arian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Gabbert, Blaine</text:p>
          </table:table-cell>
          <table:table-cell office:value-type="string">
            <text:p>Q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Garcia, Jeff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Garcon, Pierre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Gates, Antonio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Gates, Clyde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Gilreath, Davi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Gilyard, Mardy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Gonzalez, Anthony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Goodman, Richard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Goodwin, D'Andre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Gordon, Richard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Gostkowski, Stephen</text:p>
          </table:table-cell>
          <table:table-cell office:value-type="string">
            <text:p>K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Gradkowski, Bruce</text:p>
          </table:table-cell>
          <table:table-cell office:value-type="string">
            <text:p>Q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Graham, Cameron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Graham, Daniel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Graham, Garrett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Green, A.J.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Green, Virgil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Green-Ellis, BenJarvus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Greene, Shonn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Gresham, Jermaine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Grisham, Tyler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Grissett, Torrey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Gronkowski, Chris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Gronkowski, Da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Gronkowski, Rob</text:p>
          </table:table-cell>
          <table:table-cell office:value-type="string">
            <text:p>TE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Hagan, Derek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Hall, Ahmard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Hall, Bruce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Hardesty, Montario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Hardy, James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Harper, Jamie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Harris, DuJuan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Hartline, Brian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Hasselbeck, Matt</text:p>
          </table:table-cell>
          <table:table-cell office:value-type="string">
            <text:p>Q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Hawkins, Andrew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Hawkins, Lavelle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Hazelton, Vidal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Henne, Chad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Hernandez, Aaron</text:p>
          </table:table-cell>
          <table:table-cell office:value-type="string">
            <text:p>TE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Hester, Jacob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Heyward-Bey, Darrius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Hill, Anthony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Hill, Darius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Hilliard, Lex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Hillis, Peyton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Hogan, Chris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Holliday, Trindon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Holmes, Santonio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Horne, Jeremy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Houshmandzadeh, T.J.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Hoyer, Brian</text:p>
          </table:table-cell>
          <table:table-cell office:value-type="string">
            <text:p>Q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Iglesias, Juaquin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Ingram, Cornelius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Jackson, Brandon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Jackson, Dexter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Jackson, Fred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Jackson, Vincent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Janikowski, Sebastian</text:p>
          </table:table-cell>
          <table:table-cell office:value-type="string">
            <text:p>K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Jean, Lestar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Jennings, Rashad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Johnson, Andre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Johnson, Bryant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Johnson, Chris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Johnson, David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Johnson, Ian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Johnson, Jeremiah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Johnson, Quinn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Johnson, Steve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Jones, Derrick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Jones, Donal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Jones, Greg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Jones, Jacoby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Jones, Taiwan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Jones, Thomas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Jones-Drew, Maurice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Kaeding, Nate</text:p>
          </table:table-cell>
          <table:table-cell office:value-type="string">
            <text:p>K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Karim, Deji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Keller, Dustin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Kerley, Jeremy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Kirkendoll, James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La Secla, Jordan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Larsen, Spencer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Lawrence, Matt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LeFevour, Dan</text:p>
          </table:table-cell>
          <table:table-cell office:value-type="string">
            <text:p>Q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Leach, Vonta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Lee, Donald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Leftwich, Byron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Leinart, Matt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Leonard, Brian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Lewis, Marcedes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Lewis, Thaddeus</text:p>
          </table:table-cell>
          <table:table-cell office:value-type="string">
            <text:p>Q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Lindell, Rian</text:p>
          </table:table-cell>
          <table:table-cell office:value-type="string">
            <text:p>K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Little, Greg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Livas, Phillip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Locker, Jake</text:p>
          </table:table-cell>
          <table:table-cell office:value-type="string">
            <text:p>Q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Losman, J.P.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Maehl, Jeff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Mahaffey, Ryan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Mallett, Ryan</text:p>
          </table:table-cell>
          <table:table-cell office:value-type="string">
            <text:p>Q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Manning, Peyton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Marecic, Owen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Mariani, Marc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Markshausen, Zek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Marshall, Brandon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Martin, Ruvell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Massaquoi, Mohamed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Mastrud, Jeron</text:p>
          </table:table-cell>
          <table:table-cell office:value-type="string">
            <text:p>TE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Mathews, Ryan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McClain, Le'Ron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McCluskey, James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McCluster, Dexter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McCown, Luke</text:p>
          </table:table-cell>
          <table:table-cell office:value-type="string">
            <text:p>Q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McCoy, Colt</text:p>
          </table:table-cell>
          <table:table-cell office:value-type="string">
            <text:p>Q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McCoy, Jamie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cElroy, Greg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McFadden, Darren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McGahee, Willis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McGee, Eddie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McIntyre, Corey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McKnight, Joe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McMichael, Randy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McNeal, Shawnbrey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Medlin, Richard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Mendenhall, Rashard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iller, Heath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iller, Lonyae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Miller, Zach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Mitchell, Carlton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Moeaki, Tony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Moore, Denarius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Moore, Eva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Moore, Marlon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Moore, Matt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Moore, Mewelde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oreno, Knowshon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Mulligan, Matthew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Murdock, O.J.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Murphy, Louis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Murphy, Richard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Myers, Brandon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Nelson, Davi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Nesbitt, Joshua</text:p>
          </table:table-cell>
          <table:table-cell office:value-type="string">
            <text:p>Q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Norwood, Jordan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Novak, Nick</text:p>
          </table:table-cell>
          <table:table-cell office:value-type="string">
            <text:p>K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Nugent, Mike</text:p>
          </table:table-cell>
          <table:table-cell office:value-type="string">
            <text:p>K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O'Connell, Jake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O'Connell, Kevin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Ochocinco, Chad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Ogbonnaya, Chris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Onobun, Fendi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Orlovsky, Dan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Ortiz, Robert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Orton, Kyle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Osgood, Kassim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Otis, Jeff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Owens, Montell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Owusu-Ansah, Akwasi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Painter, Curtis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Palko, Tyler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Palmer, Carson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Parrish, Roscoe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Payne, Logan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Peerman, Cedric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Pitta, Dennis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Polite, Lousaka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Pope, Leonard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Potter, Zach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Powell, Bilal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Prater, Matt</text:p>
          </table:table-cell>
          <table:table-cell office:value-type="string">
            <text:p>K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Pressley, Chris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Preston, Michael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Price, Taylor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Pruitt, Julius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Pryor, Terrelle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Quinn, Brady</text:p>
          </table:table-cell>
          <table:table-cell office:value-type="string">
            <text:p>Q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Rackers, Neil</text:p>
          </table:table-cell>
          <table:table-cell office:value-type="string">
            <text:p>K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Rayner, Dave</text:p>
          </table:table-cell>
          <table:table-cell office:value-type="string">
            <text:p>K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Redman, Isaac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Reece, Marcel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Reed, David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Rice, Ray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Ridley, Stevan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Riley, Eron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Ringer, Javon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Rivers, Philip</text:p>
          </table:table-cell>
          <table:table-cell office:value-type="string">
            <text:p>Q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Robinson, Zac</text:p>
          </table:table-cell>
          <table:table-cell office:value-type="string">
            <text:p>Q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Robiskie, Brian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Roethlisberger, Ben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Roosevelt, Naaman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Rosario, Dante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Ross, Jeremy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Royal, Eddie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Rucker, Martin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Sanchez, Mark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Sanders, Emmanuel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Saunders, Weslye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Scaife, Bo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Schaub, Matt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Schilens, Chaz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Scobee, Josh</text:p>
          </table:table-cell>
          <table:table-cell office:value-type="string">
            <text:p>K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Scott, Bernard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Sherrod, Dezmond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Shipley, Jorda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Shorts, Cecil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Simpson, Jerome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Slaton, Steve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Smith, Alex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Smith, Armond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Smith, Bra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Smith, Clifton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Smith, Lee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Smith, Rusty</text:p>
          </table:table-cell>
          <table:table-cell office:value-type="string">
            <text:p>Q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Smith, Torrey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Spann, Chad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Spencer, Owen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Sperry, Kory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Spiller, C.J.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Stanzi, Ricky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Stevens, Craig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Succop, Ryan</text:p>
          </table:table-cell>
          <table:table-cell office:value-type="string">
            <text:p>K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Suisham, Shaun</text:p>
          </table:table-cell>
          <table:table-cell office:value-type="string">
            <text:p>K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Summers, Frank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Swift, Nate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Tamme, Jacob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Tate, Ben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Tate, Brando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Taylor, Brad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Taylor, Fred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Taylor, Tyrod</text:p>
          </table:table-cell>
          <table:table-cell office:value-type="string">
            <text:p>Q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Tebow, Tim</text:p>
          </table:table-cell>
          <table:table-cell office:value-type="string">
            <text:p>Q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Thigpen, Tyler</text:p>
          </table:table-cell>
          <table:table-cell office:value-type="string">
            <text:p>Q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Thomas, Daniel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Thomas, Demaryius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Thomas, Julius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Thomas, Mike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Tolbert, Mike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Tomlinson, LaDainian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Tonga, Manase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Toone, Tim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Turner, Patrick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Underwood, Tiqua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Urban, Jerhem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Vereen, Shane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Vickers, Lawrence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Vinatieri, Adam</text:p>
          </table:table-cell>
          <table:table-cell office:value-type="string">
            <text:p>K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Volek, Billy</text:p>
          </table:table-cell>
          <table:table-cell office:value-type="string">
            <text:p>Q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Wallace, Mike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Wallace, Roberto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Wallace, Seneca</text:p>
          </table:table-cell>
          <table:table-cell office:value-type="string">
            <text:p>Q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Walter, Kevin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Walters, Bryan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Ward, Derrick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Ward, Hines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Washington, Nate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Watson, Benjami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Wayne, Reggie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Weber, Adam</text:p>
          </table:table-cell>
          <table:table-cell office:value-type="string">
            <text:p>Q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Welker, Wes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West, Chastin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Whalen, Rya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White, Blair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White, Johnny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Williams, Bobby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Williams, Damian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Williams, Eddie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Williams, Javarris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Williams, LaQuan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Williams, Pat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Williams, Ricky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Willis, Matt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Willy, Drew</text:p>
          </table:table-cell>
          <table:table-cell office:value-type="string">
            <text:p>Q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Wilson, Kris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Windsor, Rod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Woodhead, Danny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Yates, T.J.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Yeatman, Will</text:p>
          </table:table-cell>
          <table:table-cell office:value-type="string">
            <text:p>TE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Young, Albert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Adams, Darvin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Adams, Kyle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Agnone, Robert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Ajirotutu, Seyi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Akers, David</text:p>
          </table:table-cell>
          <table:table-cell office:value-type="string">
            <text:p>K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Alexander, Danario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Allen, Armando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Amendola, Danny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Anderson, Andre'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Anderson, David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Anderson, Derek</text:p>
          </table:table-cell>
          <table:table-cell office:value-type="string">
            <text:p>Q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Arceneaux, Emmanuel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Armstrong, Anthony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Arnett, Alric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Aromashodu, Devin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Arrington, Adrian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Asiata, Matt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Austin, Miles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Austin, Terrence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Avant, Jason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Bailey, Dan</text:p>
          </table:table-cell>
          <table:table-cell office:value-type="string">
            <text:p>K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Bajema, Billy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Baldwin, Doug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Ballard, Jake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Banks, Brandon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Barber, Marion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Barden, Ramses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Barnidge, Gary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Bartel, Richard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Barth, Connor</text:p>
          </table:table-cell>
          <table:table-cell office:value-type="string">
            <text:p>K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Beck, John</text:p>
          </table:table-cell>
          <table:table-cell office:value-type="string">
            <text:p>Q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Beckum, Travis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Bell, Joique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Bell, Kahlil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Benn, Arrelious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Bennett, Earl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Bennett, Martellus</text:p>
          </table:table-cell>
          <table:table-cell office:value-type="string">
            <text:p>TE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Best, Jahvid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Billings, Montez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Birmingham, DeCori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Blount, LeGarrette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Bogan, Dontavia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Booker, Lorenzo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Borel, Diondre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Bradford, Alle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Bradford, Sam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Bradshaw, Ahmad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Brandstater, Tom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Brees, Drew</text:p>
          </table:table-cell>
          <table:table-cell office:value-type="string">
            <text:p>Q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Briscoe, Dezmon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Brockel, Richie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Brown, Andre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Brown, Josh</text:p>
          </table:table-cell>
          <table:table-cell office:value-type="string">
            <text:p>K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Brown, Ronnie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Bryant, Dez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Bryant, Matt</text:p>
          </table:table-cell>
          <table:table-cell office:value-type="string">
            <text:p>K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Buehler, David</text:p>
          </table:table-cell>
          <table:table-cell office:value-type="string">
            <text:p>K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Burleson, Nate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Burton, Stephen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Butler, Deon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Byham, Nate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Byrd, Dominique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Calhoun, Duke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Camarillo, Greg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Canfield, Sean</text:p>
          </table:table-cell>
          <table:table-cell office:value-type="string">
            <text:p>Q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Carlos, Keith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Carlson, Joh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Carpenter, Rudy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Carr, David</text:p>
          </table:table-cell>
          <table:table-cell office:value-type="string">
            <text:p>Q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Celek, Brent</text:p>
          </table:table-cell>
          <table:table-cell office:value-type="string">
            <text:p>TE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Chapas, Shaun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Chiles, Joh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Clark, Desmond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Clausen, Jimmy</text:p>
          </table:table-cell>
          <table:table-cell office:value-type="string">
            <text:p>Q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Clayton, Mark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Clayton, Michael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Clemens, Kellen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Clutts, Tyler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Cobb, Randall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Collins, Jed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Colston, Marques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Cone, Kevin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Cooley, Chris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Cooper, Riley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Cosby, DeMarco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Cox, Mike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Crabtree, Michael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Crabtree, Tom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Crompton, Jonathan</text:p>
          </table:table-cell>
          <table:table-cell office:value-type="string">
            <text:p>Q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Crosby, Mason</text:p>
          </table:table-cell>
          <table:table-cell office:value-type="string">
            <text:p>K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Cruz, Victor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Curry, Dominique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Cutler, Jay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D'Imperio, Ryan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Daniel, Chase</text:p>
          </table:table-cell>
          <table:table-cell office:value-type="string">
            <text:p>Q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Davis, D.J.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Davis, Fred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Davis, Kellen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Davis, Rashied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Davis, Vernon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DePalma, Dan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Devine, Noel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Dixon, Anthony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Doucet, Early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Douglas, Harry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Dray, Jim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Driver, Donald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Durham, Kris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Edwards, Armanti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Enderle, Nathan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Ervin, Alle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Evans, Jonathan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Feeley, A.J.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Feely, Jay</text:p>
          </table:table-cell>
          <table:table-cell office:value-type="string">
            <text:p>K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Fiammetta, Tony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Finley, Jay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Finley, Jermichael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Fitzgerald, Larry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Flynn, Matt</text:p>
          </table:table-cell>
          <table:table-cell office:value-type="string">
            <text:p>Q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Forbath, Kai</text:p>
          </table:table-cell>
          <table:table-cell office:value-type="string">
            <text:p>K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Forsett, Justi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Forte, Matt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Franklin, Collin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Freeman, Josh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Gaffney, Jabar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Gallarda, Tommy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Gano, Graham</text:p>
          </table:table-cell>
          <table:table-cell office:value-type="string">
            <text:p>K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Gant, Ed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Gerhart, Toby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Gettis, David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Gibson, Brando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Gilmore, John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Ginn, Ted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Gonzalez, Tony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Goodson, Mike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Gore, Frank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Gould, Robbie</text:p>
          </table:table-cell>
          <table:table-cell office:value-type="string">
            <text:p>K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Graham, Earnest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Graham, Jimmy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Grant, Bakari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Grant, Rya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Green, Alex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Greisen, Chris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Grossman, Rex</text:p>
          </table:table-cell>
          <table:table-cell office:value-type="string">
            <text:p>Q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Guidugli, Ben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Gurley, Tori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Gutierrez, Matt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Haggerty, Johnathan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Hall, Chad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Hall, Korey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Hall, Max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Hall, Roy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Hamler, Jamel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Hanie, Caleb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Hankerson, Leonard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Hanson, Jason</text:p>
          </table:table-cell>
          <table:table-cell office:value-type="string">
            <text:p>K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Harbor, Clay</text:p>
          </table:table-cell>
          <table:table-cell office:value-type="string">
            <text:p>TE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Hardy, Daniel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Harrell, Graham</text:p>
          </table:table-cell>
          <table:table-cell office:value-type="string">
            <text:p>Q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Harris, Dwayne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Harris, Marcus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Harrison, Jerome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Hartley, Garrett</text:p>
          </table:table-cell>
          <table:table-cell office:value-type="string">
            <text:p>K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Hartsock, Ben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Harvin, Percy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Hastings, Joe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Hauschka, Steven</text:p>
          </table:table-cell>
          <table:table-cell office:value-type="string">
            <text:p>K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Havili, Stanley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Heap, Todd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Heller, Will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Helu, Roy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Henderson, Devery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Henery, Alex</text:p>
          </table:table-cell>
          <table:table-cell office:value-type="string">
            <text:p>K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Hester, Devin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Higgins, Mike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Hightower, Tim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Hill, Shaun</text:p>
          </table:table-cell>
          <table:table-cell office:value-type="string">
            <text:p>Q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Hixon, Domenik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Hoese, Jo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Holley, Jesse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Holmes, Andre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Hoomanawanui, Michael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Hopkins, Chris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Housler, Rob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Hughes, Robert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Humphrey, Tory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Hunter, Kendall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Hynoski, Henry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Ingram, Mark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Ivory, Chris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Jackson, DeSean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Jackson, Deonte'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Jackson, Steven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Jackson, Tarvaris</text:p>
          </table:table-cell>
          <table:table-cell office:value-type="string">
            <text:p>Q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Jacobs, Brandon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Jeffcoat, Sean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Jenkins, Michael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Jennings, Greg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Jernigan, Jerrel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Johnson, Calvin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Johnson, Jaymar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Johnson, Josh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Johnson, Ronald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Johnson, Stafon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Jones, Felix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Jones, James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Jones, Julio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Jurovich, Kevin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Kaepernick, Colin</text:p>
          </table:table-cell>
          <table:table-cell office:value-type="string">
            <text:p>Q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Kafka, Mike</text:p>
          </table:table-cell>
          <table:table-cell office:value-type="string">
            <text:p>Q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Kasay, John</text:p>
          </table:table-cell>
          <table:table-cell office:value-type="string">
            <text:p>K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Kelly, Reggie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Kendricks, Lance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King, Caleb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King, Jeff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Kitna, Jon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Kleinsasser, Jimmy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Knox, Johnny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Kolb, Kevin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Komar, Max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Konz, Jameso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Kuhn, Joh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Kunalic, Adi</text:p>
          </table:table-cell>
          <table:table-cell office:value-type="string">
            <text:p>K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LaFell, Brandon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Lattimore, Keon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Leshoure, Mikel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Lewis, Dio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Lloyd, Brando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Lockette, Ricardo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Logan, Stefan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Longwell, Ryan</text:p>
          </table:table-cell>
          <table:table-cell office:value-type="string">
            <text:p>K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Lorig, Erik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Lumpkin, Kregg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Lynch, Marshaw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Maclin, Jeremy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Madu, Mossis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Manning, Eli</text:p>
          </table:table-cell>
          <table:table-cell office:value-type="string">
            <text:p>Q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Manningham, Mario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Mare, Olindo</text:p>
          </table:table-cell>
          <table:table-cell office:value-type="string">
            <text:p>K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Matthews, John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McCown, Josh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McCoy, Anthony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McCoy, LeSea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McGee, Stephen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McNeill, Mike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Meachem, Robert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Meier, Kerry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Miller, Brit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Miller, Bruce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Miller, Nick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Miller, Zach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Moore, Lance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Morgan, Joe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Morgan, Josh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Morrah, Camero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Morris, Maurice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Morris, Sammy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Moss, Santana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Moturi, Jeff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Mughelli, Ovie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Murray, DeMarco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Myers, Rob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Naanee, Legedu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Nalbone, Joh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Nelson, Jordy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Newton, Cam</text:p>
          </table:table-cell>
          <table:table-cell office:value-type="string">
            <text:p>Q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Nicks, Hakeem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Norris, Moran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Norwood, Jerious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Obomanu, Ben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Ogletree, Kevin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Olsen, Greg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Overbay, Nathan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Palmer, Michael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Parker, Preston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Pascoe, Bear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Patrick, Ben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Paul, Niles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Paulsen, Logan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Peelle, Justin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Perrilloux, Ryan</text:p>
          </table:table-cell>
          <table:table-cell office:value-type="string">
            <text:p>Q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Peterman, Eric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Peterson, Adrian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Pettigrew, Brandon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Pettis, Austi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Phillips, John</text:p>
          </table:table-cell>
          <table:table-cell office:value-type="string">
            <text:p>TE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Pianalto, Zack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Pilares, Kealoha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Ponder, Christian</text:p>
          </table:table-cell>
          <table:table-cell office:value-type="string">
            <text:p>Q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Porter, Quinn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Portis, Josh</text:p>
          </table:table-cell>
          <table:table-cell office:value-type="string">
            <text:p>Q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Powell, William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Quarless, Andrew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Quinn, Richard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Radway, Raymond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Ratliff, Brett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Redman, Chris</text:p>
          </table:table-cell>
          <table:table-cell office:value-type="string">
            <text:p>Q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Reisner, Allen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Reuland, Konrad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Reynolds, Chase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Rice, Sidney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Roberts, Andre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Robinson, Aldrick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Robinson, Laurent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Robinson, Michael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Roby, Courtney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Rodgers, Aaron</text:p>
          </table:table-cell>
          <table:table-cell office:value-type="string">
            <text:p>Q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Rodgers, Jacquizz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Romo, Tony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Rosenfels, Sage</text:p>
          </table:table-cell>
          <table:table-cell office:value-type="string">
            <text:p>Q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Ross, Draylen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Royster, Evan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Rudolph, Kyle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Ryan, Matt</text:p>
          </table:table-cell>
          <table:table-cell office:value-type="string">
            <text:p>Q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Ryan, Titus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Saine, Brando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Salas, Greg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Sampson, DeMarco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Sanzenbacher, Dane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Scheffler, Tony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Schmitt, Owe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Scott, Da'Rel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Sellers, Mike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Sheets, Kory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Sherman, Anthony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Shiancoe, Visanthe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Shockey, Jeremy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Shuler, Mickey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Skelton, John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Skelton, Steve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Small, Ray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Smith, Alex</text:p>
          </table:table-cell>
          <table:table-cell office:value-type="string">
            <text:p>Q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Smith, Alfonso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Smith, Andre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Smith, Antone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Smith, Greg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Smith, Kevin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Smith, Steve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Smith, Steve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Smithson, Shaky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Snelling, Jason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Spach, Stephen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Spaeth, Matt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Sproles, Darren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Spurlock, Micheal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Stafford, Matthew</text:p>
          </table:table-cell>
          <table:table-cell office:value-type="string">
            <text:p>Q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Stallworth, Donte'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Stanback, Isaiah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Stanton, Drew</text:p>
          </table:table-cell>
          <table:table-cell office:value-type="string">
            <text:p>Q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Starks, James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Stephens-Howling, LaRod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Stewart, Jonathan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Stocker, Luke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Stovall, Maurice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Stroughter, Sammie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Stuckey, Chansi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Swain, Brett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Tanner, Phillip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Tate, Golden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Taua, Vai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Taylor, Chester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Taylor, Chris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Taylor, Kerry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Taylor, Ryan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Thomas, David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Thomas, Devin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Thomas, Pierre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Todman, Jordan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Toliver, Terrence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Tolzien, Scott</text:p>
          </table:table-cell>
          <table:table-cell office:value-type="string">
            <text:p>Q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Tow-Arnett, Nick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Turner, Michael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Tynes, Lawrence</text:p>
          </table:table-cell>
          <table:table-cell office:value-type="string">
            <text:p>K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Vaughan, Josh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Vick, Michael</text:p>
          </table:table-cell>
          <table:table-cell office:value-type="string">
            <text:p>Q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Walker, Delanie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Walker, Sea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Ware, D.J.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Washington, Chauncey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Washington, Leo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Webb, Joe</text:p>
          </table:table-cell>
          <table:table-cell office:value-type="string">
            <text:p>Q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Webber, Raymond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Weems, Eric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Wells, Beanie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White, Roddy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Whitehurst, Charlie</text:p>
          </table:table-cell>
          <table:table-cell office:value-type="string">
            <text:p>Q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Williams, Cadillac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Williams, D.J.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Williams, DeAngelo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Williams, Keiland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Williams, Kyle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Williams, Mike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Williams, Mike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Williams, Roy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Williams, Ryan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Williams, Stephen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Williams, Teddy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Wilson, John Parker</text:p>
          </table:table-cell>
          <table:table-cell office:value-type="string">
            <text:p>Q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Winslow, Kellen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Winterswyk, Ryan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Witten, Jason</text:p>
          </table:table-cell>
          <table:table-cell office:value-type="string">
            <text:p>TE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Wright, Rodney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Young, Darrel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Young, Titus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Young, Vince</text:p>
          </table:table-cell>
          <table:table-cell office:value-type="string">
            <text:p>Q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Cardinals, Arizona</text:p>
          </table:table-cell>
          <table:table-cell office:value-type="string">
            <text:p>DEF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Falcons, Atlanta</text:p>
          </table:table-cell>
          <table:table-cell office:value-type="string">
            <text:p>DE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Ravens, Baltimore</text:p>
          </table:table-cell>
          <table:table-cell office:value-type="string">
            <text:p>DEF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Bills, Buffalo</text:p>
          </table:table-cell>
          <table:table-cell office:value-type="string">
            <text:p>DEF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1">
          <table:table-cell office:value-type="string">
            <text:p>Panthers, Carolina</text:p>
          </table:table-cell>
          <table:table-cell office:value-type="string">
            <text:p>DEF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1">
          <table:table-cell office:value-type="string">
            <text:p>Bears, Chicago</text:p>
          </table:table-cell>
          <table:table-cell office:value-type="string">
            <text:p>DEF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1">
          <table:table-cell office:value-type="string">
            <text:p>Bengals, Cincinnati</text:p>
          </table:table-cell>
          <table:table-cell office:value-type="string">
            <text:p>DEF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Browns, Cleveland</text:p>
          </table:table-cell>
          <table:table-cell office:value-type="string">
            <text:p>DE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Cowboys, Dallas</text:p>
          </table:table-cell>
          <table:table-cell office:value-type="string">
            <text:p>DEF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1">
          <table:table-cell office:value-type="string">
            <text:p>Broncos, Denver</text:p>
          </table:table-cell>
          <table:table-cell office:value-type="string">
            <text:p>DEF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1">
          <table:table-cell office:value-type="string">
            <text:p>Lions, Detroit</text:p>
          </table:table-cell>
          <table:table-cell office:value-type="string">
            <text:p>DE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Packers, Green Bay</text:p>
          </table:table-cell>
          <table:table-cell office:value-type="string">
            <text:p>DEF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1">
          <table:table-cell office:value-type="string">
            <text:p>Texans, Houston</text:p>
          </table:table-cell>
          <table:table-cell office:value-type="string">
            <text:p>DE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Colts, Indianapolis</text:p>
          </table:table-cell>
          <table:table-cell office:value-type="string">
            <text:p>DEF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1">
          <table:table-cell office:value-type="string">
            <text:p>Jaguars, Jacksonville</text:p>
          </table:table-cell>
          <table:table-cell office:value-type="string">
            <text:p>DEF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1">
          <table:table-cell office:value-type="string">
            <text:p>Chiefs, Kansas City</text:p>
          </table:table-cell>
          <table:table-cell office:value-type="string">
            <text:p>DEF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Dolphins, Miami</text:p>
          </table:table-cell>
          <table:table-cell office:value-type="string">
            <text:p>DE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Vikings, Minnesota</text:p>
          </table:table-cell>
          <table:table-cell office:value-type="string">
            <text:p>DE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Patriots, New England</text:p>
          </table:table-cell>
          <table:table-cell office:value-type="string">
            <text:p>DEF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1">
          <table:table-cell office:value-type="string">
            <text:p>Saints, New Orleans</text:p>
          </table:table-cell>
          <table:table-cell office:value-type="string">
            <text:p>DEF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1">
          <table:table-cell office:value-type="string">
            <text:p>Giants, New York</text:p>
          </table:table-cell>
          <table:table-cell office:value-type="string">
            <text:p>DEF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1">
          <table:table-cell office:value-type="string">
            <text:p>Jets, New York</text:p>
          </table:table-cell>
          <table:table-cell office:value-type="string">
            <text:p>DEF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1">
          <table:table-cell office:value-type="string">
            <text:p>Raiders, Oakland</text:p>
          </table:table-cell>
          <table:table-cell office:value-type="string">
            <text:p>DEF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Eagles, Philadelphia</text:p>
          </table:table-cell>
          <table:table-cell office:value-type="string">
            <text:p>DE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Steelers, Pittsburgh</text:p>
          </table:table-cell>
          <table:table-cell office:value-type="string">
            <text:p>DEF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Chargers, San Diego</text:p>
          </table:table-cell>
          <table:table-cell office:value-type="string">
            <text:p>DEF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49ers, San Francisco</text:p>
          </table:table-cell>
          <table:table-cell office:value-type="string">
            <text:p>DEF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Seahawks, Seattle</text:p>
          </table:table-cell>
          <table:table-cell office:value-type="string">
            <text:p>DEF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Rams, St Louis</text:p>
          </table:table-cell>
          <table:table-cell office:value-type="string">
            <text:p>DEF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Buccaneers, Tampa Bay</text:p>
          </table:table-cell>
          <table:table-cell office:value-type="string">
            <text:p>DEF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Titans, Tennessee</text:p>
          </table:table-cell>
          <table:table-cell office:value-type="string">
            <text:p>DEF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1">
          <table:table-cell office:value-type="string">
            <text:p>Redskins, Washington</text:p>
          </table:table-cell>
          <table:table-cell office:value-type="string">
            <text:p>DEF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 table:number-rows-repeated="60860">
          <table:table-cell table:number-columns-repeated="1024"/>
        </table:table-row>
        <table:table-row table:style-name="ro1" table:visibility="collapse" table:number-rows-repeated="384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NFL_Extended_2011-2012" table:style-name="ta1"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4" table:number-columns-repeated="1021" table:default-cell-style-name="ce1"/>
        <table:table-row table:style-name="ro2">
          <table:table-cell office:value-type="string">
            <text:p>Player</text:p>
          </table:table-cell>
          <table:table-cell office:value-type="string">
            <text:p>Position</text:p>
          </table:table-cell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office:value-type="string">
            <text:p>Aaitui, Isaako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Abdulai, Ibraham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Adams, Mike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Addai, Joseph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Addison, Mario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Agnew, Vince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Aiken, Kamar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Alama-Francis, Ikaika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Albert, Branden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Alexander, Gerald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Alexander, Mister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Alford, Dominic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Allen, Anthony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Allen, Cortez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Allen, Jason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Allen, Russell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Allen, Sean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Allen, Will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Allen, Will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Alualu, Tyson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Amano, Eugene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Anderson, Jamaal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Anderson, Mark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Angerer, Pat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Arenas, Javier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Arrington, Kyle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Asamoah, Jon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Atkins, Geno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Ausberry, David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Austin, Thomas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Avery, Donnie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Ayanbadejo, Brendon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Ayers, Akeem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Ayers, Robert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Babineaux, Jordan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Bailey, Allen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Bailey, Champ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Bailey, Patrick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Bain, Travarous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Bair, Brandon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Baker, Josh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Baker, Ryan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Baldridge, Daniel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Baldwin, Jon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Ball, Dave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Ball, Lance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Banks, Gary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Barber, Dominique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Barbieri, Howard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Barker, Will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Barksdale, Joe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Barnes, Antwan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Barnes, Khalif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Barnett, Nick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Barrett, Josh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Barwin, Connor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Batch, Baron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Batch, Charlie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Batten, Danny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Battle, Arnaz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Battle, Jackie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Baxter, Colin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Bazuin, Dan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Beadles, Zane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Beal, Jeremy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Becht, Anthony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Belcher, Jovan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Bell, Demetrius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Bell, Yeremiah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Bellore, Nick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Benard, Marcus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Benson, Cedric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Bentley, Kevin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Berry, Damien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Berry, Eric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Bess, Davone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Bethea, Antoine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Bethel-Thompson, McLeod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Binns, Armo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Bird, Bront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Birk, Matt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Bironas, Rob</text:p>
          </table:table-cell>
          <table:table-cell office:value-type="string">
            <text:p>K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Blackstock, Darryl</text:p>
          </table:table-cell>
          <table:table-cell office:value-type="string">
            <text:p>L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Boggs, Taylor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Boldin, Anquan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Bolen, Brock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Boling, Clint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Boller, Kyle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Boren, Justin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Boss, Kevin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Bosworth, Kyle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Bowe, Dwayn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Boyd, Jerome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Brace, Ron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Brackett, Gary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Bradfield, Cameron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Brady, Tom</text:p>
          </table:table-cell>
          <table:table-cell office:value-type="string">
            <text:p>Q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Braman, Bryan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Branch, Deio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Branch, Tyvon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Brayton, Tyler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Breaston, Stev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Brinkley, Curtis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Brisiel, Mike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Britt, Kenny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Britton, Eben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Brock, Kevin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Brodine, Mason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Brown, Antonio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Brown, C.C.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Brown, Chykie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Brown, Colin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Brown, Curtis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Brown, Donald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Brown, Duane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Brown, Everette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Brown, Garrett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Brown, Jalil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Brown, Jarrett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Brown, Marcus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Brown, Sergio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Brown, Sheldon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Brown, Stevie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Brown, Titus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Brown, Vincent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Brunell, Mark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Bruton, David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Bryant, Charlie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Bryant, Corbin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Bryant, Desmond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Bullitt, Melvin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Bulman, Tim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Bunkley, Brodrick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Burnett, Kevi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Burress, Plaxico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Bush, Michael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Bush, Rafael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Bush, Reggie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Butler, Donald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Butler, Rashad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Bynes, Josh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Byrd, Jairus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Caldwell, Andre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Caldwell, Antoine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Caldwell, David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Cameron, Jorda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Campbell, Bruce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Campbell, Jason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Campbell, Michael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Campbell, Tommie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Canfield, Trevor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Cannon, Marcus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Carey, Vernon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Carlisle, Cooper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Carmichael, Roc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Carpenter, Dan</text:p>
          </table:table-cell>
          <table:table-cell office:value-type="string">
            <text:p>K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Carr, Brandon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Carr, Chris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Carrington, Alex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Carroll, Nolan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Carter, Andre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Carter, Chris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Carter, Delone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Carter, Markell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Carter, Quinton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Carter, Tony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Cartwright, Rock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Casey, James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Casey, Jurrell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Cason, Antoine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Cassel, Matt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Castillo, Luis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Castonzo, Anthony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Caussin, Mike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Cesaire, Jacques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Chancellor, Chris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Chandler, Scott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Charles, Jamaal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Chavis, Miguel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Chekwa, Chimdi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Chick, John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Chisolm, Garrett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Choice, Tashard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Chung, Patrick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Clady, Ryan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Clanton, Erik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Clark, Chris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Clark, Dallas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Clark, Ryan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Clary, Jeromey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Clay, Charles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Clay, John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Clayton, Zach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Clements, Nate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Clemons, Chris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Cloherty, Colin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Clouser, Brant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Cochart, Colin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Cody, Shaun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Cody, Terrence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Coffman, Chase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Cole, Justin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Cole, Marquice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Coleman, Andre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Coleman, Drew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Collie, Austin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Collins, Anthony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Collins, Kerry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Collins, Nate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Colombo, Marc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Colon, Willie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Conner, John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Conner, Kavell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Connolly, Dan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Cook, Emanuel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Cook, Jared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Cook, Kyle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Cook, Ryan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Cooper, Stephen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Copper, Terranc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Corner, Reggie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Corto, Jon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Cosby, Quan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Cotchery, Jerricho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Cousins, Oniel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Coutu, Brandon</text:p>
          </table:table-cell>
          <table:table-cell office:value-type="string">
            <text:p>K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Cox, Christian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Cox, Derek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Crable, Shawn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Crayton, Patrick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Cribbs, Josh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Crocker, Chris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Cromartie, Antonio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Cromartie-Smith, Da'Mon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Culver, Tyrone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Cumberland, Jeff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Cumbie, Jamie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Cundiff, Billy</text:p>
          </table:table-cell>
          <table:table-cell office:value-type="string">
            <text:p>K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Cunningham, Jermaine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Curry, Aaron</text:p>
          </table:table-cell>
          <table:table-cell office:value-type="string">
            <text:p>L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Cushing, Brian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Dalton, Andy</text:p>
          </table:table-cell>
          <table:table-cell office:value-type="string">
            <text:p>Q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Daniels, Owen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Daniels, Travis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Dansby, Karlos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Dareus, Marcell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Davenport, Najeh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Davis, Andra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Davis, Britt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Davis, Jason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Davis, Rulon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Davis, Vontae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Dawkins, Brian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Dawson, Phil</text:p>
          </table:table-cell>
          <table:table-cell office:value-type="string">
            <text:p>K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DeGrate, Victor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DeVito, Mike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Deaderick, Brandon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Decker, Eric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Delhomme, Jake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Dell, Mark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Demps, Quintin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Denmark, Clarence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Destin, John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Develin, James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Devlin, Pat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DiMarco, Patrick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Dickerson, Dori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Dickson, Ed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Dielman, Kris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Diem, Ryan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Diggs, Na'il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Diles, Zac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Dillard, Jarett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Dillard, Mark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Dixon, Dennis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Dixon, Marcus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Dobbins, Tim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Dockery, James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Dombrowski, Brandyn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Donaldson, Herb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Dorsey, Glenn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Doss, Tandon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Dotson, Lionel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Douzable, Leger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Dowling, Ras-I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Draughn, Shaun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Dreessen, Joel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Drew, Davon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Ducasse, Vladimir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Dumervil, Elvis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Dunlap, Carlos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Durand, Ryan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Dwyer, Jonathan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Easley, Marcus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Eddins, Robert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Edds, A.J.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Edelman, Julia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Edwards, Dwan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Egboh, Pannel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Eldridge, Brody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Ellerbe, Dannell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Ellis, Kenrick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Ellis, Shaun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English, Auston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English, Larry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Essex, Trai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Estes, John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Etu, Sifa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Eugene, Hiram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Evans, Darren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Evans, DeQuin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Evans, Lee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Fanene, Jonathan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Fannin, Mario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Farr, DajLeon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Farrior, James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Fasano, Anthony</text:p>
          </table:table-cell>
          <table:table-cell office:value-type="string">
            <text:p>TE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Faulk, Kevin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Fayson, Jarred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Feinga, Ray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Fells, Daniel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Felton, Jerome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Ferguson, D'Brickashaw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Field, Alex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Finnegan, Cortland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Fitzpatrick, Ryan</text:p>
          </table:table-cell>
          <table:table-cell office:value-type="string">
            <text:p>Q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Flacco, Joe</text:p>
          </table:table-cell>
          <table:table-cell office:value-type="string">
            <text:p>Q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Fletcher, Dane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Florence, Drayton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Flowers, Brandon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Floyd, Malcom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Foley, Ricky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Folk, Nick</text:p>
          </table:table-cell>
          <table:table-cell office:value-type="string">
            <text:p>K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Foote, Larry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Ford, Jacoby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Foster, Arian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Foster, Eric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Foster, Ramon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Foxworth, Domonique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Franklin, Orlando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Franklin, Stephen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Freeman, Marcus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Freeney, Dwight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Freeny, Jonatha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Fujita, Scott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Gabbert, Blaine</text:p>
          </table:table-cell>
          <table:table-cell office:value-type="string">
            <text:p>Q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Gachkar, Andrew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Gaither, Jared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Gamble, Darryl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Garay, Antonio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Garcia, Jeff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Garcon, Pierre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Gardner, Andrew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Garner, Nate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Gates, Antonio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Gates, Clyde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Gay, William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Geathers, Robert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Ghee, Brandon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Gilberry, Wallace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Gilbert, Jarron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Gilbert, Marcus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Gilchrist, Marcus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Gilreath, Davi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Gilyard, Mardy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Giordano, Matt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Gocong, Chris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Goethel, Travis</text:p>
          </table:table-cell>
          <table:table-cell office:value-type="string">
            <text:p>L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Gonzalez, Anthony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Goodman, Andre'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Goodman, Richard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Goodwin, D'Andre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Gordon, Amon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Gordon, Richard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Gorrer, Danny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Gostkowski, Stephen</text:p>
          </table:table-cell>
          <table:table-cell office:value-type="string">
            <text:p>K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Gradkowski, Bruce</text:p>
          </table:table-cell>
          <table:table-cell office:value-type="string">
            <text:p>Q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Graham, Cameron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Graham, Daniel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Graham, Garrett</text:p>
          </table:table-cell>
          <table:table-cell office:value-type="string">
            <text:p>TE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Grant, Adam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Greco, John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Green, A.J.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Green, Tyronne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Green, Virgil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Green-Ellis, BenJarvus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Greene, Courtney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Greene, Shonn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Greenwood, Cory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Gregg, Kelly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Gregory, Steve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Gresham, Jermaine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Griffin, Michael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Grisham, Tyler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Grissett, Torrey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Gronkowski, Chris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Gronkowski, Da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Gronkowski, Rob</text:p>
          </table:table-cell>
          <table:table-cell office:value-type="string">
            <text:p>TE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Groves, Quentin</text:p>
          </table:table-cell>
          <table:table-cell office:value-type="string">
            <text:p>L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Grubbs, Ben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Gurode, Andre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Guyton, Gary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Haden, Joe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Hagan, Derek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Hagg, Eric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Haggan, Mario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Hairston, Chris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Hale, David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Hali, Tamba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Hall, Ahmard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Hall, Bruce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Hall, Bryan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Hall, Leon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Hampton, Casey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Hansen, Jeff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Hardesty, Montario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Hardwick, Nick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Hardy, James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Harewood, Ramon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Harper, Jamie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Harris, Brandon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Harris, Chris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Harris, Darryl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Harris, David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Harris, DuJuan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Harris, Leroy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Harris, Ra'Shon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Harris, Ryan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Harris, Tommie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Harrison, Arnold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Harrison, James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Harrison, Marcus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Hartline, Brian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Harvey, Derrick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Haslam, Kevin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Hasselbeck, Matt</text:p>
          </table:table-cell>
          <table:table-cell office:value-type="string">
            <text:p>Q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Hawkins, Andrew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Hawkins, Chris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Hawkins, Lavelle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Hayden, Nick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Hayes, William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Hazelton, Vidal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Heard, Kellen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Heath, T.J.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Helms, Brett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Henderson, John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Henne, Chad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Hernandez, Aaron</text:p>
          </table:table-cell>
          <table:table-cell office:value-type="string">
            <text:p>TE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Hester, Jacob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Heyer, Stephon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Heyward, Cameron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Heyward-Bey, Darrius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Hicks, Artis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Hill, Anthony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Hill, Darius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Hilliard, Lex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Hillis, Peyton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Hills, Tony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Hines, Jermale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Hix, Kyle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Hochstein, Russ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Hogan, Chris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Hoke, Chris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Holliday, Trindon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Holmes, Mike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Holmes, Santonio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Hood, Ziggy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Hope, Chris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Horne, Jeremy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Houshmandzadeh, T.J.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Houston, Justin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Houston, Lamarr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Howard, Austin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Howard, Thomas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Hoyer, Brian</text:p>
          </table:table-cell>
          <table:table-cell office:value-type="string">
            <text:p>Q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Hudson, Otis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Hudson, Rodney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Huff, Michael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Hughes, Dante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Hughes, Jerry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Hunter, Jason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Hunter, Wayne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Hurd, Zach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Iglesias, Juaquin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Ihedigbo, James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Ihenacho, Carl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Ijalana, Ben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Incognito, Richie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Ingram, Cornelius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Irvin, Corvey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Irving, Nate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Issac, Rod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Ivey, Travis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Ivy, Mortty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Iwuh, Brian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Jackson, Brandon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Jackson, D'Qwell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Jackson, Dexter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Jackson, Fred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Jackson, Kareem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Jackson, Tyson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Jackson, Vincent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Jacobs, Ben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Jamison, Tim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Jammer, Quentin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Janikowski, Sebastian</text:p>
          </table:table-cell>
          <table:table-cell office:value-type="string">
            <text:p>K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Jasper, Michael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Jean, Lestar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Jennings, Kelly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Jennings, Rashad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Jerry, John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Johnson, Andre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Johnson, Antonio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Johnson, Brandon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Johnson, Bryant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Johnson, Chris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Johnson, Chris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Johnson, David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Johnson, Derrick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Johnson, Ian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Johnson, Jarret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Johnson, Jeremiah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Johnson, Micah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Johnson, Michael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Johnson, Quinn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Johnson, Robert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Johnson, Spencer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Johnson, Steve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Johnson, Terrence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Jones, Adam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Jones, Arthur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Jones, David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Jones, Derrick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Jones, Donal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Jones, Edgar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Jones, Greg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Jones, Jacoby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Jones, Jason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Jones, Nate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Jones, Reshad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Jones, Taiwan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Jones, Thomas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Jones-Drew, Maurice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Joseph, Eli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Joseph, Johnathan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Kaeding, Nate</text:p>
          </table:table-cell>
          <table:table-cell office:value-type="string">
            <text:p>K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Kampman, Aaron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Karim, Deji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Keisel, Brett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Keller, Dustin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Kelly, Tommy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Kelsay, Chris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Kemoeatu, Chris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Keo, Shiloh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Kerley, Jeremy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Kindle, Sergio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King, Brandon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Kirkendoll, James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Kirlew, Jammie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Klug, Karl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Knicky, Tim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Knighton, Terrance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Kopa, Matt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Koppen, Dan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Koutouvides, Niko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Kropog, Troy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Kroul, Matt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Kruger, Paul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Kuper, Chris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La Secla, Jordan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LaBoy, Travis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Lacey, Jacob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Lambert, Terrail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Landry, Dawan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Lane, Austen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Langford, Kendall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Langford, Reshard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Lankster, Ellis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Lansanah, Danny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Larsen, Spencer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Lauvao, Shawn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Lawrence, Matt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Lawrence, Quinten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Lawson, Manny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LeFevour, Dan</text:p>
          </table:table-cell>
          <table:table-cell office:value-type="string">
            <text:p>Q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LeGree, Mark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Leach, Vonta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Lee, Boris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Lee, Donald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Lefeged, Joe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Leftwich, Byron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Legursky, Doug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Leinart, Matt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Leonard, Brian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Leonhard, Jim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Levitre, Andy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Lewis, Keenan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Lewis, Kendrick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Lewis, Marcedes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Lewis, Ray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Lewis, Thaddeus</text:p>
          </table:table-cell>
          <table:table-cell office:value-type="string">
            <text:p>Q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Light, Matt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Lilja, Ryan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Lindell, Rian</text:p>
          </table:table-cell>
          <table:table-cell office:value-type="string">
            <text:p>K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Linkenbach, Jeffrey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Little, Greg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Liuget, Corey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Livas, Phillip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Livings, Nate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Locker, Jake</text:p>
          </table:table-cell>
          <table:table-cell office:value-type="string">
            <text:p>Q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Lockett, Bret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Long, Gabe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Long, Jake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Losman, J.P.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Love, Jamar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Love, Kyle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Lowery, Dwight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Lutrus, Scott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Mace, Corey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ack, Alex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Madison, Anthony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aehl, Jeff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Mahaffey, Ryan</text:p>
          </table:table-cell>
          <table:table-cell office:value-type="string">
            <text:p>R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Maiava, Kaluka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Malast, Kevin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Malecki, John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allett, Ryan</text:p>
          </table:table-cell>
          <table:table-cell office:value-type="string">
            <text:p>Q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Maneri, Steve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Mangold, Nick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Mankins, Logan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Manning, Danieal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Manning, Peyton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Marecic, Owen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Mariani, Marc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Marks, Sen'Derrick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Markshausen, Zek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Marshall, Brandon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Marten, James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Martin, Ruvell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artin, Vaughn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Massaquoi, Mohamed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Mastrud, Jeron</text:p>
          </table:table-cell>
          <table:table-cell office:value-type="string">
            <text:p>TE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Mathews, Ricardo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Mathews, Ryan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Mathis, Rashean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Mathis, Robert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Matthews, Kevin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Maualuga, Rey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Mauga, Josh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Maybin, Aaron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Mayo, Jerod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Mays, Joe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Mays, Taylor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McAdoo, Mike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McBath, Darcel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McBean, Ryan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McBride, Trumaine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McCain, Brice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McCann, Bryan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McCarthy, Colin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McClain, Jameel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McClain, Le'Ron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McClain, Rolando</text:p>
          </table:table-cell>
          <table:table-cell office:value-type="string">
            <text:p>L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McClellan, Albert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McCluskey, James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McCluster, Dexter</text:p>
          </table:table-cell>
          <table:table-cell office:value-type="string">
            <text:p>R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McCourty, Devin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McCourty, Jason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McCown, Luke</text:p>
          </table:table-cell>
          <table:table-cell office:value-type="string">
            <text:p>Q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McCoy, Colt</text:p>
          </table:table-cell>
          <table:table-cell office:value-type="string">
            <text:p>Q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McCoy, Jamie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cDaniel, Tony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McDonald, Nick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McElroy, Greg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McFadden, Bryant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cFadden, Darren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McGahee, Willis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McGee, Eddie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McGee, Terrence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cGlynn, Mike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McGraw, Jon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McIntyre, Corey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cIntyre, Garrett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McKelvin, Leodis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cKinney, Brandon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McKinnie, Bryant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McKnight, Joe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McLendon, Steve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cManis, Sherrick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McMichael, Randy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McNeal, Shawnbrey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McNeill, Marcus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McPhee, Pernell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McRath, Gerald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Medlin, Richard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Meester, Brad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Mendenhall, Rashard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eredith, Jamon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erling, Phillip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Merriman, Shawne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iddleton, William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Miles, Jeromy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Miller, Doyle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iller, Gabe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Miller, Heath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iller, Lonyae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Miller, Prince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iller, Swanson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Miller, Von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Miller, Zach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Mims, David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Mincey, Jeremy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Misi, Koa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Mitchell, Carlton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Mitchell, Earl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Mitchell, Jayme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Mitchell, Marvi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Mitchell, Mike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Moala, Fili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Moats, Arthur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och, Dontay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Moeaki, Tony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Mohamed, Mike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Molden, Antwaun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Moll, Tony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Monroe, Eugene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Moore, Brandon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Moore, Denarius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Moore, Dre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Moore, Eva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Moore, Kyle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oore, Marlon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Moore, Matt</text:p>
          </table:table-cell>
          <table:table-cell office:value-type="string">
            <text:p>Q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Moore, Mewelde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oore, Rahim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Moore, Sterling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Moreno, Knowshon</text:p>
          </table:table-cell>
          <table:table-cell office:value-type="string">
            <text:p>R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Morgan, Aaron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Morgan, Derrick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Morris, Darius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Morrison, Kirk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osley, C.J.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Moss, Jarvis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Moulton, Rashod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Mouton, Jonas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Mouton, Ryan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Mruczkowski, Scott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Muckelroy, Roddrick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Mulligan, Matthew</text:p>
          </table:table-cell>
          <table:table-cell office:value-type="string">
            <text:p>TE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Mundy, Ryan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urdock, O.J.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Murphy, Louis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Murphy, Matt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Murphy, Richard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Murphy, Shawn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Murray, Rico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Murtha, Lydon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Myers, Brandon</text:p>
          </table:table-cell>
          <table:table-cell office:value-type="string">
            <text:p>TE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Myers, Chris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Nading, Jesse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Nakamura, Haruki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Nelson, Davi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Nelson, Reggie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Nesbitt, Joshua</text:p>
          </table:table-cell>
          <table:table-cell office:value-type="string">
            <text:p>Q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Nevis, Drake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Newton, Cecil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Newton, Derek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Ngata, Haloti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Ninkovich, Rob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Nolan, Troy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Norwood, Jordan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Novak, Nick</text:p>
          </table:table-cell>
          <table:table-cell office:value-type="string">
            <text:p>K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Nugent, Mike</text:p>
          </table:table-cell>
          <table:table-cell office:value-type="string">
            <text:p>K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Nwaneri, Uche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O'Callaghan, Ryan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O'Connell, Jake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O'Connell, Kevin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O'Donnell, Matthew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Ochocinco, Chad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Odrick, Jared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Ogbonnaya, Chris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Ogbu, Ollie</text:p>
          </table:table-cell>
          <table:table-cell office:value-type="string">
            <text:p>D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Oher, Michael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Ohrnberger, Rich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Ojinnaka, Quinn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Okpokowuruk, Ayanga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Oliver, Paul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Olsen, Seth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Onobun, Fendi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Orlovsky, Dan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Ortiz, Robert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Orton, Kyle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Osgood, Kassim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Otis, Jeff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Otto, Michael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Owens, Montell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Owusu-Ansah, Akwasi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Pace, Calvin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Painter, Curtis</text:p>
          </table:table-cell>
          <table:table-cell office:value-type="string">
            <text:p>Q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Palko, Tyler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Palmer, Carson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Palmer, Jonathan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Parrish, Roscoe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Parsons, Alex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Pashos, Tony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Patterson, Dimitri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Patterson, Luke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Paxson, Scott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Payne, Logan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Pears, Erik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Peerman, Cedric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Peko, Domata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Phillips, Shaun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Pinkston, Jason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Piscitelli, Sabby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Pitoitua, Ropati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Pitta, Dennis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Polamalu, Troy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Polite, Lousaka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Polk, Nick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Pollak, Mike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Pollak, Mike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Pollard, Bernard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Pool, Brodney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Pope, Leonard</text:p>
          </table:table-cell>
          <table:table-cell office:value-type="string">
            <text:p>TE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Posey, Julian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Posluszny, Paul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Potter, Zach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Pouha, Sione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Pouncey, Maurkice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Pouncey, Mike</text:p>
          </table:table-cell>
          <table:table-cell office:value-type="string">
            <text:p>O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Powe, Jerrell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Powell, Bilal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Powers, Jerraud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Prater, Matt</text:p>
          </table:table-cell>
          <table:table-cell office:value-type="string">
            <text:p>K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Pressley, Chris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Preston, Michael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Price, Taylor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Prosinski, Chris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Pruitt, Julius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Pryor, Myron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Pryor, Terrelle</text:p>
          </table:table-cell>
          <table:table-cell office:value-type="string">
            <text:p>Q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Quin, Glover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Quinn, Brady</text:p>
          </table:table-cell>
          <table:table-cell office:value-type="string">
            <text:p>Q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Rackers, Neil</text:p>
          </table:table-cell>
          <table:table-cell office:value-type="string">
            <text:p>K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Rackley, Will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Rackley, Will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Ramirez, Manny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Rayner, Dave</text:p>
          </table:table-cell>
          <table:table-cell office:value-type="string">
            <text:p>K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Redding, Cory</text:p>
          </table:table-cell>
          <table:table-cell office:value-type="string">
            <text:p>D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Redman, Isaac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Reece, Marcel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Reed, Brooks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Reed, David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Reed, Ed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Reid, Jah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Reitz, Joe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Revis, Darrelle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Rey, Vincent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Rice, Ray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Richard, Jamey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Richard, Jamey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Richardson, Barry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Ridley, Stevan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Riley, Eron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Rinehart, Chad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Ringer, Javon</text:p>
          </table:table-cell>
          <table:table-cell office:value-type="string">
            <text:p>R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Rivera, Mike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Rivers, Keith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Rivers, Philip</text:p>
          </table:table-cell>
          <table:table-cell office:value-type="string">
            <text:p>Q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Robertson, Craig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Robinson, Boo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Robinson, Will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Robinson, Zac</text:p>
          </table:table-cell>
          <table:table-cell office:value-type="string">
            <text:p>Q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Robiskie, Brian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Roethlisberger, Ben</text:p>
          </table:table-cell>
          <table:table-cell office:value-type="string">
            <text:p>Q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Rogers, Justin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Roland, Dennis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Roos, Michael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Roosevelt, Naaman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Rosario, Dante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Ross, Jay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Ross, Jeremy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Roth, Matt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Routt, Stanford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Royal, Eddie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Rubin, Ahtyba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Rucker, Chris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Rucker, Frostee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Rucker, Martin</text:p>
          </table:table-cell>
          <table:table-cell office:value-type="string">
            <text:p>TE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Russell, Anderson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Rutland, Kevin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Ruud, Barrett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Ryans, DeMeco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Sanchez, Mark</text:p>
          </table:table-cell>
          <table:table-cell office:value-type="string">
            <text:p>Q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Sanders, Bob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Sanders, Emmanuel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Sands, Robert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Sanford, Brian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app, Ricky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Satele, Samson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Saturday, Jeff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Saunders, Weslye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Scafe, Damik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Scaife, Bo</text:p>
          </table:table-cell>
          <table:table-cell office:value-type="string">
            <text:p>TE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Schaefering, Brian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chaub, Matt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Schilens, Chaz</text:p>
          </table:table-cell>
          <table:table-cell office:value-type="string">
            <text:p>WR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Schilling, Stephen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Schlauderaff, Caleb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Scobee, Josh</text:p>
          </table:table-cell>
          <table:table-cell office:value-type="string">
            <text:p>K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Scott, Bart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Scott, Bernard</text:p>
          </table:table-cell>
          <table:table-cell office:value-type="string">
            <text:p>R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Scott, Bryan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Scott, Chris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Scott, Jake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Scott, Jonathan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Scott, Trevor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Searcy, Da'Norris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Selvie, George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Session, Clint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Seymour, Richard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Sharpton, Darryl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Shaughnessy, Matt</text:p>
          </table:table-cell>
          <table:table-cell office:value-type="string">
            <text:p>D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Shaw, Jarrod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haw, Tim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Sheard, Jabaal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heffield, Cameron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Sheppard, Kelvin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Sheppard, Lito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Sheppard, Malcolm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Sherrod, Dezmond</text:p>
          </table:table-cell>
          <table:table-cell office:value-type="string">
            <text:p>TE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Shipley, Jorda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Shorts, Cecil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Siler, Brandon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Siliga, Sealver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Silvestro, Alex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Simmons, Traye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Simpson, Jerome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Sims, David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ims, Ernie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Sims, Pat</text:p>
          </table:table-cell>
          <table:table-cell office:value-type="string">
            <text:p>D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Skrine, Buster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kuta, Dan</text:p>
          </table:table-cell>
          <table:table-cell office:value-type="string">
            <text:p>L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Slater, Matthew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Slaton, Steve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Slauson, Matt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Smith, Aaron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Smith, Alex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mith, Andre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Smith, Anthony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Smith, Antonio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Smith, Armond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mith, Brad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Smith, Brian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mith, Clifton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Smith, D'Anthony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Smith, Daryl</text:p>
          </table:table-cell>
          <table:table-cell office:value-type="string">
            <text:p>L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Smith, Derrell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Smith, Eric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Smith, Henry</text:p>
          </table:table-cell>
          <table:table-cell office:value-type="string">
            <text:p>D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Smith, Jimmy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Smith, Lee</text:p>
          </table:table-cell>
          <table:table-cell office:value-type="string">
            <text:p>TE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Smith, Rusty</text:p>
          </table:table-cell>
          <table:table-cell office:value-type="string">
            <text:p>Q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Smith, Sean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Smith, Shaun</text:p>
          </table:table-cell>
          <table:table-cell office:value-type="string">
            <text:p>D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Smith, Shelley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Smith, Torrey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Smith, Wade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Solder, Nate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Soliai, Paul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Spann, Chad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Spears, Quinton</text:p>
          </table:table-cell>
          <table:table-cell office:value-type="string">
            <text:p>L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pencer, Owen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perry, Kory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Spikes, Brandon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Spikes, Takeo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Spiller, C.J.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Spitler, Austi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Spitz, Jason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Stanzi, Ricky</text:p>
          </table:table-cell>
          <table:table-cell office:value-type="string">
            <text:p>Q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Starks, Max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Starks, Randy</text:p>
          </table:table-cell>
          <table:table-cell office:value-type="string">
            <text:p>DL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Steinbach, Eric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tephens, Emmanuel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tevens, Craig</text:p>
          </table:table-cell>
          <table:table-cell office:value-type="string">
            <text:p>TE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Stewart, David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Stingily, Byron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Strickland, Donald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Stuckey, Darrell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Studdard, Kasey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Studebaker, Andy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Succop, Ryan</text:p>
          </table:table-cell>
          <table:table-cell office:value-type="string">
            <text:p>K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Suggs, Terrell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Suisham, Shaun</text:p>
          </table:table-cell>
          <table:table-cell office:value-type="string">
            <text:p>K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Summers, Frank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Swift, Nate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Switzer, Michael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Sylvester, Stevenson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Tamme, Jacob</text:p>
          </table:table-cell>
          <table:table-cell office:value-type="string">
            <text:p>TE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Tarpinian, Jeff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Tate, Ben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Tate, Brando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Taylor, Brad</text:p>
          </table:table-cell>
          <table:table-cell office:value-type="string">
            <text:p>TE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Taylor, Fred</text:p>
          </table:table-cell>
          <table:table-cell office:value-type="string">
            <text:p>R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Taylor, Ike</text:p>
          </table:table-cell>
          <table:table-cell office:value-type="string">
            <text:p>D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Taylor, Jaso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Taylor, Phillip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Taylor, Phillip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Taylor, Tyrod</text:p>
          </table:table-cell>
          <table:table-cell office:value-type="string">
            <text:p>Q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Tebow, Tim</text:p>
          </table:table-cell>
          <table:table-cell office:value-type="string">
            <text:p>Q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Tepper, Mike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Tevaseu, Martin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Thigpen, Tyler</text:p>
          </table:table-cell>
          <table:table-cell office:value-type="string">
            <text:p>Q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Thomas, Bryan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Thomas, Cam</text:p>
          </table:table-cell>
          <table:table-cell office:value-type="string">
            <text:p>D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Thomas, Daniel</text:p>
          </table:table-cell>
          <table:table-cell office:value-type="string">
            <text:p>R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Thomas, Demaryius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Thomas, Donald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Thomas, Jaimie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Thomas, Joe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Thomas, Julius</text:p>
          </table:table-cell>
          <table:table-cell office:value-type="string">
            <text:p>TE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Thomas, Kevin</text:p>
          </table:table-cell>
          <table:table-cell office:value-type="string">
            <text:p>D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Thomas, Marcus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Thomas, Mike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Thompson, Syd'Quan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Timmons, Lawrence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Tolbert, Mike</text:p>
          </table:table-cell>
          <table:table-cell office:value-type="string">
            <text:p>R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Tomlinson, LaDainian</text:p>
          </table:table-cell>
          <table:table-cell office:value-type="string">
            <text:p>R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Tonga, Manase</text:p>
          </table:table-cell>
          <table:table-cell office:value-type="string">
            <text:p>R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Toone, Tim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Torbor, Reggie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Toribio, Anthony</text:p>
          </table:table-cell>
          <table:table-cell office:value-type="string">
            <text:p>D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Trent, Morgan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Triplett, Nate</text:p>
          </table:table-cell>
          <table:table-cell office:value-type="string">
            <text:p>L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Tripp, Kiante</text:p>
          </table:table-cell>
          <table:table-cell office:value-type="string">
            <text:p>D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Troup, Torell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Trufant, Isaiah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Trusnik, Jaso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Turner, Patrick</text:p>
          </table:table-cell>
          <table:table-cell office:value-type="string">
            <text:p>WR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Turner, Robert</text:p>
          </table:table-cell>
          <table:table-cell office:value-type="string">
            <text:p>O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Turner, Trevis</text:p>
          </table:table-cell>
          <table:table-cell office:value-type="string">
            <text:p>O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Underwood, Tiquan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Unrein, Mitch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Urban, Jerheme</text:p>
          </table:table-cell>
          <table:table-cell office:value-type="string">
            <text:p>WR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Urbik, Kraig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Vallos, Steve</text:p>
          </table:table-cell>
          <table:table-cell office:value-type="string">
            <text:p>O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Van Dyke, DeMarcus</text:p>
          </table:table-cell>
          <table:table-cell office:value-type="string">
            <text:p>D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Vasquez, Louis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Vaughn, Cassius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Velasco, Fernando</text:p>
          </table:table-cell>
          <table:table-cell office:value-type="string">
            <text:p>OL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Veldheer, Jared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Ventrone, Raymond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Ventrone, Ross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Vereen, Shane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Vermiglio, Jake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Verner, Alterraun</text:p>
          </table:table-cell>
          <table:table-cell office:value-type="string">
            <text:p>D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Vickers, Lawrence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Vickerson, Kevin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Vinatieri, Adam</text:p>
          </table:table-cell>
          <table:table-cell office:value-type="string">
            <text:p>K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Volek, Billy</text:p>
          </table:table-cell>
          <table:table-cell office:value-type="string">
            <text:p>Q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Vollmer, Sebastian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Wake, Cameron</text:p>
          </table:table-cell>
          <table:table-cell office:value-type="string">
            <text:p>L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Wallace, Cody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Wallace, Mike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Wallace, Roberto</text:p>
          </table:table-cell>
          <table:table-cell office:value-type="string">
            <text:p>WR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Wallace, Seneca</text:p>
          </table:table-cell>
          <table:table-cell office:value-type="string">
            <text:p>Q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Walter, Kevin</text:p>
          </table:table-cell>
          <table:table-cell office:value-type="string">
            <text:p>WR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Walters, Bryan</text:p>
          </table:table-cell>
          <table:table-cell office:value-type="string">
            <text:p>WR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Walton, J.D.</text:p>
          </table:table-cell>
          <table:table-cell office:value-type="string">
            <text:p>O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Ward, Derrick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Ward, Hines</text:p>
          </table:table-cell>
          <table:table-cell office:value-type="string">
            <text:p>WR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Ward, T.J.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Warren, Gerard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Warren, Ty</text:p>
          </table:table-cell>
          <table:table-cell office:value-type="string">
            <text:p>DL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Washington, Donald</text:p>
          </table:table-cell>
          <table:table-cell office:value-type="string">
            <text:p>D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Washington, Nate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Waters, Brian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Watson, Benjamin</text:p>
          </table:table-cell>
          <table:table-cell office:value-type="string">
            <text:p>TE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Watt, J.J.</text:p>
          </table:table-cell>
          <table:table-cell office:value-type="string">
            <text:p>D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Wayne, Reggie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Webb, Lardarius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Weber, Adam</text:p>
          </table:table-cell>
          <table:table-cell office:value-type="string">
            <text:p>Q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Weddle, Eric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Welker, Wes</text:p>
          </table:table-cell>
          <table:table-cell office:value-type="string">
            <text:p>WR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Wendell, Ryan</text:p>
          </table:table-cell>
          <table:table-cell office:value-type="string">
            <text:p>O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West, Chastin</text:p>
          </table:table-cell>
          <table:table-cell office:value-type="string">
            <text:p>WR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Westerman, Jamaal</text:p>
          </table:table-cell>
          <table:table-cell office:value-type="string">
            <text:p>L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Whalen, Ryan</text:p>
          </table:table-cell>
          <table:table-cell office:value-type="string">
            <text:p>WR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Wheeler, Philip</text:p>
          </table:table-cell>
          <table:table-cell office:value-type="string">
            <text:p>LB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Whimper, Guy</text:p>
          </table:table-cell>
          <table:table-cell office:value-type="string">
            <text:p>OL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White, Blair</text:p>
          </table:table-cell>
          <table:table-cell office:value-type="string">
            <text:p>WR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White, Chris</text:p>
          </table:table-cell>
          <table:table-cell office:value-type="string">
            <text:p>L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White, Johnny</text:p>
          </table:table-cell>
          <table:table-cell office:value-type="string">
            <text:p>R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White, Tracy</text:p>
          </table:table-cell>
          <table:table-cell office:value-type="string">
            <text:p>L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Whitehead, Terrell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Whitworth, Andrew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Wiegmann, Casey</text:p>
          </table:table-cell>
          <table:table-cell office:value-type="string">
            <text:p>OL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Wiggins, Kenny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Wilfork, Vince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Wilhite, Jonathan</text:p>
          </table:table-cell>
          <table:table-cell office:value-type="string">
            <text:p>D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Wilkerson, Muhammad</text:p>
          </table:table-cell>
          <table:table-cell office:value-type="string">
            <text:p>DL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Williams, Aaron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Williams, Bobbie</text:p>
          </table:table-cell>
          <table:table-cell office:value-type="string">
            <text:p>OL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Williams, Bobby</text:p>
          </table:table-cell>
          <table:table-cell office:value-type="string">
            <text:p>WR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Williams, Cary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Williams, Chavis</text:p>
          </table:table-cell>
          <table:table-cell office:value-type="string">
            <text:p>L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Williams, D.J.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Williams, Damian</text:p>
          </table:table-cell>
          <table:table-cell office:value-type="string">
            <text:p>WR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Williams, Demorrio</text:p>
          </table:table-cell>
          <table:table-cell office:value-type="string">
            <text:p>L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Williams, Eddie</text:p>
          </table:table-cell>
          <table:table-cell office:value-type="string">
            <text:p>R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Williams, James</text:p>
          </table:table-cell>
          <table:table-cell office:value-type="string">
            <text:p>OL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Williams, Javarris</text:p>
          </table:table-cell>
          <table:table-cell office:value-type="string">
            <text:p>R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Williams, Keith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Williams, Kyle</text:p>
          </table:table-cell>
          <table:table-cell office:value-type="string">
            <text:p>D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Williams, LaQuan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Williams, Malcolm</text:p>
          </table:table-cell>
          <table:table-cell office:value-type="string">
            <text:p>D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Williams, Mario</text:p>
          </table:table-cell>
          <table:table-cell office:value-type="string">
            <text:p>L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Williams, Pat</text:p>
          </table:table-cell>
          <table:table-cell office:value-type="string">
            <text:p>WR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Williams, Ricky</text:p>
          </table:table-cell>
          <table:table-cell office:value-type="string">
            <text:p>R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Williams, Torri</text:p>
          </table:table-cell>
          <table:table-cell office:value-type="string">
            <text:p>D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Williams, Trae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Willis, Matt</text:p>
          </table:table-cell>
          <table:table-cell office:value-type="string">
            <text:p>WR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Willy, Drew</text:p>
          </table:table-cell>
          <table:table-cell office:value-type="string">
            <text:p>Q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Wilson, George</text:p>
          </table:table-cell>
          <table:table-cell office:value-type="string">
            <text:p>DB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Wilson, Gibril</text:p>
          </table:table-cell>
          <table:table-cell office:value-type="string">
            <text:p>D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Wilson, Jimmy</text:p>
          </table:table-cell>
          <table:table-cell office:value-type="string">
            <text:p>D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Wilson, Kris</text:p>
          </table:table-cell>
          <table:table-cell office:value-type="string">
            <text:p>TE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Wilson, Kyle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Wilson, Tracy</text:p>
          </table:table-cell>
          <table:table-cell office:value-type="string">
            <text:p>DB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Wimbley, Kamerion</text:p>
          </table:table-cell>
          <table:table-cell office:value-type="string">
            <text:p>L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Windsor, Rod</text:p>
          </table:table-cell>
          <table:table-cell office:value-type="string">
            <text:p>WR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Winston, Eric</text:p>
          </table:table-cell>
          <table:table-cell office:value-type="string">
            <text:p>OL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Wisniewski, Stefen</text:p>
          </table:table-cell>
          <table:table-cell office:value-type="string">
            <text:p>OL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Witherspoon, Will</text:p>
          </table:table-cell>
          <table:table-cell office:value-type="string">
            <text:p>LB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Wood, Eric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Woodhead, Danny</text:p>
          </table:table-cell>
          <table:table-cell office:value-type="string">
            <text:p>RB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Woodley, LaMarr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Woods, Al</text:p>
          </table:table-cell>
          <table:table-cell office:value-type="string">
            <text:p>DL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Woodyard, Wesley</text:p>
          </table:table-cell>
          <table:table-cell office:value-type="string">
            <text:p>LB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Worilds, Jason</text:p>
          </table:table-cell>
          <table:table-cell office:value-type="string">
            <text:p>L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Wright, Mike</text:p>
          </table:table-cell>
          <table:table-cell office:value-type="string">
            <text:p>DL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Wright, Shareece</text:p>
          </table:table-cell>
          <table:table-cell office:value-type="string">
            <text:p>D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Yanda, Marshal</text:p>
          </table:table-cell>
          <table:table-cell office:value-type="string">
            <text:p>OL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Yates, T.J.</text:p>
          </table:table-cell>
          <table:table-cell office:value-type="string">
            <text:p>Q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Yeatman, Will</text:p>
          </table:table-cell>
          <table:table-cell office:value-type="string">
            <text:p>TE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Youboty, Ashton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Young, Albert</text:p>
          </table:table-cell>
          <table:table-cell office:value-type="string">
            <text:p>R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Young, Eric</text:p>
          </table:table-cell>
          <table:table-cell office:value-type="string">
            <text:p>OL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Young, Sam</text:p>
          </table:table-cell>
          <table:table-cell office:value-type="string">
            <text:p>OL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Young, Usama</text:p>
          </table:table-cell>
          <table:table-cell office:value-type="string">
            <text:p>D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Zbikowski, Tom</text:p>
          </table:table-cell>
          <table:table-cell office:value-type="string">
            <text:p>D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Zenon, Jonathan</text:p>
          </table:table-cell>
          <table:table-cell office:value-type="string">
            <text:p>DB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Abdul-Quddus, Isa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Abdullah, Hamza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Abdullah, Husain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Abiamiri, Victor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Abraham, John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Acho, Sam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Adams, Anthony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Adams, Chester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Adams, Darvin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Adams, Kyle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Adams, Michael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Adams, Phillip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Adibi, Xavier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Adkins, Spencer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Agnone, Robert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Ah You, C.J.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Ajirotutu, Seyi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Akers, David</text:p>
          </table:table-cell>
          <table:table-cell office:value-type="string">
            <text:p>K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Albright, Alex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Alexander, Danario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Alexander, Lorenzo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Allen, Armando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Allen, Asher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Allen, Jared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Allen, Nate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Allen, Pierre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Allen, Roger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Amaya, Jonathon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Amendola, Danny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Amukamara, Prince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Anderson, Andre'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Anderson, Colt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Anderson, David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Anderson, Derek</text:p>
          </table:table-cell>
          <table:table-cell office:value-type="string">
            <text:p>Q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Anderson, James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Andrews, Stacy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Applewhite, Antwan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Arceneaux, Emmanuel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Archer, Brandon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Arkin, David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Armstrong, Anthony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Arnett, Alric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Aromashodu, Devin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Arrington, Adrian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Asante, Larry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Asiata, Matt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Asomugha, Nnamdi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Atogwe, Oshiomogho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Austin, Marvin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Austin, Miles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Austin, Terrence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Avant, Jason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Avril, Cliff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Ayodele, Remi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aas, David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Babin, Jason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Babineaux, Jonathan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Backus, Jeff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Bailey, Dan</text:p>
          </table:table-cell>
          <table:table-cell office:value-type="string">
            <text:p>K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ajema, Billy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Baker, Chris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aker, Sam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Baldwin, Doug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Baldwin, Ervin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all, Alan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allard, Christian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allard, Jake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Balmer, Kentwan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alogun, Mike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anks, Brandon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annan, Justin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Barber, Marion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arber, Ronde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arbre, Allen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Barden, Ramses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Barnes, Kevin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arnes, Tim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Barnidge, Gary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artel, Richard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Bartell, Ron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Barth, Connor</text:p>
          </table:table-cell>
          <table:table-cell office:value-type="string">
            <text:p>K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artholomew, Ryan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Batiste, D'Anthony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Beason, Jon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eatty, Will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Beck, John</text:p>
          </table:table-cell>
          <table:table-cell office:value-type="string">
            <text:p>Q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eckum, Travis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Beckwith, Darry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Beeler, Chase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Bell, Byron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ell, Jacob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Bell, Joique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Bell, Kahlil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ellamy, Travon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enn, Arrelious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ennett, Earl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ennett, Martellus</text:p>
          </table:table-cell>
          <table:table-cell office:value-type="string">
            <text:p>TE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ennett, Michael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erger, Joe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ernadeau, Mackenzy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ernard, Rocky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Berry, Aaron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Best, Jahvid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Biermann, Kroy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Bigby, Atari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Biggers, E.J.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illings, Montez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Birmingham, DeCori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ishop, Desmond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Black, Ahmad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lack, Quincy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lackburn, Chase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Blackmon, Will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Blalock, Justin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Blount, LeGarrette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ogan, Dontavia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Boley, Michael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Booker, Lorenzo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oone, Alex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Boothe, Kevin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Borel, Diondre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Bowen, Stephen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owers, Da'Quan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owman, NaVorro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Bowman, Zack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radford, Alle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Bradford, Sam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Bradley, Stewart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Bradshaw, Ahmad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Branch, Alan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Brandstater, Tom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Brees, Drew</text:p>
          </table:table-cell>
          <table:table-cell office:value-type="string">
            <text:p>Q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Brent, Josh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rewer, James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Bridges, Jeremy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Briggs, Lance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rinkley, Jasper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riscoe, Dezmon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rock, Raheem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Brock, Tramaine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Brockel, Richie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rooking, Keith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rooks, Ahmad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Brown, Andre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Brown, Charles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Brown, Darrick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Brown, Jammal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rown, Jason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Brown, Josh</text:p>
          </table:table-cell>
          <table:table-cell office:value-type="string">
            <text:p>K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Brown, Levi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Brown, Patrick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rown, Ronnie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Brown, Tarell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Browner, Brandon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Browning, Bryant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ryant, Dez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ryant, Matt</text:p>
          </table:table-cell>
          <table:table-cell office:value-type="string">
            <text:p>K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Bryant, Red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Buchanon, Phillip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uehler, David</text:p>
          </table:table-cell>
          <table:table-cell office:value-type="string">
            <text:p>K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ulaga, Bryan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Burleson, Nate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Burnett, Morgan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Burton, Brandon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urton, Stephen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ush, Jarrett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Bushrod, Jermon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Bussey, Nate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Butler, Crezdon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Butler, Darius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utler, Deon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Butler, Ezra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Butler, James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Butler, Mario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utler, Victor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yers, Jeff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yham, Nate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Byrd, Dominique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Calhoun, Duke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Callaway, Rob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Camarillo, Greg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Campbell, Calais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Campbell, Chris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Canfield, Sean</text:p>
          </table:table-cell>
          <table:table-cell office:value-type="string">
            <text:p>Q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Canty, Chris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Carey, Don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Carimi, Gabe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Carlos, Keith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Carlson, Joh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Carpenter, Bobby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Carpenter, James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Carpenter, Rudy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Carr, David</text:p>
          </table:table-cell>
          <table:table-cell office:value-type="string">
            <text:p>Q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Carriker, Adam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Carter, Brandon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Carter, Bruce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Carter, David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Casillas, Jonathan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Celek, Brent</text:p>
          </table:table-cell>
          <table:table-cell office:value-type="string">
            <text:p>TE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Chamberlain, Chris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Chambers, Kirk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Chancellor, Kam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Chaney, Jamar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Chapas, Shaun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Charleston, Jeff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Cherilus, Gosder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Chester, Chris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Chiles, Joh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Chinasa, Ugo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Church, Barry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Clabo, Tyson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Clark, Desmond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Clausen, Jimmy</text:p>
          </table:table-cell>
          <table:table-cell office:value-type="string">
            <text:p>Q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Clayborn, Adrian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Clayton, Keenan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Clayton, Mark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Clayton, Michael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Clemens, Kellen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Clemons, Chris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Clifton, Chad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Clutts, Tyler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Cobb, Randall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Coe, Michael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Cofield, Barry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Cole, Trent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Coleman, Erik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Coleman, Kenyon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Coleman, Kurt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Colledge, Daryn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Collins, Jed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Collins, Nick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Colston, Marques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Compas, Jonathan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Cone, Kevin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Connor, Dan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Considine, Sean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Conte, Chris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Cook, Chris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Cook, Erik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Cooley, Chris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Cooper, Riley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Cordle, Jim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Cosby, DeMarco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Costa, Phil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Costanzo, Blake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Cox, Kennard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Cox, Mike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Crabtree, Michael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Crabtree, Tom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Crompton, Jonathan</text:p>
          </table:table-cell>
          <table:table-cell office:value-type="string">
            <text:p>Q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Crosby, Mason</text:p>
          </table:table-cell>
          <table:table-cell office:value-type="string">
            <text:p>K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Crowder, Tim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Cruz, Victor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Cudjo, Jermelle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Culbreath, Johnny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Culliver, Chris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Curry, Dominique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Cutler, Jay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Cutrera, Jacob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D'Imperio, Ryan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Dahl, Craig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Dahl, Harvey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Daniel, Chase</text:p>
          </table:table-cell>
          <table:table-cell office:value-type="string">
            <text:p>Q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Davis, Anthony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Davis, C.J.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Davis, Chauncey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Davis, D.J.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Davis, Dexter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Davis, Fred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Davis, Josh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Davis, Kellen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Davis, Leonard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Davis, Rashied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Davis, Thomas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Davis, Vernon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De La Puente, Brian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DeCicco, Dom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DeCoud, Thomas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DeGeare, Chris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DePalma, Dan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Dean, Larry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Delmas, Louis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Dent, Akeem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Devine, Noel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Diehl, David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Dietrich-Smith, Evan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Dillard, Phillip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Divens, Lamar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Dixon, Anthony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Dixon, Antonio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Dobbs, Demarcus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Dockery, Derrick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Dockett, Darnell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Doggett, Derrick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Dominguez, Ray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Dorrestein, Perry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Dotson, Demar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Doucet, Early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Doughty, Reed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Douglas, Harry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Dray, Jim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Driver, Donald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Dunbar, Jo-Lonn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Dunlap, King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Durant, Justin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Durham, Kris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Dutch, Doug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Eason, Nick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Edwards, Armanti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Edwards, Ray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Edwards, Ron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Ekejiuba, Isaiah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Elam, Abram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Ellis, Sedrick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Elmore, Ricky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Enderle, Nathan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Ervin, Alle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Evans, Fred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Evans, Jahri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Evans, Jonathan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Faine, Jeff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Fairley, Nick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Fanaika, Paul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Farwell, Heath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Feeley, A.J.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Feely, Jay</text:p>
          </table:table-cell>
          <table:table-cell office:value-type="string">
            <text:p>K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Fiammetta, Tony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Finley, Jay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Finley, Jermichael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Fitzgerald, Larry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Fletcher, Bradley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Fletcher, London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Fluellen, Andre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Flynn, Matt</text:p>
          </table:table-cell>
          <table:table-cell office:value-type="string">
            <text:p>Q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Fokou, Moise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Forbath, Kai</text:p>
          </table:table-cell>
          <table:table-cell office:value-type="string">
            <text:p>K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Forsett, Justi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Forte, Matt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Foster, Mason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Fountain, Maurice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Fox, Jason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Fox, Keyaron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Frampton, Eric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Francies, Coye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Francois, Rob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Franklin, Aubrayo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Franklin, Collin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Franks, Dominique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Free, Doug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Freeman, Josh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Fua, Sione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Fusco, Brandon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Gaffney, Jabar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Gaither, Omar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Gaitor, Anthony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Galette, Junior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Gallarda, Tommy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Gallery, Robert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Gamble, Chris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Gandy, Dylan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Gano, Graham</text:p>
          </table:table-cell>
          <table:table-cell office:value-type="string">
            <text:p>K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Gant, Ed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Garza, Roberto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Geathers, Clifton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Genus, Sampson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Gerberry, Dan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Gerhart, Toby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Gettis, David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Giacomini, Breno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Gibson, Brando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Gibson, Gary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Gibson, Mike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Gibson, Mike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Gibson, Thaddeus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Gilmore, John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Ginn, Ted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Godfrey, Charles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Goff, Jonathan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Goldberg, Adam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Goldson, Dashon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Golston, Kedric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Gomes, DeJon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Gonzalez, Tony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Gooden, Tavares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Goodson, Mike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Goodwin, Jonathan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Gordon, Cletis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Gordy, Josh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Gore, Frank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Gould, Robbie</text:p>
          </table:table-cell>
          <table:table-cell office:value-type="string">
            <text:p>K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Graham, Brandon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Graham, Corey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Graham, Earnest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Graham, Jimmy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Grant, Bakari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Grant, Deon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Grant, Larry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Grant, Rya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Graves, John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Green, Alex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Green, Howard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Green, Marshay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Greenway, Chad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Greer, Jabari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Greisen, Chris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Griffen, Everson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Griffin, Cedric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Grimes, Brent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Grimm, Cody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Gross, Jordan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Grossman, Rex</text:p>
          </table:table-cell>
          <table:table-cell office:value-type="string">
            <text:p>Q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Guidugli, Ben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Guion, Letroy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Gurley, Tori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Gutierrez, Matt</text:p>
          </table:table-cell>
          <table:table-cell office:value-type="string">
            <text:p>Q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Guy, Lawrence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Hadnot, Rex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Haggans, Clark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Haggerty, Johnathan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Hall, Chad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all, De'von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Hall, DeAngelo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Hall, Derek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Hall, James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Hall, Korey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Hall, Max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Hall, Roy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amler, Jamel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amlin, Mike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Hangartner, Geoff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Hanie, Caleb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Hankerson, Leonard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Hannula, Ben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Hansen, Matt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Hanson, Jason</text:p>
          </table:table-cell>
          <table:table-cell office:value-type="string">
            <text:p>K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anson, Joselio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aralson, Parys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Harbor, Clay</text:p>
          </table:table-cell>
          <table:table-cell office:value-type="string">
            <text:p>TE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ardman, Derek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Hardy, Daniel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Hardy, Greg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Hargrove, Anthony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Harper, Roman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Harrell, Graham</text:p>
          </table:table-cell>
          <table:table-cell office:value-type="string">
            <text:p>Q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Harris, Al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Harris, Chris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arris, Dwayne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Harris, Marcus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arrison, Brandon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arrison, Jerome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artley, Garrett</text:p>
          </table:table-cell>
          <table:table-cell office:value-type="string">
            <text:p>K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Hartsock, Ben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Harvin, Percy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Hastings, Joe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Hatcher, Jason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Hauschka, Steven</text:p>
          </table:table-cell>
          <table:table-cell office:value-type="string">
            <text:p>K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Havili, Stanley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awk, A.J.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Hawley, Joe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Hawthorne, David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Hayden, Kelvin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Haye, Jovan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Hayes, Geno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Haynesworth, Albert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Hayward, Adam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Heap, Todd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Heller, Will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elu, Roy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Henderson, Devery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Henderson, E.J.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Henderson, Erin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Henderson, John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Hendricks, Dwayne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Henery, Alex</text:p>
          </table:table-cell>
          <table:table-cell office:value-type="string">
            <text:p>K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enry, Ricky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Herremans, Todd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errera, Anthony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Herring, Will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Herzlich, Mark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Hester, Devin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Higgins, Mike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Hightower, Tim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Hill, Leroy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Hill, Sammie Lee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ill, Shaun</text:p>
          </table:table-cell>
          <table:table-cell office:value-type="string">
            <text:p>Q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illiard, Corey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ixon, Domenik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Hoese, Jo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Hogan, Brandon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Hogue, Doug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olcomb, Curtis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Holland, Devin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Holland, Montrae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Holley, Jesse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Holliday, Vonnie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Holmes, Andre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Homan, Ross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Hood, Roderick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Hoomanawanui, Michael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Hopkins, Chris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Horn, Levi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House, Davon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Housler, Rob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Houston, Chris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ughes, Brandon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ughes, Kevin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Hughes, Robert</text:p>
          </table:table-cell>
          <table:table-cell office:value-type="string">
            <text:p>R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Hull, Josh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Humber, Ramon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Humphrey, Tory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Hunt, Phillip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unter, Jeremiha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Hunter, Kendall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Hurt, Maurice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Hutchinson, Steve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Hynoski, Henry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Idonije, Israel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Ingersoll, Mike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Ingram, Mark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Iupati, Mike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Ivory, Chris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Jackson, Brian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Jackson, DeSean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Jackson, Deonte'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Jackson, Jamaal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Jackson, Lawrence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Jackson, Rob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Jackson, Steven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Jackson, Tanard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Jackson, Tarvaris</text:p>
          </table:table-cell>
          <table:table-cell office:value-type="string">
            <text:p>Q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Jacobs, Brandon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James, Bradie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James, Robert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Jarrett, Jaiquawn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Jean Francois, Ricky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Jean-Gilles, Max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Jeanpierre, Lemuel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Jeffcoat, Sean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Jefferson, A.J.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Jenkins, Cullen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Jenkins, Jarvis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Jenkins, Malcolm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Jenkins, Michael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Jenkins, Mike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Jennings, Greg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Jennings, M.D.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Jennings, Tim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Jernigan, Jerrel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Jerry, Peria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Johnson, Bruce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Johnson, Calvin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Johnson, Carl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Johnson, Charles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Johnson, Charlie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Johnson, DJ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Johnson, George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Johnson, Herman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Johnson, Jaymar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Johnson, Jeron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Johnson, Josh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Johnson, Marquis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Johnson, Michael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Johnson, Mike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Johnson, Rashad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Johnson, Ronald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Johnson, Stafon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Johnson, Tom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Johnson, Tyrell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Jolly, Kyle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Jones, Brad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Jones, Chad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Jones, Colin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Jones, Felix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Jones, Greg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Jones, James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Jones, Johnny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Jones, Julio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Jones, Reggie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Jones, Sean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Jordan, Akeem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Jordan, Cameron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Joseph, Davin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Joseph, Linval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Jurovich, Kevin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Justice, Winston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Kaepernick, Colin</text:p>
          </table:table-cell>
          <table:table-cell office:value-type="string">
            <text:p>Q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Kafka, Mike</text:p>
          </table:table-cell>
          <table:table-cell office:value-type="string">
            <text:p>Q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Kalil, Ryan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Kasay, John</text:p>
          </table:table-cell>
          <table:table-cell office:value-type="string">
            <text:p>K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Kearse, Frank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Kehl, Bryan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Keiser, Thomas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Keith, Brandon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Kelce, Jason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Kelly, Reggie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Kendricks, Lance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Kennedy, Jimmy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Kerrigan, Ryan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Kilgore, Daniel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King, Caleb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King, Jarriel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King, Jeff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King, Justin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King, Mitch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Kitna, Jon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Kiwanuka, Mathias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Kleinsasser, Jimmy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Knox, Johnny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Kolb, Kevin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Komar, Max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Konz, Jameso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Kooistra, Scott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Kosier, Kyle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Kowalski, Kevin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Kristick, Keaton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Kuhn, Joh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Kunalic, Adi</text:p>
          </table:table-cell>
          <table:table-cell office:value-type="string">
            <text:p>K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LaFell, Brandon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Landri, Derek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Landry, LaRon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Lang, T.J.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Larsen, Ted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Lattimore, Jamari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Lattimore, Keon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Laurinaitis, James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Laws, Trevor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LeVoir, Mark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Lee, James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Lee, Pat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Lee, Sean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Lemon, Orie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Lenon, Paris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Leonard, Josh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Leshoure, Mikel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Letuli, Laupepa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Levine, Anthony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Levingston, Lazarius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Levy, DeAndre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Lewis, Dio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Lewis, Myron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Lewis, Roy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Lichtensteiger, Kory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Lindley, Trevard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Lindsey, Korey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Lissemore, Sean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Lloyd, Brando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Lloyd, Greg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Loadholt, Phil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Lockette, Ricardo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Locklear, Sean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Lofton, Curtis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Logan, Stefan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Long, Chris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Longwell, Ryan</text:p>
          </table:table-cell>
          <table:table-cell office:value-type="string">
            <text:p>K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Lorig, Erik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Louis, Lance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Love, DeMarcus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Lumpkin, Kregg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Lumpkin, Ricky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Lutui, Deuce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Lynch, Corey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Lynch, Marshaw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ace, Keenan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Mack, Elbert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Maclin, Jeremy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Madu, Mossis</text:p>
          </table:table-cell>
          <table:table-cell office:value-type="string">
            <text:p>R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Manning, Eli</text:p>
          </table:table-cell>
          <table:table-cell office:value-type="string">
            <text:p>Q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Manningham, Mario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Maragos, Chris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are, Olindo</text:p>
          </table:table-cell>
          <table:table-cell office:value-type="string">
            <text:p>K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Marsh, Curtis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Marshall, Richard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Martin, Derrick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Martin, Sherrod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Mathis, Evan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Matthews, Casey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Matthews, Clay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Matthews, Cliff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Matthews, John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Mattison, Bryan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Maxwell, Byron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cBride, Turk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McCargo, John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McClain, Terrell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McClendon, Jacques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McClure, Todd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McCown, Josh</text:p>
          </table:table-cell>
          <table:table-cell office:value-type="string">
            <text:p>Q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McCoy, Anthony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cCoy, Gerald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McCoy, LeSea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McCoy, Matt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cCray, Danny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McDonald, Brandon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McDonald, Clinton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cDonald, Ray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McGee, Stephen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McIlwain, Kamaal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McIntosh, Rocky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McKee, Ryan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McKenzie, Kareem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McKenzie, Tyrone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McNeill, Mike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McQuistan, Pat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McQuistan, Paul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eachem, Robert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Mebane, Brandon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eier, Kerry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Melton, Henry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Meriweather, Brandon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Mikell, Quintin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Miller, Brit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Miller, Bruce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Miller, Jordan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Miller, Nick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Miller, Roy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Miller, Zach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offitt, Ben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Moffitt, John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ontgomery, Will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Moore, D.J.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Moore, Joshua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Moore, Lance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Moore, William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Morgan, Joe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Morgan, Josh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Morgan, Michael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organ, Mike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orrah, Camero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orris, Maurice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Morris, Sammy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Moss, Santana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Moten, Adrian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Moturi, Jeff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Mughelli, Ovie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Munnerlyn, Captain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Murphy, Jerome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Murray, DeMarco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Myers, Rob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Myles, Lamar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Naanee, Legedu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Nagy, Bill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Nalbone, John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Neal, Mike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Neblett, Andre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Neild, Chris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Nelms, Cory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Nelson, Jonathan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Nelson, Jordy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Nelson, Tom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Ness, Nate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Newhouse, Marshall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Newman, Terence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Newton, Cam</text:p>
          </table:table-cell>
          <table:table-cell office:value-type="string">
            <text:p>Q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Nicholas, Stephen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Nicks, Carl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Nicks, Hakeem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Nixon, David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Norris, Moran</text:p>
          </table:table-cell>
          <table:table-cell office:value-type="string">
            <text:p>R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Norris, Slade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Norwood, Eric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Norwood, Jerious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Nwagbuo, Ogemdi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Obomanu, Ben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Oghobaase, Vince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Ogletree, Kevin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Okam, Frank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Okoye, Amobi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Okung, Russell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Olsen, Eric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Olsen, Greg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Omiyale, Frank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Onatolu, Kenny</text:p>
          </table:table-cell>
          <table:table-cell office:value-type="string">
            <text:p>L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Orakpo, Brian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Osborne, Brent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Otah, Jeff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Overbay, Nathan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Owens, Chris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Paea, Stephen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Page, Jarrad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Palmer, Ashlee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Palmer, Michael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Parker, Juqua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Parker, Martin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Parker, Preston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Parker, Ron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Parnell, Jermey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Pascoe, Bear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Patrick, Ben</text:p>
          </table:table-cell>
          <table:table-cell office:value-type="string">
            <text:p>TE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Patrick, Johnny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Patterson, Mike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Paul, Niles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Paulsen, Logan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Paysinger, Spencer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Peelle, Justin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Pemberton, Cole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Penn, Donald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Peppers, Julius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Peprah, Charlie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Perrilloux, Ryan</text:p>
          </table:table-cell>
          <table:table-cell office:value-type="string">
            <text:p>Q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Person, Mike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Peterman, Eric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Peterman, Stephen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Peters, Corey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Peters, Jason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Peterson, Adrian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Peterson, Mike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Peterson, Patrick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Petrus, Mitch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Pettigrew, Brandon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Pettis, Austi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Phillips, Jason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Phillips, John</text:p>
          </table:table-cell>
          <table:table-cell office:value-type="string">
            <text:p>TE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Phillips, Kenny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Pianalto, Zack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Pickett, Ryan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Pierre-Paul, Jason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Pilares, Kealoha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Pinkard, Josh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Polumbus, Tyler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Ponder, Christian</text:p>
          </table:table-cell>
          <table:table-cell office:value-type="string">
            <text:p>Q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Poppinga, Brady</text:p>
          </table:table-cell>
          <table:table-cell office:value-type="string">
            <text:p>L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Poppinga, Kelly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Porter, Joey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Porter, Quinn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Porter, Tracy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Portis, Josh</text:p>
          </table:table-cell>
          <table:table-cell office:value-type="string">
            <text:p>Q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Powell, Carlton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Powell, William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Pressley, DeMario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Price, Brian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Pugh, Jordan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Quarless, Andrew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Quinn, Richard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Quinn, Robert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Rachal, Chilo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Rachal, Chilo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Radway, Raymond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Raiola, Dominic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Raji, B.J.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Ratliff, Brett</text:p>
          </table:table-cell>
          <table:table-cell office:value-type="string">
            <text:p>Q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Ratliff, Jay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Raymond, Mistral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Redman, Chris</text:p>
          </table:table-cell>
          <table:table-cell office:value-type="string">
            <text:p>Q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Reed, D'Aundre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Reed, Nick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Reisner, Allen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Reuland, Konrad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Reynolds, Chase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Reynolds, Dallas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Reynolds, Garrett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Rhodes, Kerry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Rice, Sidney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Riley, Chris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Riley, Marcus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Riley, Perry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Roach, Nick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Robbins, Fred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Roberts, Andre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Robinson, Aldrick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Robinson, Dunta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Robinson, Laurent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Robinson, Michael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Robinson, Patrick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Robison, Brian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Roby, Courtney</text:p>
          </table:table-cell>
          <table:table-cell office:value-type="string">
            <text:p>WR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Rodgers, Aaron</text:p>
          </table:table-cell>
          <table:table-cell office:value-type="string">
            <text:p>Q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Rodgers, Jacquizz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Rodgers-Cromartie, Dominique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Rogers, Carlos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Rogers, Shaun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Rolle, Antrel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Rolle, Brian</text:p>
          </table:table-cell>
          <table:table-cell office:value-type="string">
            <text:p>L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Romberg, Brett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Romeus, Greg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Romo, Tony</text:p>
          </table:table-cell>
          <table:table-cell office:value-type="string">
            <text:p>Q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Rosenfels, Sage</text:p>
          </table:table-cell>
          <table:table-cell office:value-type="string">
            <text:p>Q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Ross, Aaron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Ross, Brandian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Ross, Draylen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Rossum, Allen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Royster, Evan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Rudolph, Kyle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Ryan, Matt</text:p>
          </table:table-cell>
          <table:table-cell office:value-type="string">
            <text:p>Q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Ryan, Titus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Saffold, Rodger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Saine, Brandon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Salas, Greg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Sampson, DeMarco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Samuel, Asante</text:p>
          </table:table-cell>
          <table:table-cell office:value-type="string">
            <text:p>D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Sanders, James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Sanford, Jamarca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antucci, Dan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anzenbacher, Dane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app, Benny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ash, Tyler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Scandrick, Orlando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Scheffler, Tony</text:p>
          </table:table-cell>
          <table:table-cell office:value-type="string">
            <text:p>TE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chillinger, Shann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Schmitt, Owen</text:p>
          </table:table-cell>
          <table:table-cell office:value-type="string">
            <text:p>R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Schmitt, Tyler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Schofield, O'Brien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Schwartz, Geoff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cott, Da'Rel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Scott, Darell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Scott, Darrion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Sellers, Mike</text:p>
          </table:table-cell>
          <table:table-cell office:value-type="string">
            <text:p>TE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Sendejo, Andrew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endlein, Lyle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Senn, Jordan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ensabaugh, Gerald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Shanle, Scott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Sheets, Kory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herels, Marcus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herman, Anthony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Sherman, Richard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Sherrod, Derek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Shiancoe, Visanthe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hields, Sam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Shirley, Jason</text:p>
          </table:table-cell>
          <table:table-cell office:value-type="string">
            <text:p>D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hoate, Jeff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hockey, Jeremy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hotwell, Kyle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Shuler, Mickey</text:p>
          </table:table-cell>
          <table:table-cell office:value-type="string">
            <text:p>TE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idbury, Lawrence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Silva, Mana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Silva, Ricardo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immons, Monte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Sims, Eugene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Sims, Rob</text:p>
          </table:table-cell>
          <table:table-cell office:value-type="string">
            <text:p>O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intim, Clint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Sitton, Josh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Skelton, John</text:p>
          </table:table-cell>
          <table:table-cell office:value-type="string">
            <text:p>Q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Skelton, Steve</text:p>
          </table:table-cell>
          <table:table-cell office:value-type="string">
            <text:p>TE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Small, Ray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Smith, Aldon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Smith, Alex</text:p>
          </table:table-cell>
          <table:table-cell office:value-type="string">
            <text:p>Q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Smith, Alfonso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Smith, Alphonso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mith, Andre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mith, Antone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Smith, Chris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Smith, D.J.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Smith, Greg</text:p>
          </table:table-cell>
          <table:table-cell office:value-type="string">
            <text:p>TE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mith, Jason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Smith, Justin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Smith, Kevin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mith, Malcolm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Smith, Reggie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Smith, Steve</text:p>
          </table:table-cell>
          <table:table-cell office:value-type="string">
            <text:p>WR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mith, Steve</text:p>
          </table:table-cell>
          <table:table-cell office:value-type="string">
            <text:p>WR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Smith, Tyron</text:p>
          </table:table-cell>
          <table:table-cell office:value-type="string">
            <text:p>O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Smith, Willie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Smith, Will</text:p>
          </table:table-cell>
          <table:table-cell office:value-type="string">
            <text:p>D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Smithson, Shaky</text:p>
          </table:table-cell>
          <table:table-cell office:value-type="string">
            <text:p>WR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Snee, Chris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Snelling, Jason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Snyder, Adam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So'oto, Vic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Sopoaga, Isaac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Spach, Stephen</text:p>
          </table:table-cell>
          <table:table-cell office:value-type="string">
            <text:p>TE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Spaeth, Matt</text:p>
          </table:table-cell>
          <table:table-cell office:value-type="string">
            <text:p>TE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pears, Marcus</text:p>
          </table:table-cell>
          <table:table-cell office:value-type="string">
            <text:p>DL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Spencer, Anthony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Spencer, Chris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pencer, Shawntae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Spievey, Amari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pillman, C.J.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Sproles, Darren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Spurlock, Micheal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Stafford, Matthew</text:p>
          </table:table-cell>
          <table:table-cell office:value-type="string">
            <text:p>Q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taley, Joe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Stallworth, Donte'</text:p>
          </table:table-cell>
          <table:table-cell office:value-type="string">
            <text:p>WR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Stanback, Isaiah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Stanford, R.J.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tanton, Drew</text:p>
          </table:table-cell>
          <table:table-cell office:value-type="string">
            <text:p>Q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tarks, James</text:p>
          </table:table-cell>
          <table:table-cell office:value-type="string">
            <text:p>R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Steltz, Craig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tephens, Reggie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tephens-Howling, LaRod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Stewart, Darian</text:p>
          </table:table-cell>
          <table:table-cell office:value-type="string">
            <text:p>D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Stewart, Jonathan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tocker, Luke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Stovall, Maurice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trief, Zach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Stroughter, Sammie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Stuckey, Chansi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Sturdivant, Quan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Suh, Ndamukong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ullivan, John</text:p>
          </table:table-cell>
          <table:table-cell office:value-type="string">
            <text:p>O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vitek, Will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Swain, Brett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Talib, Aqib</text:p>
          </table:table-cell>
          <table:table-cell office:value-type="string">
            <text:p>D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Talley, Ronald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Tanner, Phillip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Tapp, Darryl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Tate, Golden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Taua, Vai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Taylor, Chester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Taylor, Chris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Taylor, Herb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Taylor, Kerry</text:p>
          </table:table-cell>
          <table:table-cell office:value-type="string">
            <text:p>WR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Taylor, Ryan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Taylor, Zane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Te'o-Nesheim, Daniel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Tennant, Matt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Thomas, Arthur</text:p>
          </table:table-cell>
          <table:table-cell office:value-type="string">
            <text:p>D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Thomas, David</text:p>
          </table:table-cell>
          <table:table-cell office:value-type="string">
            <text:p>TE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Thomas, Devin</text:p>
          </table:table-cell>
          <table:table-cell office:value-type="string">
            <text:p>WR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Thomas, Earl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Thomas, J.T.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Thomas, Josh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Thomas, Josh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Thomas, Pierre</text:p>
          </table:table-cell>
          <table:table-cell office:value-type="string">
            <text:p>R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Thomas, Terrell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Thompson, Brandyn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Thornton, Cedric</text:p>
          </table:table-cell>
          <table:table-cell office:value-type="string">
            <text:p>D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Thorson, Brad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Thurmond, Walter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Tillman, Charles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Todman, Jordan</text:p>
          </table:table-cell>
          <table:table-cell office:value-type="string">
            <text:p>R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Toeaina, Matt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Toler, Greg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Toliver, Terrence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Tollefson, Dave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Tolzien, Scott</text:p>
          </table:table-cell>
          <table:table-cell office:value-type="string">
            <text:p>Q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Torrence, Leigh</text:p>
          </table:table-cell>
          <table:table-cell office:value-type="string">
            <text:p>D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Tow-Arnett, Nick</text:p>
          </table:table-cell>
          <table:table-cell office:value-type="string">
            <text:p>TE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Tracy, Adrian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Trahan, Patrick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Trattou, Justin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Trautwein, Phil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Trueblood, Jeremy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Trufant, Marcus</text:p>
          </table:table-cell>
          <table:table-cell office:value-type="string">
            <text:p>D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Tuck, Justin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Tuimaunei, Suaesi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Tukuafu, Will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Tulloch, Stephen</text:p>
          </table:table-cell>
          <table:table-cell office:value-type="string">
            <text:p>L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Tupou, Fenuki</text:p>
          </table:table-cell>
          <table:table-cell office:value-type="string">
            <text:p>OL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Turner, Barry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Turner, Michael</text:p>
          </table:table-cell>
          <table:table-cell office:value-type="string">
            <text:p>R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Tynes, Lawrence</text:p>
          </table:table-cell>
          <table:table-cell office:value-type="string">
            <text:p>K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Ugoh, Tony</text:p>
          </table:table-cell>
          <table:table-cell office:value-type="string">
            <text:p>O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Umenyiora, Osi</text:p>
          </table:table-cell>
          <table:table-cell office:value-type="string">
            <text:p>DL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Unger, Max</text:p>
          </table:table-cell>
          <table:table-cell office:value-type="string">
            <text:p>O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Urlacher, Brian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Valdez, Jose</text:p>
          </table:table-cell>
          <table:table-cell office:value-type="string">
            <text:p>O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Vanden Bosch, Kyle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Vandervelde, Julian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Vaughan, Josh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Vaughn, Chip</text:p>
          </table:table-cell>
          <table:table-cell office:value-type="string">
            <text:p>D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Venable, Winston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Vick, Michael</text:p>
          </table:table-cell>
          <table:table-cell office:value-type="string">
            <text:p>Q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Vilma, Jonathan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Vobora, David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Walden, Erik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Walker, Delanie</text:p>
          </table:table-cell>
          <table:table-cell office:value-type="string">
            <text:p>TE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Walker, Frank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Walker, Reggie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Walker, Sean</text:p>
          </table:table-cell>
          <table:table-cell office:value-type="string">
            <text:p>WR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Walker, Vance</text:p>
          </table:table-cell>
          <table:table-cell office:value-type="string">
            <text:p>DL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Wallace, Cody</text:p>
          </table:table-cell>
          <table:table-cell office:value-type="string">
            <text:p>O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Walls, Darrin</text:p>
          </table:table-cell>
          <table:table-cell office:value-type="string">
            <text:p>D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Walters, Anthony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Ware, D.J.</text:p>
          </table:table-cell>
          <table:table-cell office:value-type="string">
            <text:p>R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Ware, DeMarcus</text:p>
          </table:table-cell>
          <table:table-cell office:value-type="string">
            <text:p>L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Washington, Chauncey</text:p>
          </table:table-cell>
          <table:table-cell office:value-type="string">
            <text:p>R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Washington, Daryl</text:p>
          </table:table-cell>
          <table:table-cell office:value-type="string">
            <text:p>L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Washington, Leon</text:p>
          </table:table-cell>
          <table:table-cell office:value-type="string">
            <text:p>R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Watkins, Danny</text:p>
          </table:table-cell>
          <table:table-cell office:value-type="string">
            <text:p>OL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Watson, Dekoda</text:p>
          </table:table-cell>
          <table:table-cell office:value-type="string">
            <text:p>L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Weatherspoon, Sean</text:p>
          </table:table-cell>
          <table:table-cell office:value-type="string">
            <text:p>L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Weaver, Ross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Webb, J'Marcus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Webb, Joe</text:p>
          </table:table-cell>
          <table:table-cell office:value-type="string">
            <text:p>Q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Webber, Raymond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Webster, Corey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Weems, Eric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Welch, Thomas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Wells, Beanie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Wells, Scott</text:p>
          </table:table-cell>
          <table:table-cell office:value-type="string">
            <text:p>O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Wendling, John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Westbrook, Byron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Wharton, Travelle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White, Markus</text:p>
          </table:table-cell>
          <table:table-cell office:value-type="string">
            <text:p>L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White, Roddy</text:p>
          </table:table-cell>
          <table:table-cell office:value-type="string">
            <text:p>WR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Whitehurst, Charlie</text:p>
          </table:table-cell>
          <table:table-cell office:value-type="string">
            <text:p>Q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Whitner, Donte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Wilhoite, Michael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Wilkerson, Jimmy</text:p>
          </table:table-cell>
          <table:table-cell office:value-type="string">
            <text:p>DL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Williams, Brandon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Williams, Cadillac</text:p>
          </table:table-cell>
          <table:table-cell office:value-type="string">
            <text:p>R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Williams, Chris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Williams, Corey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Williams, D.J.</text:p>
          </table:table-cell>
          <table:table-cell office:value-type="string">
            <text:p>TE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Williams, Dan</text:p>
          </table:table-cell>
          <table:table-cell office:value-type="string">
            <text:p>D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Williams, DeAngelo</text:p>
          </table:table-cell>
          <table:table-cell office:value-type="string">
            <text:p>R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Williams, Edwin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Williams, Garry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Williams, Ian</text:p>
          </table:table-cell>
          <table:table-cell office:value-type="string">
            <text:p>DL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Williams, Jabara</text:p>
          </table:table-cell>
          <table:table-cell office:value-type="string">
            <text:p>L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Williams, Jacquian</text:p>
          </table:table-cell>
          <table:table-cell office:value-type="string">
            <text:p>L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Williams, Jason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Williams, Keiland</text:p>
          </table:table-cell>
          <table:table-cell office:value-type="string">
            <text:p>R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Williams, Kevin</text:p>
          </table:table-cell>
          <table:table-cell office:value-type="string">
            <text:p>DL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Williams, Kyle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Williams, Madieu</text:p>
          </table:table-cell>
          <table:table-cell office:value-type="string">
            <text:p>D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Williams, Mike</text:p>
          </table:table-cell>
          <table:table-cell office:value-type="string">
            <text:p>WR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Williams, Mike</text:p>
          </table:table-cell>
          <table:table-cell office:value-type="string">
            <text:p>WR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Williams, Roy</text:p>
          </table:table-cell>
          <table:table-cell office:value-type="string">
            <text:p>WR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Williams, Ryan</text:p>
          </table:table-cell>
          <table:table-cell office:value-type="string">
            <text:p>R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Williams, Seth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Williams, Stephen</text:p>
          </table:table-cell>
          <table:table-cell office:value-type="string">
            <text:p>WR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Williams, Teddy</text:p>
          </table:table-cell>
          <table:table-cell office:value-type="string">
            <text:p>WR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Williams, Thomas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Williams, Tramon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Williams, Trent</text:p>
          </table:table-cell>
          <table:table-cell office:value-type="string">
            <text:p>O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Williams, Zack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Willis, Patrick</text:p>
          </table:table-cell>
          <table:table-cell office:value-type="string">
            <text:p>L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Wilson, Adrian</text:p>
          </table:table-cell>
          <table:table-cell office:value-type="string">
            <text:p>D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Wilson, C.J.</text:p>
          </table:table-cell>
          <table:table-cell office:value-type="string">
            <text:p>DB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Wilson, C.J.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Wilson, E.J.</text:p>
          </table:table-cell>
          <table:table-cell office:value-type="string">
            <text:p>D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Wilson, John Parker</text:p>
          </table:table-cell>
          <table:table-cell office:value-type="string">
            <text:p>Q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Wilson, Josh</text:p>
          </table:table-cell>
          <table:table-cell office:value-type="string">
            <text:p>D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Wilson, Kion</text:p>
          </table:table-cell>
          <table:table-cell office:value-type="string">
            <text:p>LB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Wilson, Martez</text:p>
          </table:table-cell>
          <table:table-cell office:value-type="string">
            <text:p>LB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Winfield, Antoine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Winslow, Kellen</text:p>
          </table:table-cell>
          <table:table-cell office:value-type="string">
            <text:p>TE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Winterswyk, Ryan</text:p>
          </table:table-cell>
          <table:table-cell office:value-type="string">
            <text:p>TE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Witherspoon, Brian</text:p>
          </table:table-cell>
          <table:table-cell office:value-type="string">
            <text:p>DB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Witten, Jason</text:p>
          </table:table-cell>
          <table:table-cell office:value-type="string">
            <text:p>TE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Womack, Floyd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Woodson, Charles</text:p>
          </table:table-cell>
          <table:table-cell office:value-type="string">
            <text:p>D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Wootton, Corey</text:p>
          </table:table-cell>
          <table:table-cell office:value-type="string">
            <text:p>D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Worthington, Doug</text:p>
          </table:table-cell>
          <table:table-cell office:value-type="string">
            <text:p>DL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Wragge, Tony</text:p>
          </table:table-cell>
          <table:table-cell office:value-type="string">
            <text:p>OL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Wright, DeAndre</text:p>
          </table:table-cell>
          <table:table-cell office:value-type="string">
            <text:p>D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Wright, Eric</text:p>
          </table:table-cell>
          <table:table-cell office:value-type="string">
            <text:p>D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Wright, K.J.</text:p>
          </table:table-cell>
          <table:table-cell office:value-type="string">
            <text:p>L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Wright, Major</text:p>
          </table:table-cell>
          <table:table-cell office:value-type="string">
            <text:p>DB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Wright, Rodney</text:p>
          </table:table-cell>
          <table:table-cell office:value-type="string">
            <text:p>WR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Wrotto, Mansfield</text:p>
          </table:table-cell>
          <table:table-cell office:value-type="string">
            <text:p>OL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Wynn, Jarius</text:p>
          </table:table-cell>
          <table:table-cell office:value-type="string">
            <text:p>DL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Young, D.J.</text:p>
          </table:table-cell>
          <table:table-cell office:value-type="string">
            <text:p>OL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Young, Darrel</text:p>
          </table:table-cell>
          <table:table-cell office:value-type="string">
            <text:p>R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Young, Titus</text:p>
          </table:table-cell>
          <table:table-cell office:value-type="string">
            <text:p>WR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Young, Vince</text:p>
          </table:table-cell>
          <table:table-cell office:value-type="string">
            <text:p>Q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Young, Willie</text:p>
          </table:table-cell>
          <table:table-cell office:value-type="string">
            <text:p>DL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Ziemba, Lee</text:p>
          </table:table-cell>
          <table:table-cell office:value-type="string">
            <text:p>OL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Zombo, Frank</text:p>
          </table:table-cell>
          <table:table-cell office:value-type="string">
            <text:p>LB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Zuttah, Jeremy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Zuttah, Jeremy</text:p>
          </table:table-cell>
          <table:table-cell office:value-type="string">
            <text:p>OL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Cardinals, Arizona</text:p>
          </table:table-cell>
          <table:table-cell office:value-type="string">
            <text:p>DEF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2">
          <table:table-cell office:value-type="string">
            <text:p>Falcons, Atlanta</text:p>
          </table:table-cell>
          <table:table-cell office:value-type="string">
            <text:p>DE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Ravens, Baltimore</text:p>
          </table:table-cell>
          <table:table-cell office:value-type="string">
            <text:p>DEF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2">
          <table:table-cell office:value-type="string">
            <text:p>Bills, Buffalo</text:p>
          </table:table-cell>
          <table:table-cell office:value-type="string">
            <text:p>DEF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Panthers, Carolina</text:p>
          </table:table-cell>
          <table:table-cell office:value-type="string">
            <text:p>DEF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ears, Chicago</text:p>
          </table:table-cell>
          <table:table-cell office:value-type="string">
            <text:p>DEF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engals, Cincinnati</text:p>
          </table:table-cell>
          <table:table-cell office:value-type="string">
            <text:p>DEF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2">
          <table:table-cell office:value-type="string">
            <text:p>Browns, Cleveland</text:p>
          </table:table-cell>
          <table:table-cell office:value-type="string">
            <text:p>DE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Cowboys, Dallas</text:p>
          </table:table-cell>
          <table:table-cell office:value-type="string">
            <text:p>DEF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roncos, Denver</text:p>
          </table:table-cell>
          <table:table-cell office:value-type="string">
            <text:p>DEF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Lions, Detroit</text:p>
          </table:table-cell>
          <table:table-cell office:value-type="string">
            <text:p>DE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Packers, Green Bay</text:p>
          </table:table-cell>
          <table:table-cell office:value-type="string">
            <text:p>DEF</text:p>
          </table:table-cell>
          <table:table-cell office:value-type="string">
            <text:p>GNB</text:p>
          </table:table-cell>
          <table:table-cell table:number-columns-repeated="1021"/>
        </table:table-row>
        <table:table-row table:style-name="ro2">
          <table:table-cell office:value-type="string">
            <text:p>Texans, Houston</text:p>
          </table:table-cell>
          <table:table-cell office:value-type="string">
            <text:p>DE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Colts, Indianapolis</text:p>
          </table:table-cell>
          <table:table-cell office:value-type="string">
            <text:p>DEF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Jaguars, Jacksonville</text:p>
          </table:table-cell>
          <table:table-cell office:value-type="string">
            <text:p>DEF</text:p>
          </table:table-cell>
          <table:table-cell office:value-type="string">
            <text:p>JAC</text:p>
          </table:table-cell>
          <table:table-cell table:number-columns-repeated="1021"/>
        </table:table-row>
        <table:table-row table:style-name="ro2">
          <table:table-cell office:value-type="string">
            <text:p>Chiefs, Kansas City</text:p>
          </table:table-cell>
          <table:table-cell office:value-type="string">
            <text:p>DEF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2">
          <table:table-cell office:value-type="string">
            <text:p>Dolphins, Miami</text:p>
          </table:table-cell>
          <table:table-cell office:value-type="string">
            <text:p>DE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Vikings, Minnesota</text:p>
          </table:table-cell>
          <table:table-cell office:value-type="string">
            <text:p>DE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Patriots, New England</text:p>
          </table:table-cell>
          <table:table-cell office:value-type="string">
            <text:p>DEF</text:p>
          </table:table-cell>
          <table:table-cell office:value-type="string">
            <text:p>NWE</text:p>
          </table:table-cell>
          <table:table-cell table:number-columns-repeated="1021"/>
        </table:table-row>
        <table:table-row table:style-name="ro2">
          <table:table-cell office:value-type="string">
            <text:p>Saints, New Orleans</text:p>
          </table:table-cell>
          <table:table-cell office:value-type="string">
            <text:p>DEF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Giants, New York</text:p>
          </table:table-cell>
          <table:table-cell office:value-type="string">
            <text:p>DEF</text:p>
          </table:table-cell>
          <table:table-cell office:value-type="string">
            <text:p>NYG</text:p>
          </table:table-cell>
          <table:table-cell table:number-columns-repeated="1021"/>
        </table:table-row>
        <table:table-row table:style-name="ro2">
          <table:table-cell office:value-type="string">
            <text:p>Jets, New York</text:p>
          </table:table-cell>
          <table:table-cell office:value-type="string">
            <text:p>DEF</text:p>
          </table:table-cell>
          <table:table-cell office:value-type="string">
            <text:p>NYJ</text:p>
          </table:table-cell>
          <table:table-cell table:number-columns-repeated="1021"/>
        </table:table-row>
        <table:table-row table:style-name="ro2">
          <table:table-cell office:value-type="string">
            <text:p>Raiders, Oakland</text:p>
          </table:table-cell>
          <table:table-cell office:value-type="string">
            <text:p>DEF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2">
          <table:table-cell office:value-type="string">
            <text:p>Eagles, Philadelphia</text:p>
          </table:table-cell>
          <table:table-cell office:value-type="string">
            <text:p>DE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Steelers, Pittsburgh</text:p>
          </table:table-cell>
          <table:table-cell office:value-type="string">
            <text:p>DEF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Chargers, San Diego</text:p>
          </table:table-cell>
          <table:table-cell office:value-type="string">
            <text:p>DEF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2">
          <table:table-cell office:value-type="string">
            <text:p>49ers, San Francisco</text:p>
          </table:table-cell>
          <table:table-cell office:value-type="string">
            <text:p>DEF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2">
          <table:table-cell office:value-type="string">
            <text:p>Seahawks, Seattle</text:p>
          </table:table-cell>
          <table:table-cell office:value-type="string">
            <text:p>DEF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office:value-type="string">
            <text:p>Rams, St Louis</text:p>
          </table:table-cell>
          <table:table-cell office:value-type="string">
            <text:p>DEF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Buccaneers, Tampa Bay</text:p>
          </table:table-cell>
          <table:table-cell office:value-type="string">
            <text:p>DEF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Titans, Tennessee</text:p>
          </table:table-cell>
          <table:table-cell office:value-type="string">
            <text:p>DEF</text:p>
          </table:table-cell>
          <table:table-cell office:value-type="string">
            <text:p>TEN</text:p>
          </table:table-cell>
          <table:table-cell table:number-columns-repeated="1021"/>
        </table:table-row>
        <table:table-row table:style-name="ro2">
          <table:table-cell office:value-type="string">
            <text:p>Redskins, Washington</text:p>
          </table:table-cell>
          <table:table-cell office:value-type="string">
            <text:p>DEF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 table:number-rows-repeated="60710">
          <table:table-cell table:number-columns-repeated="1024"/>
        </table:table-row>
        <table:table-row table:style-name="ro2" table:visibility="collapse" table:number-rows-repeated="2487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table table:name="MLB_2012" table:style-name="ta1"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Player</text:p>
          </table:table-cell>
          <table:table-cell office:value-type="string">
            <text:p>Position</text:p>
          </table:table-cell>
          <table:table-cell office:value-type="string">
            <text:p>Team</text:p>
          </table:table-cell>
          <table:table-cell table:number-columns-repeated="1021"/>
        </table:table-row>
        <table:table-row table:style-name="ro1">
          <table:table-cell office:value-type="string">
            <text:p>Adams, Matt</text:p>
          </table:table-cell>
          <table:table-cell office:value-type="string">
            <text:p>1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Allen, Brandon</text:p>
          </table:table-cell>
          <table:table-cell office:value-type="string">
            <text:p>1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Alonso, Yonder</text:p>
          </table:table-cell>
          <table:table-cell office:value-type="string">
            <text:p>1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Anderson, Lars</text:p>
          </table:table-cell>
          <table:table-cell office:value-type="string">
            <text:p>1B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Baker, Jeff</text:p>
          </table:table-cell>
          <table:table-cell office:value-type="string">
            <text:p>1B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Barton, Daric</text:p>
          </table:table-cell>
          <table:table-cell office:value-type="string">
            <text:p>1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Bates, Aaron</text:p>
          </table:table-cell>
          <table:table-cell office:value-type="string">
            <text:p>1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Belt, Brandon</text:p>
          </table:table-cell>
          <table:table-cell office:value-type="string">
            <text:p>1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Branyan, Russell</text:p>
          </table:table-cell>
          <table:table-cell office:value-type="string">
            <text:p>1B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Butler, Billy</text:p>
          </table:table-cell>
          <table:table-cell office:value-type="string">
            <text:p>1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Cabrera, Miguel</text:p>
          </table:table-cell>
          <table:table-cell office:value-type="string">
            <text:p>1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Carp, Mike</text:p>
          </table:table-cell>
          <table:table-cell office:value-type="string">
            <text:p>1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Carter, Chris</text:p>
          </table:table-cell>
          <table:table-cell office:value-type="string">
            <text:p>1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Clement, Jeff</text:p>
          </table:table-cell>
          <table:table-cell office:value-type="string">
            <text:p>1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Cooper, David</text:p>
          </table:table-cell>
          <table:table-cell office:value-type="string">
            <text:p>1B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Davis, Chris</text:p>
          </table:table-cell>
          <table:table-cell office:value-type="string">
            <text:p>1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Davis, Ike</text:p>
          </table:table-cell>
          <table:table-cell office:value-type="string">
            <text:p>1B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Doolittle, Sean</text:p>
          </table:table-cell>
          <table:table-cell office:value-type="string">
            <text:p>1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Duda, Lucas</text:p>
          </table:table-cell>
          <table:table-cell office:value-type="string">
            <text:p>1B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Dunn, Adam</text:p>
          </table:table-cell>
          <table:table-cell office:value-type="string">
            <text:p>1B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Eldred, Brad</text:p>
          </table:table-cell>
          <table:table-cell office:value-type="string">
            <text:p>1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Evans, Nick</text:p>
          </table:table-cell>
          <table:table-cell office:value-type="string">
            <text:p>1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Freeman, Freddie</text:p>
          </table:table-cell>
          <table:table-cell office:value-type="string">
            <text:p>1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Gallagher, Jim</text:p>
          </table:table-cell>
          <table:table-cell office:value-type="string">
            <text:p>1B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Giambi, Jason</text:p>
          </table:table-cell>
          <table:table-cell office:value-type="string">
            <text:p>1B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Goldschmidt, Paul</text:p>
          </table:table-cell>
          <table:table-cell office:value-type="string">
            <text:p>1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Gomez, Mauro</text:p>
          </table:table-cell>
          <table:table-cell office:value-type="string">
            <text:p>1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Gonzalez, Adrian</text:p>
          </table:table-cell>
          <table:table-cell office:value-type="string">
            <text:p>1B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Guzman, Jesus</text:p>
          </table:table-cell>
          <table:table-cell office:value-type="string">
            <text:p>1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Hague, Matt</text:p>
          </table:table-cell>
          <table:table-cell office:value-type="string">
            <text:p>1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Hamilton, Mark</text:p>
          </table:table-cell>
          <table:table-cell office:value-type="string">
            <text:p>1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Hawpe, Brad</text:p>
          </table:table-cell>
          <table:table-cell office:value-type="string">
            <text:p>1B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Helton, Todd</text:p>
          </table:table-cell>
          <table:table-cell office:value-type="string">
            <text:p>1B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Hinske, Eric</text:p>
          </table:table-cell>
          <table:table-cell office:value-type="string">
            <text:p>1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Hosmer, Eric</text:p>
          </table:table-cell>
          <table:table-cell office:value-type="string">
            <text:p>1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Howard, Ryan</text:p>
          </table:table-cell>
          <table:table-cell office:value-type="string">
            <text:p>1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Huff, Aubrey</text:p>
          </table:table-cell>
          <table:table-cell office:value-type="string">
            <text:p>1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Ishikawa, Travis</text:p>
          </table:table-cell>
          <table:table-cell office:value-type="string">
            <text:p>1B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Johnson, Dan</text:p>
          </table:table-cell>
          <table:table-cell office:value-type="string">
            <text:p>1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Ka'aihue, Kila</text:p>
          </table:table-cell>
          <table:table-cell office:value-type="string">
            <text:p>1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Kjeldgaard, Brock</text:p>
          </table:table-cell>
          <table:table-cell office:value-type="string">
            <text:p>1B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Konerko, Paul</text:p>
          </table:table-cell>
          <table:table-cell office:value-type="string">
            <text:p>1B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LaPorta, Matt</text:p>
          </table:table-cell>
          <table:table-cell office:value-type="string">
            <text:p>1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LaRoche, Adam</text:p>
          </table:table-cell>
          <table:table-cell office:value-type="string">
            <text:p>1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Lind, Adam</text:p>
          </table:table-cell>
          <table:table-cell office:value-type="string">
            <text:p>1B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Loney, James</text:p>
          </table:table-cell>
          <table:table-cell office:value-type="string">
            <text:p>1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Lutz, Donald</text:p>
          </table:table-cell>
          <table:table-cell office:value-type="string">
            <text:p>1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Mahoney, Joe</text:p>
          </table:table-cell>
          <table:table-cell office:value-type="string">
            <text:p>1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Marrero, Chris</text:p>
          </table:table-cell>
          <table:table-cell office:value-type="string">
            <text:p>1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McDade, Michael</text:p>
          </table:table-cell>
          <table:table-cell office:value-type="string">
            <text:p>1B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Mejia, Ernesto</text:p>
          </table:table-cell>
          <table:table-cell office:value-type="string">
            <text:p>1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Miranda, Juan</text:p>
          </table:table-cell>
          <table:table-cell office:value-type="string">
            <text:p>1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Moore, Tyler</text:p>
          </table:table-cell>
          <table:table-cell office:value-type="string">
            <text:p>1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Morales, Kendrys</text:p>
          </table:table-cell>
          <table:table-cell office:value-type="string">
            <text:p>1B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Moreland, Mitch</text:p>
          </table:table-cell>
          <table:table-cell office:value-type="string">
            <text:p>1B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Morneau, Justin</text:p>
          </table:table-cell>
          <table:table-cell office:value-type="string">
            <text:p>1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Morse, Michael</text:p>
          </table:table-cell>
          <table:table-cell office:value-type="string">
            <text:p>1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Murphy, Daniel</text:p>
          </table:table-cell>
          <table:table-cell office:value-type="string">
            <text:p>1B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Navarro, Efren</text:p>
          </table:table-cell>
          <table:table-cell office:value-type="string">
            <text:p>1B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Nelson, Brad</text:p>
          </table:table-cell>
          <table:table-cell office:value-type="string">
            <text:p>1B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Overbay, Lyle</text:p>
          </table:table-cell>
          <table:table-cell office:value-type="string">
            <text:p>1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Parmelee, Chris</text:p>
          </table:table-cell>
          <table:table-cell office:value-type="string">
            <text:p>1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Pascucci, Valentino</text:p>
          </table:table-cell>
          <table:table-cell office:value-type="string">
            <text:p>1B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Pearce, Steve</text:p>
          </table:table-cell>
          <table:table-cell office:value-type="string">
            <text:p>1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Pill, Brett</text:p>
          </table:table-cell>
          <table:table-cell office:value-type="string">
            <text:p>1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Pujols, Albert</text:p>
          </table:table-cell>
          <table:table-cell office:value-type="string">
            <text:p>1B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Rizzo, Anthony</text:p>
          </table:table-cell>
          <table:table-cell office:value-type="string">
            <text:p>1B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Robinson, Clint</text:p>
          </table:table-cell>
          <table:table-cell office:value-type="string">
            <text:p>1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Rottino, Vinny</text:p>
          </table:table-cell>
          <table:table-cell office:value-type="string">
            <text:p>1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Sanchez, Gaby</text:p>
          </table:table-cell>
          <table:table-cell office:value-type="string">
            <text:p>1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Smoak, Justin</text:p>
          </table:table-cell>
          <table:table-cell office:value-type="string">
            <text:p>1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Snyder, Brandon</text:p>
          </table:table-cell>
          <table:table-cell office:value-type="string">
            <text:p>1B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Strieby, Ryan</text:p>
          </table:table-cell>
          <table:table-cell office:value-type="string">
            <text:p>1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Teixeira, Mark</text:p>
          </table:table-cell>
          <table:table-cell office:value-type="string">
            <text:p>1B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Thome, Jim</text:p>
          </table:table-cell>
          <table:table-cell office:value-type="string">
            <text:p>1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Tracy, Chad</text:p>
          </table:table-cell>
          <table:table-cell office:value-type="string">
            <text:p>1B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Tracy, Chad</text:p>
          </table:table-cell>
          <table:table-cell office:value-type="string">
            <text:p>1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Trumbo, Mark</text:p>
          </table:table-cell>
          <table:table-cell office:value-type="string">
            <text:p>1B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Villalona, Angel</text:p>
          </table:table-cell>
          <table:table-cell office:value-type="string">
            <text:p>1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Votto, Joey</text:p>
          </table:table-cell>
          <table:table-cell office:value-type="string">
            <text:p>1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Wallace, Brett</text:p>
          </table:table-cell>
          <table:table-cell office:value-type="string">
            <text:p>1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Wallach, Matt</text:p>
          </table:table-cell>
          <table:table-cell office:value-type="string">
            <text:p>1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Ackley, Dustin</text:p>
          </table:table-cell>
          <table:table-cell office:value-type="string">
            <text:p>2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Adams, David</text:p>
          </table:table-cell>
          <table:table-cell office:value-type="string">
            <text:p>2B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Adams, Ryan</text:p>
          </table:table-cell>
          <table:table-cell office:value-type="string">
            <text:p>2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Altuve, Jose</text:p>
          </table:table-cell>
          <table:table-cell office:value-type="string">
            <text:p>2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Amarista, Alexi</text:p>
          </table:table-cell>
          <table:table-cell office:value-type="string">
            <text:p>2B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Antonelli, Matt</text:p>
          </table:table-cell>
          <table:table-cell office:value-type="string">
            <text:p>2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Aviles, Mike</text:p>
          </table:table-cell>
          <table:table-cell office:value-type="string">
            <text:p>2B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Barney, Darwin</text:p>
          </table:table-cell>
          <table:table-cell office:value-type="string">
            <text:p>2B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Beckham, Gordon</text:p>
          </table:table-cell>
          <table:table-cell office:value-type="string">
            <text:p>2B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Blanco, Andres</text:p>
          </table:table-cell>
          <table:table-cell office:value-type="string">
            <text:p>2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Burriss, Emmanuel</text:p>
          </table:table-cell>
          <table:table-cell office:value-type="string">
            <text:p>2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Cano, Robinson</text:p>
          </table:table-cell>
          <table:table-cell office:value-type="string">
            <text:p>2B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Casilla, Alexi</text:p>
          </table:table-cell>
          <table:table-cell office:value-type="string">
            <text:p>2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Castellanos, Alex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Chang, Ray</text:p>
          </table:table-cell>
          <table:table-cell office:value-type="string">
            <text:p>2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Conrad, Brooks</text:p>
          </table:table-cell>
          <table:table-cell office:value-type="string">
            <text:p>2B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Corona, Reegie</text:p>
          </table:table-cell>
          <table:table-cell office:value-type="string">
            <text:p>2B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Crabbe, Callix</text:p>
          </table:table-cell>
          <table:table-cell office:value-type="string">
            <text:p>2B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Culberson, Charlie</text:p>
          </table:table-cell>
          <table:table-cell office:value-type="string">
            <text:p>2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De Jesus, Ivan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DeWitt, Blake</text:p>
          </table:table-cell>
          <table:table-cell office:value-type="string">
            <text:p>2B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Denker, Travis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Descalso, Daniel</text:p>
          </table:table-cell>
          <table:table-cell office:value-type="string">
            <text:p>2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Diaz, Argenis</text:p>
          </table:table-cell>
          <table:table-cell office:value-type="string">
            <text:p>2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Downs, Matt</text:p>
          </table:table-cell>
          <table:table-cell office:value-type="string">
            <text:p>2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Ellis, Mark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Espinosa, Danny</text:p>
          </table:table-cell>
          <table:table-cell office:value-type="string">
            <text:p>2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Farris, Eric</text:p>
          </table:table-cell>
          <table:table-cell office:value-type="string">
            <text:p>2B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Flaherty, Ryan</text:p>
          </table:table-cell>
          <table:table-cell office:value-type="string">
            <text:p>2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Fontenot, Mike</text:p>
          </table:table-cell>
          <table:table-cell office:value-type="string">
            <text:p>2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Frandsen, Kevin</text:p>
          </table:table-cell>
          <table:table-cell office:value-type="string">
            <text:p>2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Garcia, Harold</text:p>
          </table:table-cell>
          <table:table-cell office:value-type="string">
            <text:p>2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German, Esteban</text:p>
          </table:table-cell>
          <table:table-cell office:value-type="string">
            <text:p>2B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Getz, Chris</text:p>
          </table:table-cell>
          <table:table-cell office:value-type="string">
            <text:p>2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Giavotella, Johnny</text:p>
          </table:table-cell>
          <table:table-cell office:value-type="string">
            <text:p>2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Gonzalez, Alberto</text:p>
          </table:table-cell>
          <table:table-cell office:value-type="string">
            <text:p>2B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Gonzalez, Edgar</text:p>
          </table:table-cell>
          <table:table-cell office:value-type="string">
            <text:p>2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Greene, Tyler</text:p>
          </table:table-cell>
          <table:table-cell office:value-type="string">
            <text:p>2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Hairston, Jerry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Harris, Brendan</text:p>
          </table:table-cell>
          <table:table-cell office:value-type="string">
            <text:p>2B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Havens, Reese</text:p>
          </table:table-cell>
          <table:table-cell office:value-type="string">
            <text:p>2B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Hernandez, Anderson</text:p>
          </table:table-cell>
          <table:table-cell office:value-type="string">
            <text:p>2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Herrera, Jonathan</text:p>
          </table:table-cell>
          <table:table-cell office:value-type="string">
            <text:p>2B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Hill, Aaron</text:p>
          </table:table-cell>
          <table:table-cell office:value-type="string">
            <text:p>2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Hoffpauir, Jarrett</text:p>
          </table:table-cell>
          <table:table-cell office:value-type="string">
            <text:p>2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Hudson, Orlando</text:p>
          </table:table-cell>
          <table:table-cell office:value-type="string">
            <text:p>2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Hughes, Luke</text:p>
          </table:table-cell>
          <table:table-cell office:value-type="string">
            <text:p>2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Infante, Omar</text:p>
          </table:table-cell>
          <table:table-cell office:value-type="string">
            <text:p>2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Izturis, Maicer</text:p>
          </table:table-cell>
          <table:table-cell office:value-type="string">
            <text:p>2B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Jimenez, D'Angelo</text:p>
          </table:table-cell>
          <table:table-cell office:value-type="string">
            <text:p>2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Johnson, Kelly</text:p>
          </table:table-cell>
          <table:table-cell office:value-type="string">
            <text:p>2B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Joseph, Corban</text:p>
          </table:table-cell>
          <table:table-cell office:value-type="string">
            <text:p>2B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Kata, Matt</text:p>
          </table:table-cell>
          <table:table-cell office:value-type="string">
            <text:p>2B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Kendrick, Howard</text:p>
          </table:table-cell>
          <table:table-cell office:value-type="string">
            <text:p>2B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Kennedy, Adam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Keppinger, Jeff</text:p>
          </table:table-cell>
          <table:table-cell office:value-type="string">
            <text:p>2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Kinsler, Ian</text:p>
          </table:table-cell>
          <table:table-cell office:value-type="string">
            <text:p>2B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Kipnis, Jason</text:p>
          </table:table-cell>
          <table:table-cell office:value-type="string">
            <text:p>2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LeMahieu, DJ</text:p>
          </table:table-cell>
          <table:table-cell office:value-type="string">
            <text:p>2B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Lombardozzi, Stephen</text:p>
          </table:table-cell>
          <table:table-cell office:value-type="string">
            <text:p>2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Luna, Hector</text:p>
          </table:table-cell>
          <table:table-cell office:value-type="string">
            <text:p>2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Maysonet, Edwin</text:p>
          </table:table-cell>
          <table:table-cell office:value-type="string">
            <text:p>2B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Moore, Scott</text:p>
          </table:table-cell>
          <table:table-cell office:value-type="string">
            <text:p>2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Nelson, Chris</text:p>
          </table:table-cell>
          <table:table-cell office:value-type="string">
            <text:p>2B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Parrino, Andy</text:p>
          </table:table-cell>
          <table:table-cell office:value-type="string">
            <text:p>2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Patterson, Eric</text:p>
          </table:table-cell>
          <table:table-cell office:value-type="string">
            <text:p>2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Pedroia, Dustin</text:p>
          </table:table-cell>
          <table:table-cell office:value-type="string">
            <text:p>2B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Pedroza, Jaime</text:p>
          </table:table-cell>
          <table:table-cell office:value-type="string">
            <text:p>2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Phelps, Cord</text:p>
          </table:table-cell>
          <table:table-cell office:value-type="string">
            <text:p>2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Phillips, Brandon</text:p>
          </table:table-cell>
          <table:table-cell office:value-type="string">
            <text:p>2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Raburn, Ryan</text:p>
          </table:table-cell>
          <table:table-cell office:value-type="string">
            <text:p>2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Rhymes, Will</text:p>
          </table:table-cell>
          <table:table-cell office:value-type="string">
            <text:p>2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Roberts, Brian</text:p>
          </table:table-cell>
          <table:table-cell office:value-type="string">
            <text:p>2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Roberts, Ryan</text:p>
          </table:table-cell>
          <table:table-cell office:value-type="string">
            <text:p>2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Rodriguez, Henry</text:p>
          </table:table-cell>
          <table:table-cell office:value-type="string">
            <text:p>2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Romero, Nicholas</text:p>
          </table:table-cell>
          <table:table-cell office:value-type="string">
            <text:p>2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Rosales, Adam</text:p>
          </table:table-cell>
          <table:table-cell office:value-type="string">
            <text:p>2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Sanchez, Freddy</text:p>
          </table:table-cell>
          <table:table-cell office:value-type="string">
            <text:p>2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Santiago, Ramon</text:p>
          </table:table-cell>
          <table:table-cell office:value-type="string">
            <text:p>2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Satin, Josh</text:p>
          </table:table-cell>
          <table:table-cell office:value-type="string">
            <text:p>2B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Schumaker, Skip</text:p>
          </table:table-cell>
          <table:table-cell office:value-type="string">
            <text:p>2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Scutaro, Marco</text:p>
          </table:table-cell>
          <table:table-cell office:value-type="string">
            <text:p>2B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Tejada, Ruben</text:p>
          </table:table-cell>
          <table:table-cell office:value-type="string">
            <text:p>2B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Tejeda, Oscar</text:p>
          </table:table-cell>
          <table:table-cell office:value-type="string">
            <text:p>2B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Thurston, Joe</text:p>
          </table:table-cell>
          <table:table-cell office:value-type="string">
            <text:p>2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Tolbert, Matt</text:p>
          </table:table-cell>
          <table:table-cell office:value-type="string">
            <text:p>2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Tolisano, John</text:p>
          </table:table-cell>
          <table:table-cell office:value-type="string">
            <text:p>2B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Turner, Justin</text:p>
          </table:table-cell>
          <table:table-cell office:value-type="string">
            <text:p>2B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Uggla, Dan</text:p>
          </table:table-cell>
          <table:table-cell office:value-type="string">
            <text:p>2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Utley, Chase</text:p>
          </table:table-cell>
          <table:table-cell office:value-type="string">
            <text:p>2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Valaika, Chris</text:p>
          </table:table-cell>
          <table:table-cell office:value-type="string">
            <text:p>2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Valbuena, Luis</text:p>
          </table:table-cell>
          <table:table-cell office:value-type="string">
            <text:p>2B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Valdespin, Jordany</text:p>
          </table:table-cell>
          <table:table-cell office:value-type="string">
            <text:p>2B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Valdez, Jeudy</text:p>
          </table:table-cell>
          <table:table-cell office:value-type="string">
            <text:p>2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Valdez, Wilson</text:p>
          </table:table-cell>
          <table:table-cell office:value-type="string">
            <text:p>2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Walker, Neil</text:p>
          </table:table-cell>
          <table:table-cell office:value-type="string">
            <text:p>2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Weeks, Jemile</text:p>
          </table:table-cell>
          <table:table-cell office:value-type="string">
            <text:p>2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Weeks, Rickie</text:p>
          </table:table-cell>
          <table:table-cell office:value-type="string">
            <text:p>2B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Wong, Kolten</text:p>
          </table:table-cell>
          <table:table-cell office:value-type="string">
            <text:p>2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Young, Delwyn</text:p>
          </table:table-cell>
          <table:table-cell office:value-type="string">
            <text:p>2B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Zobrist, Ben</text:p>
          </table:table-cell>
          <table:table-cell office:value-type="string">
            <text:p>2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Alvarez, Pedro</text:p>
          </table:table-cell>
          <table:table-cell office:value-type="string">
            <text:p>3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Baez, Pedro</text:p>
          </table:table-cell>
          <table:table-cell office:value-type="string">
            <text:p>3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Baisley, Jeff</text:p>
          </table:table-cell>
          <table:table-cell office:value-type="string">
            <text:p>3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Bell, Josh</text:p>
          </table:table-cell>
          <table:table-cell office:value-type="string">
            <text:p>3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Belliard, Ronnie</text:p>
          </table:table-cell>
          <table:table-cell office:value-type="string">
            <text:p>3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Beltre, Adrian</text:p>
          </table:table-cell>
          <table:table-cell office:value-type="string">
            <text:p>3B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Betemit, Wilson</text:p>
          </table:table-cell>
          <table:table-cell office:value-type="string">
            <text:p>3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Blake, Casey</text:p>
          </table:table-cell>
          <table:table-cell office:value-type="string">
            <text:p>3B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Blum, Geoff</text:p>
          </table:table-cell>
          <table:table-cell office:value-type="string">
            <text:p>3B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Burroughs, Sean</text:p>
          </table:table-cell>
          <table:table-cell office:value-type="string">
            <text:p>3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Cairo, Miguel</text:p>
          </table:table-cell>
          <table:table-cell office:value-type="string">
            <text:p>3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Callaspo, Alberto</text:p>
          </table:table-cell>
          <table:table-cell office:value-type="string">
            <text:p>3B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Cantu, Jorge</text:p>
          </table:table-cell>
          <table:table-cell office:value-type="string">
            <text:p>3B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Canzler, Russ</text:p>
          </table:table-cell>
          <table:table-cell office:value-type="string">
            <text:p>3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Carpenter, Matt</text:p>
          </table:table-cell>
          <table:table-cell office:value-type="string">
            <text:p>3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Castellanos, Nick</text:p>
          </table:table-cell>
          <table:table-cell office:value-type="string">
            <text:p>3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Chisenhall, Lonnie</text:p>
          </table:table-cell>
          <table:table-cell office:value-type="string">
            <text:p>3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Cox, Zack</text:p>
          </table:table-cell>
          <table:table-cell office:value-type="string">
            <text:p>3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Darnell, James</text:p>
          </table:table-cell>
          <table:table-cell office:value-type="string">
            <text:p>3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Dobbs, Greg</text:p>
          </table:table-cell>
          <table:table-cell office:value-type="string">
            <text:p>3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Dominguez, Chris</text:p>
          </table:table-cell>
          <table:table-cell office:value-type="string">
            <text:p>3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Dominguez, Matt</text:p>
          </table:table-cell>
          <table:table-cell office:value-type="string">
            <text:p>3B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Evans, Terry</text:p>
          </table:table-cell>
          <table:table-cell office:value-type="string">
            <text:p>3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Figgins, Chone</text:p>
          </table:table-cell>
          <table:table-cell office:value-type="string">
            <text:p>3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Forsythe, Logan</text:p>
          </table:table-cell>
          <table:table-cell office:value-type="string">
            <text:p>3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Francisco, Juan</text:p>
          </table:table-cell>
          <table:table-cell office:value-type="string">
            <text:p>3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Frazier, Todd</text:p>
          </table:table-cell>
          <table:table-cell office:value-type="string">
            <text:p>3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Freese, David</text:p>
          </table:table-cell>
          <table:table-cell office:value-type="string">
            <text:p>3B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Gamel, Mat</text:p>
          </table:table-cell>
          <table:table-cell office:value-type="string">
            <text:p>3B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Gillaspie, Conor</text:p>
          </table:table-cell>
          <table:table-cell office:value-type="string">
            <text:p>3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Green, Taylor</text:p>
          </table:table-cell>
          <table:table-cell office:value-type="string">
            <text:p>3B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Hannahan, Jack</text:p>
          </table:table-cell>
          <table:table-cell office:value-type="string">
            <text:p>3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Harrison, Josh</text:p>
          </table:table-cell>
          <table:table-cell office:value-type="string">
            <text:p>3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Headley, Chase</text:p>
          </table:table-cell>
          <table:table-cell office:value-type="string">
            <text:p>3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Inge, Brandon</text:p>
          </table:table-cell>
          <table:table-cell office:value-type="string">
            <text:p>3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Johnson, Chris</text:p>
          </table:table-cell>
          <table:table-cell office:value-type="string">
            <text:p>3B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Jones, Chipper</text:p>
          </table:table-cell>
          <table:table-cell office:value-type="string">
            <text:p>3B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Kelly, Don</text:p>
          </table:table-cell>
          <table:table-cell office:value-type="string">
            <text:p>3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Kouzmanoff, Kevin</text:p>
          </table:table-cell>
          <table:table-cell office:value-type="string">
            <text:p>3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LaRoche, Andy</text:p>
          </table:table-cell>
          <table:table-cell office:value-type="string">
            <text:p>3B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Laird, Brandon</text:p>
          </table:table-cell>
          <table:table-cell office:value-type="string">
            <text:p>3B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Lawrie, Brett</text:p>
          </table:table-cell>
          <table:table-cell office:value-type="string">
            <text:p>3B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Liddi, Alex</text:p>
          </table:table-cell>
          <table:table-cell office:value-type="string">
            <text:p>3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Longoria, Evan</text:p>
          </table:table-cell>
          <table:table-cell office:value-type="string">
            <text:p>3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Lutz, Zach</text:p>
          </table:table-cell>
          <table:table-cell office:value-type="string">
            <text:p>3B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Mangini, Matt</text:p>
          </table:table-cell>
          <table:table-cell office:value-type="string">
            <text:p>3B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Martinez, Francisco</text:p>
          </table:table-cell>
          <table:table-cell office:value-type="string">
            <text:p>3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Martinez, Michael</text:p>
          </table:table-cell>
          <table:table-cell office:value-type="string">
            <text:p>3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McGehee, Casey</text:p>
          </table:table-cell>
          <table:table-cell office:value-type="string">
            <text:p>3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cPherson, Dallas</text:p>
          </table:table-cell>
          <table:table-cell office:value-type="string">
            <text:p>3B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Middlebrooks, Will</text:p>
          </table:table-cell>
          <table:table-cell office:value-type="string">
            <text:p>3B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Mitchell, Russ</text:p>
          </table:table-cell>
          <table:table-cell office:value-type="string">
            <text:p>3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Morel, Brent</text:p>
          </table:table-cell>
          <table:table-cell office:value-type="string">
            <text:p>3B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Moustakas, Mike</text:p>
          </table:table-cell>
          <table:table-cell office:value-type="string">
            <text:p>3B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Nuzzo, Matthew</text:p>
          </table:table-cell>
          <table:table-cell office:value-type="string">
            <text:p>3B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Olt, Mike</text:p>
          </table:table-cell>
          <table:table-cell office:value-type="string">
            <text:p>3B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Orr, Pete</text:p>
          </table:table-cell>
          <table:table-cell office:value-type="string">
            <text:p>3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Pena, Ramiro</text:p>
          </table:table-cell>
          <table:table-cell office:value-type="string">
            <text:p>3B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Polanco, Placido</text:p>
          </table:table-cell>
          <table:table-cell office:value-type="string">
            <text:p>3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Punto, Nick</text:p>
          </table:table-cell>
          <table:table-cell office:value-type="string">
            <text:p>3B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Ramirez, Aramis</text:p>
          </table:table-cell>
          <table:table-cell office:value-type="string">
            <text:p>3B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Reynolds, Mark</text:p>
          </table:table-cell>
          <table:table-cell office:value-type="string">
            <text:p>3B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Rincon, Edinson</text:p>
          </table:table-cell>
          <table:table-cell office:value-type="string">
            <text:p>3B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Rivero, Carlos</text:p>
          </table:table-cell>
          <table:table-cell office:value-type="string">
            <text:p>3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Rodriguez, Alex</text:p>
          </table:table-cell>
          <table:table-cell office:value-type="string">
            <text:p>3B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Rolen, Scott</text:p>
          </table:table-cell>
          <table:table-cell office:value-type="string">
            <text:p>3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Romero, Deibinson</text:p>
          </table:table-cell>
          <table:table-cell office:value-type="string">
            <text:p>3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Romine, Andrew</text:p>
          </table:table-cell>
          <table:table-cell office:value-type="string">
            <text:p>3B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Sandoval, Pablo</text:p>
          </table:table-cell>
          <table:table-cell office:value-type="string">
            <text:p>3B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Seager, Kyle</text:p>
          </table:table-cell>
          <table:table-cell office:value-type="string">
            <text:p>3B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Sizemore, Scott</text:p>
          </table:table-cell>
          <table:table-cell office:value-type="string">
            <text:p>3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Smith, Corey</text:p>
          </table:table-cell>
          <table:table-cell office:value-type="string">
            <text:p>3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Soto, Neftali</text:p>
          </table:table-cell>
          <table:table-cell office:value-type="string">
            <text:p>3B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Spears, Nate</text:p>
          </table:table-cell>
          <table:table-cell office:value-type="string">
            <text:p>3B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Stansberry, Craig</text:p>
          </table:table-cell>
          <table:table-cell office:value-type="string">
            <text:p>3B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Stewart, Ian</text:p>
          </table:table-cell>
          <table:table-cell office:value-type="string">
            <text:p>3B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Timmons, Wes</text:p>
          </table:table-cell>
          <table:table-cell office:value-type="string">
            <text:p>3B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Uribe, Juan</text:p>
          </table:table-cell>
          <table:table-cell office:value-type="string">
            <text:p>3B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Valencia, Danny</text:p>
          </table:table-cell>
          <table:table-cell office:value-type="string">
            <text:p>3B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Vitters, Josh</text:p>
          </table:table-cell>
          <table:table-cell office:value-type="string">
            <text:p>3B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Wheeler, Zelous</text:p>
          </table:table-cell>
          <table:table-cell office:value-type="string">
            <text:p>3B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Wigginton, Ty</text:p>
          </table:table-cell>
          <table:table-cell office:value-type="string">
            <text:p>3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Wood, Brandon</text:p>
          </table:table-cell>
          <table:table-cell office:value-type="string">
            <text:p>3B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Woodward, Chris</text:p>
          </table:table-cell>
          <table:table-cell office:value-type="string">
            <text:p>3B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Worth, Danny</text:p>
          </table:table-cell>
          <table:table-cell office:value-type="string">
            <text:p>3B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Wright, David</text:p>
          </table:table-cell>
          <table:table-cell office:value-type="string">
            <text:p>3B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Youkilis, Kevin</text:p>
          </table:table-cell>
          <table:table-cell office:value-type="string">
            <text:p>3B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Young, Michael</text:p>
          </table:table-cell>
          <table:table-cell office:value-type="string">
            <text:p>3B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Zimmerman, Ryan</text:p>
          </table:table-cell>
          <table:table-cell office:value-type="string">
            <text:p>3B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Adrianza, Ehire</text:p>
          </table:table-cell>
          <table:table-cell office:value-type="string">
            <text:p>SS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Andino, Robert</text:p>
          </table:table-cell>
          <table:table-cell office:value-type="string">
            <text:p>SS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Andrus, Elvis</text:p>
          </table:table-cell>
          <table:table-cell office:value-type="string">
            <text:p>SS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Arias, Joaquin</text:p>
          </table:table-cell>
          <table:table-cell office:value-type="string">
            <text:p>SS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Aybar, Erick</text:p>
          </table:table-cell>
          <table:table-cell office:value-type="string">
            <text:p>SS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Barmes, Clint</text:p>
          </table:table-cell>
          <table:table-cell office:value-type="string">
            <text:p>SS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Bartlett, Jason</text:p>
          </table:table-cell>
          <table:table-cell office:value-type="string">
            <text:p>SS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Betancourt, Yuniesky</text:p>
          </table:table-cell>
          <table:table-cell office:value-type="string">
            <text:p>SS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Bianchi, Jeff</text:p>
          </table:table-cell>
          <table:table-cell office:value-type="string">
            <text:p>SS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Bocock, Brian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Bonifacio, Emilio</text:p>
          </table:table-cell>
          <table:table-cell office:value-type="string">
            <text:p>SS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Brignac, Reid</text:p>
          </table:table-cell>
          <table:table-cell office:value-type="string">
            <text:p>SS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Cabrera, Asdrubal</text:p>
          </table:table-cell>
          <table:table-cell office:value-type="string">
            <text:p>SS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Cabrera, Everth</text:p>
          </table:table-cell>
          <table:table-cell office:value-type="string">
            <text:p>SS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Cardenas, Adrian</text:p>
          </table:table-cell>
          <table:table-cell office:value-type="string">
            <text:p>SS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Carroll, Jamey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Castro, Starlin</text:p>
          </table:table-cell>
          <table:table-cell office:value-type="string">
            <text:p>SS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Cedeno, Ronny</text:p>
          </table:table-cell>
          <table:table-cell office:value-type="string">
            <text:p>SS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Ciriaco, Audy</text:p>
          </table:table-cell>
          <table:table-cell office:value-type="string">
            <text:p>SS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Ciriaco, Pedro</text:p>
          </table:table-cell>
          <table:table-cell office:value-type="string">
            <text:p>SS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Cozart, Zack</text:p>
          </table:table-cell>
          <table:table-cell office:value-type="string">
            <text:p>SS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Crawford, Brandon</text:p>
          </table:table-cell>
          <table:table-cell office:value-type="string">
            <text:p>SS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Cruz, Luis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Desmond, Ian</text:p>
          </table:table-cell>
          <table:table-cell office:value-type="string">
            <text:p>SS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Diaz, Jonathan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Diaz, Juan</text:p>
          </table:table-cell>
          <table:table-cell office:value-type="string">
            <text:p>SS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Donald, Jason</text:p>
          </table:table-cell>
          <table:table-cell office:value-type="string">
            <text:p>SS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Dozier, Brian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Drew, Stephen</text:p>
          </table:table-cell>
          <table:table-cell office:value-type="string">
            <text:p>SS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Escobar, Alcides</text:p>
          </table:table-cell>
          <table:table-cell office:value-type="string">
            <text:p>SS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Escobar, Eduardo</text:p>
          </table:table-cell>
          <table:table-cell office:value-type="string">
            <text:p>SS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Escobar, Yunel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Field, Thomas</text:p>
          </table:table-cell>
          <table:table-cell office:value-type="string">
            <text:p>SS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Flores, Wilmer</text:p>
          </table:table-cell>
          <table:table-cell office:value-type="string">
            <text:p>SS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Florimon, Pedro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Furcal, Rafael</text:p>
          </table:table-cell>
          <table:table-cell office:value-type="string">
            <text:p>SS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Galvis, Freddy</text:p>
          </table:table-cell>
          <table:table-cell office:value-type="string">
            <text:p>SS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Gomez, Hector</text:p>
          </table:table-cell>
          <table:table-cell office:value-type="string">
            <text:p>SS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Gonzalez, Alex</text:p>
          </table:table-cell>
          <table:table-cell office:value-type="string">
            <text:p>SS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Gonzalez, Marwin</text:p>
          </table:table-cell>
          <table:table-cell office:value-type="string">
            <text:p>SS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Gordon, Dee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Gordon, Devaris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Green, Nick</text:p>
          </table:table-cell>
          <table:table-cell office:value-type="string">
            <text:p>SS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Gregorius, Didi</text:p>
          </table:table-cell>
          <table:table-cell office:value-type="string">
            <text:p>SS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Hardy, J.J.</text:p>
          </table:table-cell>
          <table:table-cell office:value-type="string">
            <text:p>SS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Hechavarria, Adeiny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Hernandez, Diory</text:p>
          </table:table-cell>
          <table:table-cell office:value-type="string">
            <text:p>SS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Hicks, Brandon</text:p>
          </table:table-cell>
          <table:table-cell office:value-type="string">
            <text:p>SS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Hollimon, Michael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Iglesias, Jose</text:p>
          </table:table-cell>
          <table:table-cell office:value-type="string">
            <text:p>SS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Iorg, Cale</text:p>
          </table:table-cell>
          <table:table-cell office:value-type="string">
            <text:p>SS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Izturis, Cesar</text:p>
          </table:table-cell>
          <table:table-cell office:value-type="string">
            <text:p>SS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Jackson, Ryan</text:p>
          </table:table-cell>
          <table:table-cell office:value-type="string">
            <text:p>SS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Janish, Paul</text:p>
          </table:table-cell>
          <table:table-cell office:value-type="string">
            <text:p>SS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Jeter, Derek</text:p>
          </table:table-cell>
          <table:table-cell office:value-type="string">
            <text:p>SS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Johnson, Elliot</text:p>
          </table:table-cell>
          <table:table-cell office:value-type="string">
            <text:p>SS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Kawasaki, Munenori</text:p>
          </table:table-cell>
          <table:table-cell office:value-type="string">
            <text:p>SS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Kozma, Pete</text:p>
          </table:table-cell>
          <table:table-cell office:value-type="string">
            <text:p>SS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Kuhn, Tyler</text:p>
          </table:table-cell>
          <table:table-cell office:value-type="string">
            <text:p>SS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Lake, Junior</text:p>
          </table:table-cell>
          <table:table-cell office:value-type="string">
            <text:p>SS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Lambin, Chase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Lara, Christian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Lemmerman, Jake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Lindsey, Taylor</text:p>
          </table:table-cell>
          <table:table-cell office:value-type="string">
            <text:p>SS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Lowrie, Jed</text:p>
          </table:table-cell>
          <table:table-cell office:value-type="string">
            <text:p>SS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Martinez, Ozzie</text:p>
          </table:table-cell>
          <table:table-cell office:value-type="string">
            <text:p>SS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McCoy, Mike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McDonald, John</text:p>
          </table:table-cell>
          <table:table-cell office:value-type="string">
            <text:p>SS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Mercer, Jordy</text:p>
          </table:table-cell>
          <table:table-cell office:value-type="string">
            <text:p>SS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iclat, Greg</text:p>
          </table:table-cell>
          <table:table-cell office:value-type="string">
            <text:p>SS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Murphy, Donnie</text:p>
          </table:table-cell>
          <table:table-cell office:value-type="string">
            <text:p>SS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Navarro, Yamaico</text:p>
          </table:table-cell>
          <table:table-cell office:value-type="string">
            <text:p>SS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Negron, Kris</text:p>
          </table:table-cell>
          <table:table-cell office:value-type="string">
            <text:p>SS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Nishioka, Tsuyoshi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Noonan, Nick</text:p>
          </table:table-cell>
          <table:table-cell office:value-type="string">
            <text:p>SS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Nunez, Eduardo</text:p>
          </table:table-cell>
          <table:table-cell office:value-type="string">
            <text:p>SS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Nunez, Gustavo</text:p>
          </table:table-cell>
          <table:table-cell office:value-type="string">
            <text:p>SS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Olmedo, Ray</text:p>
          </table:table-cell>
          <table:table-cell office:value-type="string">
            <text:p>SS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Panik, Joe</text:p>
          </table:table-cell>
          <table:table-cell office:value-type="string">
            <text:p>SS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Paredes, Jimmy</text:p>
          </table:table-cell>
          <table:table-cell office:value-type="string">
            <text:p>SS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Pastornicky, Tyler</text:p>
          </table:table-cell>
          <table:table-cell office:value-type="string">
            <text:p>SS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Pennington, Cliff</text:p>
          </table:table-cell>
          <table:table-cell office:value-type="string">
            <text:p>SS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Peralta, Jhonny</text:p>
          </table:table-cell>
          <table:table-cell office:value-type="string">
            <text:p>SS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Perez, Darwin</text:p>
          </table:table-cell>
          <table:table-cell office:value-type="string">
            <text:p>SS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Perez, Hernan</text:p>
          </table:table-cell>
          <table:table-cell office:value-type="string">
            <text:p>SS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Plouffe, Trevor</text:p>
          </table:table-cell>
          <table:table-cell office:value-type="string">
            <text:p>SS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Quintanilla, Omar</text:p>
          </table:table-cell>
          <table:table-cell office:value-type="string">
            <text:p>SS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Ramirez, Alexei</text:p>
          </table:table-cell>
          <table:table-cell office:value-type="string">
            <text:p>SS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Ramirez, Hanley</text:p>
          </table:table-cell>
          <table:table-cell office:value-type="string">
            <text:p>SS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Reyes, Jose</text:p>
          </table:table-cell>
          <table:table-cell office:value-type="string">
            <text:p>SS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Rodriguez, Luis</text:p>
          </table:table-cell>
          <table:table-cell office:value-type="string">
            <text:p>SS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Rodriguez, Sean</text:p>
          </table:table-cell>
          <table:table-cell office:value-type="string">
            <text:p>SS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Rollins, Jimmy</text:p>
          </table:table-cell>
          <table:table-cell office:value-type="string">
            <text:p>SS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Romero, Niuman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Ryan, Brendan</text:p>
          </table:table-cell>
          <table:table-cell office:value-type="string">
            <text:p>SS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Sanchez, Angel</text:p>
          </table:table-cell>
          <table:table-cell office:value-type="string">
            <text:p>SS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Segura, Jean</text:p>
          </table:table-cell>
          <table:table-cell office:value-type="string">
            <text:p>SS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Sellers, Justin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Sogard, Eric</text:p>
          </table:table-cell>
          <table:table-cell office:value-type="string">
            <text:p>SS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Sutton, Drew</text:p>
          </table:table-cell>
          <table:table-cell office:value-type="string">
            <text:p>SS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Triunfel, Carlos</text:p>
          </table:table-cell>
          <table:table-cell office:value-type="string">
            <text:p>SS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Tulowitzki, Troy</text:p>
          </table:table-cell>
          <table:table-cell office:value-type="string">
            <text:p>SS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Velazquez, Gil</text:p>
          </table:table-cell>
          <table:table-cell office:value-type="string">
            <text:p>SS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Velez, Eugenio</text:p>
          </table:table-cell>
          <table:table-cell office:value-type="string">
            <text:p>SS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Vizquel, Omar</text:p>
          </table:table-cell>
          <table:table-cell office:value-type="string">
            <text:p>SS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Wilson, Jack</text:p>
          </table:table-cell>
          <table:table-cell office:value-type="string">
            <text:p>SS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Wilson, Josh</text:p>
          </table:table-cell>
          <table:table-cell office:value-type="string">
            <text:p>SS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Zawadzki, Lance</text:p>
          </table:table-cell>
          <table:table-cell office:value-type="string">
            <text:p>SS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d'Arnaud, Chase</text:p>
          </table:table-cell>
          <table:table-cell office:value-type="string">
            <text:p>SS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Abreu, Bobby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Bay, Jason</text:p>
          </table:table-cell>
          <table:table-cell office:value-type="string">
            <text:p>OF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Blackmon, Charlie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Blanks, Kyle</text:p>
          </table:table-cell>
          <table:table-cell office:value-type="string">
            <text:p>OF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Bloomquist, Willie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Boesch, Brennan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Bourgeois, Jason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Brantley, Michael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Braun, Ryan</text:p>
          </table:table-cell>
          <table:table-cell office:value-type="string">
            <text:p>O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Campana, Tony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Cavazos-Galvez, Brian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Colvin, Tyler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Constanza, Jose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Craig, Allen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Crawford, Carl</text:p>
          </table:table-cell>
          <table:table-cell office:value-type="string">
            <text:p>OF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Crowe, Trevor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Cust, Jack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Dirks, Andy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Duncan, Shelley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Fuld, Sam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Gardner, Brett</text:p>
          </table:table-cell>
          <table:table-cell office:value-type="string">
            <text:p>OF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Gillespie, Cole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Gonzalez, Carlos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Gordon, Alex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Gwynn, Tony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Halman, Greg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Hamilton, Josh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Heisey, Chris</text:p>
          </table:table-cell>
          <table:table-cell office:value-type="string">
            <text:p>OF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Holliday, Matt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Huffman, Chad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Jennings, Desmond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Kieschnick, Roger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Kubel, Jason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Lee, Carlos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Lough, David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Martinez, J.D.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Maxwell, Justin</text:p>
          </table:table-cell>
          <table:table-cell office:value-type="string">
            <text:p>OF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McBryde, Mike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Morrison, Logan</text:p>
          </table:table-cell>
          <table:table-cell office:value-type="string">
            <text:p>O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Murphy, David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Neal, Thomas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Parra, Gerardo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Peguero, Carlos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Peguero, Francisco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Perez, Juan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Pettit, Chris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Prado, Martin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Presley, Alex</text:p>
          </table:table-cell>
          <table:table-cell office:value-type="string">
            <text:p>OF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Reddick, Josh</text:p>
          </table:table-cell>
          <table:table-cell office:value-type="string">
            <text:p>OF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Reimold, Nolan</text:p>
          </table:table-cell>
          <table:table-cell office:value-type="string">
            <text:p>OF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Rivera, Juan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Robinson, Derrick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Ruggiano, Justin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Short, Brandon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Silverio, AOFredo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Snider, Travis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Soriano, AOFonso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Tabata, Jose</text:p>
          </table:table-cell>
          <table:table-cell office:value-type="string">
            <text:p>OF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Thames, Eric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Tosoni, Rene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Weglarz, Nick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Wells, Vernon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Willingham, Josh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Wilson, Mike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Young, Delmon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Young, Eric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Young, Matt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Angle, Matt</text:p>
          </table:table-cell>
          <table:table-cell office:value-type="string">
            <text:p>OF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Beltre, Engel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Benson, Joe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Bernadina, Roger</text:p>
          </table:table-cell>
          <table:table-cell office:value-type="string">
            <text:p>OF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Berry, Quintin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Borbon, Julio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Bourjos, Peter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Bourn, Michael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Brown, Corey</text:p>
          </table:table-cell>
          <table:table-cell office:value-type="string">
            <text:p>OF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Brown, Gary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Byrd, Marlon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Cain, Lorenzo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Cameron, Mike</text:p>
          </table:table-cell>
          <table:table-cell office:value-type="string">
            <text:p>OF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Carrera, Ezequiel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Chambers, Adron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Christian, Justin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Coghlan, Chris</text:p>
          </table:table-cell>
          <table:table-cell office:value-type="string">
            <text:p>O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Coon, Brad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Cousins, Scott</text:p>
          </table:table-cell>
          <table:table-cell office:value-type="string">
            <text:p>O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Crisp, Coco</text:p>
          </table:table-cell>
          <table:table-cell office:value-type="string">
            <text:p>OF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Danks, Jordan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Davis, Rajai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Dyson, Jarrod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Edmonds, Jim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Ellsbury, Jacoby</text:p>
          </table:table-cell>
          <table:table-cell office:value-type="string">
            <text:p>OF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Fairley, Wendell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Feliciano, Jesus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Ford, Darren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Fowler, Dexter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Garcia, Avisail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Gathright, Joey</text:p>
          </table:table-cell>
          <table:table-cell office:value-type="string">
            <text:p>OF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Gentry, Craig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Gomez, Carlos</text:p>
          </table:table-cell>
          <table:table-cell office:value-type="string">
            <text:p>O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Graham, Tyler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Granderson, Curtis</text:p>
          </table:table-cell>
          <table:table-cell office:value-type="string">
            <text:p>OF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Gutierrez, Franklin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Hernandez, Gorkys</text:p>
          </table:table-cell>
          <table:table-cell office:value-type="string">
            <text:p>OF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Hudson, Kyle</text:p>
          </table:table-cell>
          <table:table-cell office:value-type="string">
            <text:p>OF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Hunter, Cedric</text:p>
          </table:table-cell>
          <table:table-cell office:value-type="string">
            <text:p>OF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Jackson, Austin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Jay, Jon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Jones, Adam</text:p>
          </table:table-cell>
          <table:table-cell office:value-type="string">
            <text:p>OF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Jones, Daryl</text:p>
          </table:table-cell>
          <table:table-cell office:value-type="string">
            <text:p>OF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Kalish, Ryan</text:p>
          </table:table-cell>
          <table:table-cell office:value-type="string">
            <text:p>OF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Kemp, Matt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Lin, Che-Hsuan</text:p>
          </table:table-cell>
          <table:table-cell office:value-type="string">
            <text:p>OF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Loewen, Adam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Maier, Mitch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Martin, Leonys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Mastroianni, Darin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Mattison, Kevin</text:p>
          </table:table-cell>
          <table:table-cell office:value-type="string">
            <text:p>O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Mayberry, John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Maybin, Cameron</text:p>
          </table:table-cell>
          <table:table-cell office:value-type="string">
            <text:p>OF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McCutchen, Andrew</text:p>
          </table:table-cell>
          <table:table-cell office:value-type="string">
            <text:p>OF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itchell, Jared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Moore, Jeremy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Morgan, Nyjer</text:p>
          </table:table-cell>
          <table:table-cell office:value-type="string">
            <text:p>O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Nieuwenhuis, Kirk</text:p>
          </table:table-cell>
          <table:table-cell office:value-type="string">
            <text:p>OF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Pagan, Angel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Parraz, Jordan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Petersen, Bryan</text:p>
          </table:table-cell>
          <table:table-cell office:value-type="string">
            <text:p>O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Phipps, Denis</text:p>
          </table:table-cell>
          <table:table-cell office:value-type="string">
            <text:p>OF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Pridie, Jason</text:p>
          </table:table-cell>
          <table:table-cell office:value-type="string">
            <text:p>OF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Rasmus, Colby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Revere, Ben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Richardson, Antoan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Rios, Alex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Roberts, Brandon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Robinson, Shane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Robinson, Trayvon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Sappelt, Dave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Saunders, Michael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Schafer, Jordan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Schafer, Logan</text:p>
          </table:table-cell>
          <table:table-cell office:value-type="string">
            <text:p>O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Shuck, J.B.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Sizemore, Grady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Span, Denard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Stubbs, Drew</text:p>
          </table:table-cell>
          <table:table-cell office:value-type="string">
            <text:p>OF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Szczur, Matt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Taveras, Willy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Taylor, Michael</text:p>
          </table:table-cell>
          <table:table-cell office:value-type="string">
            <text:p>OF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Tekotte, Blake</text:p>
          </table:table-cell>
          <table:table-cell office:value-type="string">
            <text:p>OF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Thompson, Trayce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Torres, Andres</text:p>
          </table:table-cell>
          <table:table-cell office:value-type="string">
            <text:p>OF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Trout, Mike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Upton, B.J.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Van Slyke, Scott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Victorino, Shane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Winfree, David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Wise, Dewayne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Young, Chris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Arcia, Oswaldo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Bautista, Jose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Beltran, Carlos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Berkman, Lance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Bogusevic, Brian</text:p>
          </table:table-cell>
          <table:table-cell office:value-type="string">
            <text:p>O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Bowker, John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Brown, Andrew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Brown, Domonic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Bruce, Jay</text:p>
          </table:table-cell>
          <table:table-cell office:value-type="string">
            <text:p>OF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Calhoun, Kole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Carson, Matt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Chavez, Johermyn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Choo, Shin-Soo</text:p>
          </table:table-cell>
          <table:table-cell office:value-type="string">
            <text:p>O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Copeland, Ben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Cowgill, Collin</text:p>
          </table:table-cell>
          <table:table-cell office:value-type="string">
            <text:p>OF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Cruz, Nelson</text:p>
          </table:table-cell>
          <table:table-cell office:value-type="string">
            <text:p>OF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Cuddyer, Michael</text:p>
          </table:table-cell>
          <table:table-cell office:value-type="string">
            <text:p>OF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De Aza, Alejandro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DeJesus, David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DenoOFia, Chris</text:p>
          </table:table-cell>
          <table:table-cell office:value-type="string">
            <text:p>OF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Diaz, Matt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Dickerson, Chris</text:p>
          </table:table-cell>
          <table:table-cell office:value-type="string">
            <text:p>OF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Dinkelman, Brian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Ethier, Andre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Francoeur, Jeff</text:p>
          </table:table-cell>
          <table:table-cell office:value-type="string">
            <text:p>OF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Gillies, Tyson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Gindl, Caleb</text:p>
          </table:table-cell>
          <table:table-cell office:value-type="string">
            <text:p>O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Guyer, Brandon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Hairston, Scott</text:p>
          </table:table-cell>
          <table:table-cell office:value-type="string">
            <text:p>OF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Harper, Bryce</text:p>
          </table:table-cell>
          <table:table-cell office:value-type="string">
            <text:p>OF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Hart, Corey</text:p>
          </table:table-cell>
          <table:table-cell office:value-type="string">
            <text:p>O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Hermida, Jeremy</text:p>
          </table:table-cell>
          <table:table-cell office:value-type="string">
            <text:p>OF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Heyward, Jason</text:p>
          </table:table-cell>
          <table:table-cell office:value-type="string">
            <text:p>O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Hunter, Torii</text:p>
          </table:table-cell>
          <table:table-cell office:value-type="string">
            <text:p>OF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Johnson, Reed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Jones, Garrett</text:p>
          </table:table-cell>
          <table:table-cell office:value-type="string">
            <text:p>OF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Joyce, Matt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Kapler, Gabe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Komatsu, Erik</text:p>
          </table:table-cell>
          <table:table-cell office:value-type="string">
            <text:p>OF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LaHair, Bryan</text:p>
          </table:table-cell>
          <table:table-cell office:value-type="string">
            <text:p>OF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Lane, Jason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Lillibridge, Brent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Markakis, Nick</text:p>
          </table:table-cell>
          <table:table-cell office:value-type="string">
            <text:p>OF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McDonald, Darnell</text:p>
          </table:table-cell>
          <table:table-cell office:value-type="string">
            <text:p>OF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McQuail, Stephen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Mesa, Melky</text:p>
          </table:table-cell>
          <table:table-cell office:value-type="string">
            <text:p>OF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Moss, Brandon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Oeltjen, Trent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Pence, Hunter</text:p>
          </table:table-cell>
          <table:table-cell office:value-type="string">
            <text:p>O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Repko, Jason</text:p>
          </table:table-cell>
          <table:table-cell office:value-type="string">
            <text:p>O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Russell, Kyle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Sands, Jerry</text:p>
          </table:table-cell>
          <table:table-cell office:value-type="string">
            <text:p>OF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Schierholtz, Nate</text:p>
          </table:table-cell>
          <table:table-cell office:value-type="string">
            <text:p>OF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Sierra, Moises</text:p>
          </table:table-cell>
          <table:table-cell office:value-type="string">
            <text:p>O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Stanton, Mike</text:p>
          </table:table-cell>
          <table:table-cell office:value-type="string">
            <text:p>O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Suzuki, Ichiro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Swisher, Nick</text:p>
          </table:table-cell>
          <table:table-cell office:value-type="string">
            <text:p>OF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Thomas, Clete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Upton, Justin</text:p>
          </table:table-cell>
          <table:table-cell office:value-type="string">
            <text:p>OF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Venable, Will</text:p>
          </table:table-cell>
          <table:table-cell office:value-type="string">
            <text:p>OF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Viciedo, Dayan</text:p>
          </table:table-cell>
          <table:table-cell office:value-type="string">
            <text:p>OF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Wells, Casper</text:p>
          </table:table-cell>
          <table:table-cell office:value-type="string">
            <text:p>OF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Werth, Jayson</text:p>
          </table:table-cell>
          <table:table-cell office:value-type="string">
            <text:p>OF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Encarnacion, Edwin</text:p>
          </table:table-cell>
          <table:table-cell office:value-type="string">
            <text:p>UTIL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Hafner, Travis</text:p>
          </table:table-cell>
          <table:table-cell office:value-type="string">
            <text:p>UTIL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Ortiz, David</text:p>
          </table:table-cell>
          <table:table-cell office:value-type="string">
            <text:p>UTIL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Pericht, Michael</text:p>
          </table:table-cell>
          <table:table-cell office:value-type="string">
            <text:p>UTIL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Adams, Austin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Alvarez, Henderson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Anderson, Brett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Antonini, Michael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Archer, Chris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Arguelles, Noel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Arrieta, Jake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Arroyo, Bronson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Asencio, Jairo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Aumont, Phillipp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Avilan, Luis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Axelrod, Dylan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Badenhop, Burke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Bailey, Homer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Baker, Scott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Banks, Josh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Barnes, Scott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Beachy, Brandon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Beavan, Blake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Beckett, Josh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Bedard, Erik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Beltre, Omar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Benjamin, Ramon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Bergesen, Brad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Betances, Dellin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Billingsley, Chad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Blackburn, Nick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Blanton, Jo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Brackman, Andrew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Braden, Dallas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Brigham, Jake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Britton, Drake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Britton, Zach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Bromberg, David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Buchholz, Clay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Buehrle, Mark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Bueno, Francisley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Bumgarner, Madison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Bundy, Dylan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Burnett, A.J.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Burres, Brian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Bush, Dav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Cabrera, Alberto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Cabrera, Edwar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Cahill, Trevor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Cain, Matt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Caminero, Arquimedes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Capuano, Chris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Carmona, Fausto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Carpenter, Chris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Carrasco, Carlos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Carson, Robert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Cashner, Andrew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Castro, Simon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Cecil, Brett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Chacin, Jhoulys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Chapman, Jaye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Chatwood, Tyler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Chen, Bruce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Chen, Wei-Yin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Chico, Matt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Clemens, Paul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Cobb, Alex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Coleman, Casey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Collmenter, Josh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Colome, Alexander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Corcino, Daniel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Cordier, Erik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Correia, Kevin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Crosby, Casey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Cueto, Johnny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Danks, John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Darvish, Yu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Davis, Wade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De La Cruz, Kelvin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De La Rosa, Dane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De La Rosa, Jorge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De La Rosa, Rubby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De Los Santos, Miguel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De Paula, Jose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Delgado, Randall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Dempster, Ryan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Detwiler, Ross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Diamond, Scott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Dickey, R.A.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Dickson, Brandon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Dolis, Rafael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Downs, Darin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Doyle, Terry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Drabek, Kyle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Drake, Oliver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Duckworth, Brandon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Duensing, Brian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Duffy, Danny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Dumatrait, Phil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Elarton, Scott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Enright, Barry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Eovaldi, Nate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Eveland, Dana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Familia, Jeurys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Feldman, Scott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Fife, Stephen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Figueroa, Pedro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Fister, Doug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Fitzgerald, Justin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Flande, Yohan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Floyd, Gavin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Font, Wilmer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Fox, Matt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Friedrich, Christian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Furbush, Charlie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Gallardo, Yovani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Garcia, Freddy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Garcia, Jaime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Garrison, Steve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Garza, Matt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Gast, John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Gaub, John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Gee, Dillon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Godfrey, Graham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Gomez, Jeanmar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Gonzalez, Edgar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Gonzalez, Gio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Greenwood, Nick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Greinke, Zack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Grube, Jarrett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Guerra, Deolis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Guthrie, Jeremy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Haeger, Charlie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Halladay, Roy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Hamels, Col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Hammel, Jason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Hand, Brad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Hanson, Tommy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Happ, J.A.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Harang, Aaron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Haren, Dan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Harrison, Matt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Hart, Kevin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Heath, Deunte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Hefner, Jeremy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Hellickson, Jeremy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Hendriks, Liam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Henn, Sean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Hernandez, Felix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Hernandez, Pedro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Hinckley, Mike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Hochevar, Luke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Holland, Derek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Hoover, J.J.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Hudson, Daniel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Hudson, Tim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Huff, David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Hughes, Phil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Hultzen, Danny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Humber, Philip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Hunter, Tommy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Hurley, Eric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Iwakuma, Hisashi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Jackson, Zach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Jenkins, Chad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Jenkins, Tyrell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Jennings, Dan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Jimenez, Ubaldo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Johnson, Josh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Jones, Nathan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Jurrjens, Jair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Karstens, Jeff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Kelly, Joe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Kennedy, Ian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Kershaw, Clayton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Kluber, Corey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Koehler, Tom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Lackey, John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Laffey, Aaron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Lannan, John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Latos, Mat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LeBlanc, Wade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Leake, Mike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Lee, Cliff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Lee, Zach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Leesman, Charlie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Lester, Jon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Lewis, Colby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Lewis, Rommie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Lilly, Ted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Lincecum, Tim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Liriano, Francisco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Locke, Jeff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Lohse, Kyle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Lorin, Brett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Lotzkar, Kyle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Loux, Shane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Lowe, Derek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Lyles, Jordan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Maholm, Paul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Maloney, Matt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Marcum, Shaun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Marquez, Jeff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Marquis, Jason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Martinez, Fabio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Martis, Shairon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asterson, Justin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Mathis, Doug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Matos, Osiris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Matsuzaka, Daisuke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Matusz, Brian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Maya, Yunesky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Mazzaro, Vin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McAllister, Zach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McCarthy, Brandon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McDonald, James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cGowan, Dustin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McGuire, Deck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Medina, Yoervis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Mendez, Roman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Mendoza, Luis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Meyers, Brad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Miley, Wade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Miller, Andrew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Miller, Shelby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Milone, Tommy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Minor, Mike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Misch, Pat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Mitchell, D.J.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Molina, Nestor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Moore, Matt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Morris, Bryan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orrow, Brandon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Mortensen, Clayton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Morton, Charlie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oscoso, Guillermo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Moseley, Dustin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Moyer, Jamie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Myers, Brett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Narveson, Chris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Nicasio, Juan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Niemann, Jeff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Niese, Jonathon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Noesi, Hector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Nolasco, Ricky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Norris, Bud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Nova, Ivan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O'Sullivan, Sean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Ogando, Alexi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OhlendoOF, Ross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Oliver, Andrew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Oramas, Juan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Ortega, Anthony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Ortega, Yonata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Ottavino, Adam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Outman, Josh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Owens, Rudy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Parker, Jarrod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Paulino, Felipe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Pavano, Carl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Peacock, Brad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Peavy, Jake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PeOFrey, Mike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Pena, Ariel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Pendleton, Lance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Peralta, Wily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Perez, Martin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Perez, Oliver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Petricka, Jacob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Phelps, David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Pimentel, Stolmy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Pineda, Michael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Pineiro, Joel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Pomeranz, Drew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Porcello, Rick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Poveda, Omar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Price, David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Ramirez, Elvin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Ramirez, J.C.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Ramirez, Neil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Redding, Tim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Redmond, Todd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Reyes, Jo-Jo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Reynolds, Greg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Richard, Clayton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Richards, Garrett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Rivas, Amaury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Robertson, Nate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Robles, Mauricio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Rodriguez, Aneury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Rodriguez, Armando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Rodriguez, Wandy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Rogers, Esmil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Rogers, Mark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Romero, Ricky</text:p>
          </table:table-cell>
          <table:table-cell office:value-type="string">
            <text:p>S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Rondon, Hector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Rosenthal, Trevor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Ross, Robbie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Ross, Tyson</text:p>
          </table:table-cell>
          <table:table-cell office:value-type="string">
            <text:p>S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Sabathia, CC</text:p>
          </table:table-cell>
          <table:table-cell office:value-type="string">
            <text:p>S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Salazar, Danny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Sanabia, Alex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Sanchez, Anibal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Sanchez, Jonathan</text:p>
          </table:table-cell>
          <table:table-cell office:value-type="string">
            <text:p>S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Sanford, Shawn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Santana, Ervin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Santana, Johan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Saunders, Joe</text:p>
          </table:table-cell>
          <table:table-cell office:value-type="string">
            <text:p>S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Savage, Will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Savery, Jo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Scheppers, Tanner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Scherzer, Max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Schwinden, Chris</text:p>
          </table:table-cell>
          <table:table-cell office:value-type="string">
            <text:p>S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Seddon, Chris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Shields, James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Shoemaker, Matt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Siegrist, Kevin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Silva, Carlos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Simon, AOFredo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Slowey, Kevin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Smyly, Drew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Sonnanstine, Andy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Sosa, Henry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Spoone, Chorye</text:p>
          </table:table-cell>
          <table:table-cell office:value-type="string">
            <text:p>S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Stauffer, Tim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Stewart, Zach</text:p>
          </table:table-cell>
          <table:table-cell office:value-type="string">
            <text:p>S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Strasburg, Stephen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Suarez, Albert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Surkamp, Eric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Talbot, Mitch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Tanner, Clayton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Taubenheim, Ty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Teheran, Julio</text:p>
          </table:table-cell>
          <table:table-cell office:value-type="string">
            <text:p>S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Thompson, Aaron</text:p>
          </table:table-cell>
          <table:table-cell office:value-type="string">
            <text:p>S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Tillman, Chris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Tomlin, Josh</text:p>
          </table:table-cell>
          <table:table-cell office:value-type="string">
            <text:p>S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Torra, Matt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Torres, Alex</text:p>
          </table:table-cell>
          <table:table-cell office:value-type="string">
            <text:p>S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Torres, Carlos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Tucker, Ryan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Turner, Jacob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Vargas, Jason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Vasquez, Anthony</text:p>
          </table:table-cell>
          <table:table-cell office:value-type="string">
            <text:p>S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Verlander, Justin</text:p>
          </table:table-cell>
          <table:table-cell office:value-type="string">
            <text:p>S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Villarreal, Pedro</text:p>
          </table:table-cell>
          <table:table-cell office:value-type="string">
            <text:p>S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Vincent, Nick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Vogelsong, Ryan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Volquez, Edinson</text:p>
          </table:table-cell>
          <table:table-cell office:value-type="string">
            <text:p>S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Volstad, Chris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Wada, Tsuyoshi</text:p>
          </table:table-cell>
          <table:table-cell office:value-type="string">
            <text:p>S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Wainwright, Adam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Wall, Josh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Wang, Chien-Ming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Weaver, Jered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Webster, Allen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Weiland, Kyle</text:p>
          </table:table-cell>
          <table:table-cell office:value-type="string">
            <text:p>S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Wells, Randy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West, Sean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Westbrook, Jake</text:p>
          </table:table-cell>
          <table:table-cell office:value-type="string">
            <text:p>S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White, Alex</text:p>
          </table:table-cell>
          <table:table-cell office:value-type="string">
            <text:p>S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Williams, Jerome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Willis, Dontrell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Wilson, C.J.</text:p>
          </table:table-cell>
          <table:table-cell office:value-type="string">
            <text:p>S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Wilson, Justin</text:p>
          </table:table-cell>
          <table:table-cell office:value-type="string">
            <text:p>S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Withrow, Chris</text:p>
          </table:table-cell>
          <table:table-cell office:value-type="string">
            <text:p>S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WoOF, Randy</text:p>
          </table:table-cell>
          <table:table-cell office:value-type="string">
            <text:p>S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Wood, Travis</text:p>
          </table:table-cell>
          <table:table-cell office:value-type="string">
            <text:p>S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Worley, Vance</text:p>
          </table:table-cell>
          <table:table-cell office:value-type="string">
            <text:p>S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Zambrano, Carlos</text:p>
          </table:table-cell>
          <table:table-cell office:value-type="string">
            <text:p>S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Zimmermann, Jordan</text:p>
          </table:table-cell>
          <table:table-cell office:value-type="string">
            <text:p>S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Zito, Barry</text:p>
          </table:table-cell>
          <table:table-cell office:value-type="string">
            <text:p>S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Aardsma, David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Abad, Fernando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Abreu, Juan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Abreu, Winston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Accardo, Jeremy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Aceves, AOFredo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Acosta, Manny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Adams, Mike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Adcock, Nate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Affeldt, Jeremy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Albers, Matt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Alburquerque, Al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Ambriz, Hector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Arias, Alberto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Arredondo, Jose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Ascanio, Jose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Atchison, Scott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Axford, John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Bailey, Andrew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Balester, Collin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BaOFour, Grant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Bard, Daniel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Bass, Anthony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Bastardo, Antonio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Bauer, Trevor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Beato, Pedro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Beck, Chad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Belisario, Ronald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Belisle, Matt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Beliveau, Jeff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Bell, Heath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Bell, Trevor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Below, Duane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Benoit, Joaquin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Berken, Jason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Betancourt, Rafael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Blevins, Jerry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Boggs, Mitchell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Bootcheck, Chris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Bowden, Michael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Brach, Brad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Braddock, Zach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Brasier, Ryan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Bray, Bill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Breslow, Craig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Brothers, Rex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Broxton, Jonathan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Bruney, Brian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Buchholz, Taylor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Bulger, Jason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Burnett, Alex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Burnett, Sean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Burton, Jared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Bush, Matt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Byrdak, Tim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Cabral, Cesar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Capps, Matt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Caridad, Esmailin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Carignan, Andrew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Carlson, Jesse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Carmona, Ysmael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Carpenter, Chris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Carpenter, David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Carpenter, David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Carrasco, D.J.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Carreno, Joel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Carter, Anthony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Casilla, Santiago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Cassevah, Bobby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Castillo, Alberto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Castillo, Fabio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Castillo, Lendy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Ceda, Jose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Cedeno, Xavier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Chamberlain, Joba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Chapman, Aroldis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Chavez, Jesse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Choate, Randy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Christiani, Nick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Cishek, Steve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Cleto, Maikel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Clippard, Tyler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Coello, Robert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Coke, Phil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Coleman, Louis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Collins, Tim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Colon, Roma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Contreras, Jose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Cook, Ryan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Corpas, Manny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Correa, Hector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Crain, Jesse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Crawford, Evan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Crow, Aaron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Cruz, Rhiner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Daigle, Casey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Daley, Matt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De Fratus, Justin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De La Cruz, Frankie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De Leon, Jorge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De Los Santos, Fautino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Deduno, Samuel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Del Rosario, Enerio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Delabar, Steve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Demel, Sam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Devine, Joey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Diekman, Jacob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Dillard, Tim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Dotel, Octavio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Doubront, Felix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Downs, Scott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Dunn, Mike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Dunning, Jake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Edlefsen, Steve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Ekstrom, Mike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Elbert, Scott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Ely, Joh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Eppley, Cody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Escalona, Edgmer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Escalona, Sergio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Estrada, Marco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Eyre, Willie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Farina, Alan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Farnsworth, Kyle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Farquhar, Danny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Feliciano, Pedro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Felix, Francisco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Feliz, Neftali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Fick, Chuckie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Fien, Casey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Fiers, Michael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Fish, Robert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Fisher, Carlos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Fleet, Austi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Francisco, Frank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Frasor, Jason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Freeman, Sam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Frieri, Ernesto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Fuentes, Brian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Fulchino, Jeff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Gallagher, Sean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Gearrin, Cory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Gil, Jerry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Gomes, Brandon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Gorzelanny, Tom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Gray, Jeff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Green, Sean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Gregerson, Luke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Gregg, Kevin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Grilli, Jason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Guerra, Javy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Guerrier, Matt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Gutierrez, Carlos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Gutierrez, Juan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Guzman, Angel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Hagadone, Nick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Hamburger, Mark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Hamren, Erik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Hanrahan, Joel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Harrell, Lucas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Harrold, Stephe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Hatcher, Chris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Hawksworth, Blake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Heilman, Aaron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Hellweg, Johnny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Hembree, Heath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Hernandez, David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Herndon, David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Herrera, Danny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Herrera, Kelvin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Herrmann, Frank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Hill, Rich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Hoffman, Matt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Holland, Greg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Horst, Jeremy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Howell, J.P.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Huber, Jo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Hughes, Dusty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Hughes, Jared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Igarashi, Ryota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Infante, Gregory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Inman, Will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Isringhausen, Jason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Jackson, Steve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Jakubauskas, Chris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Jansen, Kenley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Janssen, Casey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Jeffress, Jeremy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Jenks, Bobby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Jepsen, Kevin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Jimenez, Cesar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Joaquin, Waldis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Johnson, Jim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Judy, Josh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Kelley, Shawn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Kendrick, Kyle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Kensing, Logan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Kimball, Cole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Kimbrel, Craig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Kinney, Josh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Kintzler, Brandon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Kirkman, Michael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Kohn, Michael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Kontos, George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Kown, Andrew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Kroenke, Zach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Kuo, Hong-Chih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LeCure, Sam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League, Brandon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Ledezma, Wil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Lee, Chen-Chang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Leon, Arcenio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Leroux, Chris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Lincoln, Brad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Lindblom, Josh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Lindsay, Shane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Lindstrom, Matt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Link, Jo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Litsch, Jesse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Lively, Mitch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Loe, Kameron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Logan, Boone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Lopez, Javier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Lopez, Wilton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Lowe, Mark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Luebke, Cory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Lueke, Josh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Luetge, Lucas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Lynn, Lance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Lyon, Brandon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MacDougal, Mike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Machi, Jea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Madson, Ryan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Magnuson, Trystan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Mahay, Ron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Maine, Scott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Manship, Jeff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Manzanillo, Santo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Marek, Stephen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Marinez, Jhan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Marmol, Carlos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Marshall, Sean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Marte, Luis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Marte, Victor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Martin, Rafael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Martinez, Cristhian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Masset, Nick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Mateo, Marcos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Mathieson, Scott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Mattheus, Ryan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McClellan, Kyle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McClendon, Mike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McCutchen, Daniel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cGee, Jake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Medlen, Kris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Meek, Evan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ejia, Jenrry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Melancon, Mark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Meloan, Jon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Meyer, Matt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Mickolio, Kam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Mijares, Jose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Miller, Jim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Miller, Justin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Mills, Brad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Monasterios, Carlos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Morales, Franklin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Moskos, Daniel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otte, Jason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Mujica, Edward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Nathan, Joe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Nieve, Fernando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Norberto, Jordan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Nunez, Jhonny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Nunez, Leo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O'Day, Darren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O'Flaherty, Eric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Ohman, Will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Oliver, Darren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Oliveros, Lester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Omogrosso, Brian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Ondrusek, Logan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Orta, Ricky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Ortega, Jose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Otero, Da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Papelbon, Jonathan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Parnell, Bobby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Parra, Manny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Paterson, Joe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Patterson, Scott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Patton, Troy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Pauley, David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Pena, Tony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Pena, Tony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Peralta, Joel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Perdomo, Luis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Perez, Chris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Perez, Juan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Perez, Luis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Perez, Rafael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Perkins, Glen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Perkins, Vince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Perry, Ryan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Pestano, Vinnie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Phillips, Zach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Pomeranz, Stuart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Proctor, Scott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Purcey, David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Putnam, Zach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Putz, J.J.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Quinowski, David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Quintana, Jose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Ramirez, Horacio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Ramirez, Ramon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Ramos, Cesar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Rapada, Clay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Rauch, Jon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Ray, Chris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Ray, Ronald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Reed, Addison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Reed, Evan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Reifer, Adam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Reineke, Chad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Resop, Chris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Reynolds, Matt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Rice, Jason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Rice, Scott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Rincon, Jua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Rivera, Mariano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Robertson, David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Robertson, Tyler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Rodney, Fernando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Rodriguez, Fernando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Rodriguez, Francisco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Rodriguez, Francisco 'K-Rod'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Rodriguez, Henry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Rodriguez, Wilmi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Roenicke, Josh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Romero, Felix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Romero, J.C.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Romo, Sergio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Rosario, Sandy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Rosin, Seth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Ruffin, Chance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Runzler, Da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Russell, Adam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Russell, James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Rzepczynski, Marc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Saito, Takashi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Salas, Fernando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Sale, Chris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Samardzija, Jeff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Sanches, Brian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Sanchez, Eduardo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Sanchez, Romulo</text:p>
          </table:table-cell>
          <table:table-cell office:value-type="string">
            <text:p>RP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Santiago, Hector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Santos, Sergio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Scarpetta, Cody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Schlereth, Daniel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Schlitter, Brian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Schwimer, Michael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Scribner, Evan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Septimo, Leyson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Severino, Atahualpa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Shaw, Bryan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Sherrill, George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Simons, Zach</text:p>
          </table:table-cell>
          <table:table-cell office:value-type="string">
            <text:p>RP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Sipp, Tony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Slaten, Doug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Smit, Kyle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Smith, Joe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Smith, Jordan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Snyder, Ben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Soria, Joakim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Soriano, Rafael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Spence, Josh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Stammen, Craig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Stetter, Mitch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Stinson, Josh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Stohr, Tyler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Storen, Drew</text:p>
          </table:table-cell>
          <table:table-cell office:value-type="string">
            <text:p>RP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Street, Huston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Strop, Pedro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Stults, Eric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Sturdevant, Tyler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Stutes, Michael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Swagerty, Jordan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Swarzak, Anthony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Swindle, R.J.</text:p>
          </table:table-cell>
          <table:table-cell office:value-type="string">
            <text:p>RP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Takahashi, Hisanori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Tateyama, Yoshinori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Tazawa, Junichi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Teaford, Everett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Tejeda, Robinson</text:p>
          </table:table-cell>
          <table:table-cell office:value-type="string">
            <text:p>RP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Texeira, Kanekoa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Thatcher, Joe</text:p>
          </table:table-cell>
          <table:table-cell office:value-type="string">
            <text:p>RP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Thayer, Dale</text:p>
          </table:table-cell>
          <table:table-cell office:value-type="string">
            <text:p>RP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Thomas, Brad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Thomas, Justin</text:p>
          </table:table-cell>
          <table:table-cell office:value-type="string">
            <text:p>RP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Thompson, Daryl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Thompson, Rich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Thornton, Matt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Tillman, Daniel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Tobin, Mason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Troncoso, Ramon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Uehara, Koji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Valdes, Raul</text:p>
          </table:table-cell>
          <table:table-cell office:value-type="string">
            <text:p>RP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Valdez, Merkin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Valiquette, Philippe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Valverde, Jose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Van Mil, Loek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Varvaro, Anthony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Vasquez, Esmerling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Veal, Donnie</text:p>
          </table:table-cell>
          <table:table-cell office:value-type="string">
            <text:p>RP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Venters, Jonny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Veras, Jose</text:p>
          </table:table-cell>
          <table:table-cell office:value-type="string">
            <text:p>RP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Verdugo, Ryan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Villanueva, Carlos</text:p>
          </table:table-cell>
          <table:table-cell office:value-type="string">
            <text:p>RP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Villarreal, Brayan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Villarreal, Oscar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Viola, Pedro</text:p>
          </table:table-cell>
          <table:table-cell office:value-type="string">
            <text:p>RP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Vizcaino, Arodys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Wade, Cory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Wagner, Neil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Walden, Jordan</text:p>
          </table:table-cell>
          <table:table-cell office:value-type="string">
            <text:p>RP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Waldrop, Kyle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Walters, P.J.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Watson, Tony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Weathers, Casey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Webb, Ryan</text:p>
          </table:table-cell>
          <table:table-cell office:value-type="string">
            <text:p>RP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Welker, Duke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West, Matt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Whelan, Kevin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Wilhelmsen, Tom</text:p>
          </table:table-cell>
          <table:table-cell office:value-type="string">
            <text:p>RP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Wilk, Adam</text:p>
          </table:table-cell>
          <table:table-cell office:value-type="string">
            <text:p>RP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Wilson, Brian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Wise, Brendan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Wood, Blake</text:p>
          </table:table-cell>
          <table:table-cell office:value-type="string">
            <text:p>RP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Wood, Kerry</text:p>
          </table:table-cell>
          <table:table-cell office:value-type="string">
            <text:p>RP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Wood, Tim</text:p>
          </table:table-cell>
          <table:table-cell office:value-type="string">
            <text:p>RP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Wright, Wesley</text:p>
          </table:table-cell>
          <table:table-cell office:value-type="string">
            <text:p>RP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Wuertz, Michael</text:p>
          </table:table-cell>
          <table:table-cell office:value-type="string">
            <text:p>RP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Yourkin, Matt</text:p>
          </table:table-cell>
          <table:table-cell office:value-type="string">
            <text:p>RP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Zagurski, Mike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Zavada, Clay</text:p>
          </table:table-cell>
          <table:table-cell office:value-type="string">
            <text:p>RP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Ziegler, Brad</text:p>
          </table:table-cell>
          <table:table-cell office:value-type="string">
            <text:p>RP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Zumaya, Joel</text:p>
          </table:table-cell>
          <table:table-cell office:value-type="string">
            <text:p>RP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AOFonzo, Eliezer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Anderson, Bryan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Arencibia, J.P.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Ausmus, Brad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Avila, Alex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Baker, John</text:p>
          </table:table-cell>
          <table:table-cell office:value-type="string">
            <text:p>C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Bandy, Jett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Barajas, Rod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Bard, Josh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Barnhart, Tucker</text:p>
          </table:table-cell>
          <table:table-cell office:value-type="string">
            <text:p>C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Blanco, Henry</text:p>
          </table:table-cell>
          <table:table-cell office:value-type="string">
            <text:p>C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Blanke, Mike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Boscan, J.C.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Brantly, Rob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Buck, John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Budde, Ryan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Butera, Drew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Carlin, Luke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Casali, Curt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Cash, Kevin</text:p>
          </table:table-cell>
          <table:table-cell office:value-type="string">
            <text:p>C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Castillo, Welington</text:p>
          </table:table-cell>
          <table:table-cell office:value-type="string">
            <text:p>C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Castillo, Wilkin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Castro, Jason</text:p>
          </table:table-cell>
          <table:table-cell office:value-type="string">
            <text:p>C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Cervelli, Francisco</text:p>
          </table:table-cell>
          <table:table-cell office:value-type="string">
            <text:p>C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Chen, Chun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Chirinos, Robinson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Clevenger, Steve</text:p>
          </table:table-cell>
          <table:table-cell office:value-type="string">
            <text:p>C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Closser, JD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Conger, Hank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Corporan, Carlos</text:p>
          </table:table-cell>
          <table:table-cell office:value-type="string">
            <text:p>C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Cruz, Tony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De La Cruz, Luis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De La Rosa, Anderson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Delmonico, Anthony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Diaz, Robinzon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Donaldson, Josh</text:p>
          </table:table-cell>
          <table:table-cell office:value-type="string">
            <text:p>C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Doumit, Ryan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Ellis, A.J.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Espino, Damaso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Esposito, Brian</text:p>
          </table:table-cell>
          <table:table-cell office:value-type="string">
            <text:p>C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Exposito, Luis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Federowicz, Tim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Flores, Jesus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Flowers, Tyler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Fox, Jake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Fryer, Eric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Gimenez, Chris</text:p>
          </table:table-cell>
          <table:table-cell office:value-type="string">
            <text:p>C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Gimenez, Hector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Gonzalez, Jose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Gosewisch, Tuffy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Grandal, Yasmani</text:p>
          </table:table-cell>
          <table:table-cell office:value-type="string">
            <text:p>C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Hammock, Robby</text:p>
          </table:table-cell>
          <table:table-cell office:value-type="string">
            <text:p>C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Hanigan, Ryan</text:p>
          </table:table-cell>
          <table:table-cell office:value-type="string">
            <text:p>C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Hayes, Brett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1">
          <table:table-cell office:value-type="string">
            <text:p>Hernandez, Michel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Hernandez, Ramon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Herrmann, Chris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Hill, Koyie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Hill, Steve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Holaday, Bryan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Hundley, Nick</text:p>
          </table:table-cell>
          <table:table-cell office:value-type="string">
            <text:p>C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Iannetta, Chris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Jaramillo, Jason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Jaso, John</text:p>
          </table:table-cell>
          <table:table-cell office:value-type="string">
            <text:p>C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Jeroloman, Brian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Jimenez, A.J.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Jimenez, Luis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Johnson, Rob</text:p>
          </table:table-cell>
          <table:table-cell office:value-type="string">
            <text:p>C</text:p>
          </table:table-cell>
          <table:table-cell office:value-type="string">
            <text:p>SDG</text:p>
          </table:table-cell>
          <table:table-cell table:number-columns-repeated="1021"/>
        </table:table-row>
        <table:table-row table:style-name="ro1">
          <table:table-cell office:value-type="string">
            <text:p>Joseph, Tommy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Kottaras, George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Kratz, Erik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Laird, Gerald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Lavarnway, Ryan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Lehmann, Danny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Leon, Sandy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Lerud, Steve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Leyland, Patrick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Lobaton, Jose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Lucroy, Jonathan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Lucy, Donny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Maldonado, Carlos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Maldonado, Martin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Marson, Lou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Martin, Russell</text:p>
          </table:table-cell>
          <table:table-cell office:value-type="string">
            <text:p>C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Martinez, Luis</text:p>
          </table:table-cell>
          <table:table-cell office:value-type="string">
            <text:p>C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Martinez, Victor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Mathis, Jeff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1">
          <table:table-cell office:value-type="string">
            <text:p>Mauer, Joe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McCann, Brian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McCann, James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McKenry, Michael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Mendonca, Tommy</text:p>
          </table:table-cell>
          <table:table-cell office:value-type="string">
            <text:p>C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Mercado, Orlando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Mesoraco, Devin</text:p>
          </table:table-cell>
          <table:table-cell office:value-type="string">
            <text:p>C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Miller, Corky</text:p>
          </table:table-cell>
          <table:table-cell office:value-type="string">
            <text:p>C</text:p>
          </table:table-cell>
          <table:table-cell office:value-type="string">
            <text:p>CIN</text:p>
          </table:table-cell>
          <table:table-cell table:number-columns-repeated="1021"/>
        </table:table-row>
        <table:table-row table:style-name="ro1">
          <table:table-cell office:value-type="string">
            <text:p>Molina, Jose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Molina, Yadier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Montero, Jesus</text:p>
          </table:table-cell>
          <table:table-cell office:value-type="string">
            <text:p>C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Montero, Miguel</text:p>
          </table:table-cell>
          <table:table-cell office:value-type="string">
            <text:p>C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Moore, Adam</text:p>
          </table:table-cell>
          <table:table-cell office:value-type="string">
            <text:p>C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Morales, Jose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Napoli, Mike</text:p>
          </table:table-cell>
          <table:table-cell office:value-type="string">
            <text:p>C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Nickeas, Mike</text:p>
          </table:table-cell>
          <table:table-cell office:value-type="string">
            <text:p>C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Norris, Derek</text:p>
          </table:table-cell>
          <table:table-cell office:value-type="string">
            <text:p>C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Olivo, Miguel</text:p>
          </table:table-cell>
          <table:table-cell office:value-type="string">
            <text:p>C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Pacheco, Jordan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Pagnozzi, Matt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Pena, Brayan</text:p>
          </table:table-cell>
          <table:table-cell office:value-type="string">
            <text:p>C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Perez, Salvador</text:p>
          </table:table-cell>
          <table:table-cell office:value-type="string">
            <text:p>C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Phegley, Josh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Phillips, Paul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Pierzynski, A.J.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1">
          <table:table-cell office:value-type="string">
            <text:p>Pina, Manny</text:p>
          </table:table-cell>
          <table:table-cell office:value-type="string">
            <text:p>C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Posey, Buster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Quintero, Humberto</text:p>
          </table:table-cell>
          <table:table-cell office:value-type="string">
            <text:p>C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Quiroz, Guillermo</text:p>
          </table:table-cell>
          <table:table-cell office:value-type="string">
            <text:p>C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1">
          <table:table-cell office:value-type="string">
            <text:p>Ramirez, Carlos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Ramirez, Max</text:p>
          </table:table-cell>
          <table:table-cell office:value-type="string">
            <text:p>C</text:p>
          </table:table-cell>
          <table:table-cell office:value-type="string">
            <text:p>K.C</text:p>
          </table:table-cell>
          <table:table-cell table:number-columns-repeated="1021"/>
        </table:table-row>
        <table:table-row table:style-name="ro1">
          <table:table-cell office:value-type="string">
            <text:p>Ramos, Wilson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Recker, Anthony</text:p>
          </table:table-cell>
          <table:table-cell office:value-type="string">
            <text:p>C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Rivera, Mike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>
            <text:p>Rivera, Rene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Robinson, Chris</text:p>
          </table:table-cell>
          <table:table-cell office:value-type="string">
            <text:p>C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RohOFing, Dan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Romine, Austin</text:p>
          </table:table-cell>
          <table:table-cell office:value-type="string">
            <text:p>C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1">
          <table:table-cell office:value-type="string">
            <text:p>Rosario, Alberto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Rosario, Wilin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1">
          <table:table-cell office:value-type="string">
            <text:p>Ross, David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Ruiz, Carlos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Saltalamacchia, Jarrod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Sanchez, Hector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Santana, Carlos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1">
          <table:table-cell office:value-type="string">
            <text:p>Santos, Omir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1">
          <table:table-cell office:value-type="string">
            <text:p>Schmidt, Konrad</text:p>
          </table:table-cell>
          <table:table-cell office:value-type="string">
            <text:p>C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Schneider, Brian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Shoppach, Kelly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Snyder, Chris</text:p>
          </table:table-cell>
          <table:table-cell office:value-type="string">
            <text:p>C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1">
          <table:table-cell office:value-type="string">
            <text:p>Solano, Jhonatan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1">
          <table:table-cell office:value-type="string">
            <text:p>Soto, Geovany</text:p>
          </table:table-cell>
          <table:table-cell office:value-type="string">
            <text:p>C</text:p>
          </table:table-cell>
          <table:table-cell office:value-type="string">
            <text:p>CHC</text:p>
          </table:table-cell>
          <table:table-cell table:number-columns-repeated="1021"/>
        </table:table-row>
        <table:table-row table:style-name="ro1">
          <table:table-cell office:value-type="string">
            <text:p>Stanley, Cody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Stewart, Chris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Stock, Robert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1">
          <table:table-cell office:value-type="string">
            <text:p>Susac, Andrew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Suzuki, Kurt</text:p>
          </table:table-cell>
          <table:table-cell office:value-type="string">
            <text:p>C</text:p>
          </table:table-cell>
          <table:table-cell office:value-type="string">
            <text:p>OAK</text:p>
          </table:table-cell>
          <table:table-cell table:number-columns-repeated="1021"/>
        </table:table-row>
        <table:table-row table:style-name="ro1">
          <table:table-cell office:value-type="string">
            <text:p>Tatum, Craig</text:p>
          </table:table-cell>
          <table:table-cell office:value-type="string">
            <text:p>C</text:p>
          </table:table-cell>
          <table:table-cell office:value-type="string">
            <text:p>ARI</text:p>
          </table:table-cell>
          <table:table-cell table:number-columns-repeated="1021"/>
        </table:table-row>
        <table:table-row table:style-name="ro1">
          <table:table-cell office:value-type="string">
            <text:p>Teagarden, Taylor</text:p>
          </table:table-cell>
          <table:table-cell office:value-type="string">
            <text:p>C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Thole, Josh</text:p>
          </table:table-cell>
          <table:table-cell office:value-type="string">
            <text:p>C</text:p>
          </table:table-cell>
          <table:table-cell office:value-type="string">
            <text:p>NYM</text:p>
          </table:table-cell>
          <table:table-cell table:number-columns-repeated="1021"/>
        </table:table-row>
        <table:table-row table:style-name="ro1">
          <table:table-cell office:value-type="string">
            <text:p>Torrealba, Yorvit</text:p>
          </table:table-cell>
          <table:table-cell office:value-type="string">
            <text:p>C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Towles, J.R.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>
            <text:p>Treanor, Matt</text:p>
          </table:table-cell>
          <table:table-cell office:value-type="string">
            <text:p>C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1">
          <table:table-cell office:value-type="string">
            <text:p>Valle, Sebastian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1">
          <table:table-cell office:value-type="string">
            <text:p>Whiteside, Eli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Wieters, Matt</text:p>
          </table:table-cell>
          <table:table-cell office:value-type="string">
            <text:p>C</text:p>
          </table:table-cell>
          <table:table-cell office:value-type="string">
            <text:p>BAL</text:p>
          </table:table-cell>
          <table:table-cell table:number-columns-repeated="1021"/>
        </table:table-row>
        <table:table-row table:style-name="ro1">
          <table:table-cell office:value-type="string">
            <text:p>Williams, Jackson</text:p>
          </table:table-cell>
          <table:table-cell office:value-type="string">
            <text:p>C</text:p>
          </table:table-cell>
          <table:table-cell office:value-type="string">
            <text:p>SFO</text:p>
          </table:table-cell>
          <table:table-cell table:number-columns-repeated="1021"/>
        </table:table-row>
        <table:table-row table:style-name="ro1">
          <table:table-cell office:value-type="string">
            <text:p>Wilson, Bobby</text:p>
          </table:table-cell>
          <table:table-cell office:value-type="string">
            <text:p>C</text:p>
          </table:table-cell>
          <table:table-cell office:value-type="string">
            <text:p>LAA</text:p>
          </table:table-cell>
          <table:table-cell table:number-columns-repeated="1021"/>
        </table:table-row>
        <table:table-row table:style-name="ro1">
          <table:table-cell office:value-type="string">
            <text:p>Yepez, Jose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d'Arnaud, Travis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3">
          <table:table-cell office:value-type="string">
            <text:p>Moylan, Peter</text:p>
          </table:table-cell>
          <table:table-cell office:value-type="string">
            <text:p>RP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1">
          <table:table-cell office:value-type="string">
            <text:p>Sweeney, Ryan</text:p>
          </table:table-cell>
          <table:table-cell office:value-type="string">
            <text:p>OF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1">
          <table:table-cell office:value-type="string">
            <text:p>Castro, Ramon</text:p>
          </table:table-cell>
          <table:table-cell office:value-type="string">
            <text:p>C</text:p>
          </table:table-cell>
          <table:table-cell office:value-type="string">
            <text:p>CWS</text:p>
          </table:table-cell>
          <table:table-cell table:number-columns-repeated="1021"/>
        </table:table-row>
        <table:table-row table:style-name="ro3">
          <table:table-cell office:value-type="string">
            <text:p>Ordonez, Magglio</text:p>
          </table:table-cell>
          <table:table-cell office:value-type="string">
            <text:p>O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3">
          <table:table-cell office:value-type="string">
            <text:p>Padilla, Vincente</text:p>
          </table:table-cell>
          <table:table-cell office:value-type="string">
            <text:p>RP</text:p>
          </table:table-cell>
          <table:table-cell office:value-type="string">
            <text:p>LAD</text:p>
          </table:table-cell>
          <table:table-cell table:number-columns-repeated="1021"/>
        </table:table-row>
        <table:table-row table:style-name="ro3">
          <table:table-cell office:value-type="string">
            <text:p>Marte, Damaso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3">
          <table:table-cell office:value-type="string">
            <text:p>Mitre, Sergio</text:p>
          </table:table-cell>
          <table:table-cell office:value-type="string">
            <text:p>RP</text:p>
          </table:table-cell>
          <table:table-cell office:value-type="string">
            <text:p>NYY</text:p>
          </table:table-cell>
          <table:table-cell table:number-columns-repeated="1021"/>
        </table:table-row>
        <table:table-row table:style-name="ro3">
          <table:table-cell office:value-type="string">
            <text:p>Gload, Ross</text:p>
          </table:table-cell>
          <table:table-cell office:value-type="string">
            <text:p>1B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3">
          <table:table-cell office:value-type="string">
            <text:p>McClouth, Nate</text:p>
          </table:table-cell>
          <table:table-cell office:value-type="string">
            <text:p>OF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1">
          <table:table-cell office:value-type="string">
            <text:p>Scott, Luke</text:p>
          </table:table-cell>
          <table:table-cell office:value-type="string">
            <text:p>OF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1">
          <table:table-cell office:value-type="string">
            <text:p>Webb, Brandon</text:p>
          </table:table-cell>
          <table:table-cell office:value-type="string">
            <text:p>S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>
          <table:table-cell office:value-type="string">
            <text:p>Gonzalez, Mike</text:p>
          </table:table-cell>
          <table:table-cell office:value-type="string">
            <text:p>RP</text:p>
          </table:table-cell>
          <table:table-cell office:value-type="string">
            <text:p>TEX</text:p>
          </table:table-cell>
          <table:table-cell table:number-columns-repeated="1021"/>
        </table:table-row>
        <table:table-row table:style-name="ro1" table:number-rows-repeated="639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BA_2011_-_2012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number-columns-repeated="1021" table:default-cell-style-name="ce1"/>
        <table:table-row table:style-name="ro2">
          <table:table-cell office:value-type="string">
            <text:p>Player</text:p>
          </table:table-cell>
          <table:table-cell office:value-type="string">
            <text:p>Position</text:p>
          </table:table-cell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office:value-type="string">
            <text:p>Alabi, Solomon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Aldrich, Cole</text:p>
          </table:table-cell>
          <table:table-cell office:value-type="string">
            <text:p>C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Anthony, Joel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Asik, Omer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arac, Stanko</text:p>
          </table:table-cell>
          <table:table-cell office:value-type="string">
            <text:p>C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Bargnani, Andrea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Biedrins, Andris</text:p>
          </table:table-cell>
          <table:table-cell office:value-type="string">
            <text:p>C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Blatche, Andray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ogut, Andrew</text:p>
          </table:table-cell>
          <table:table-cell office:value-type="string">
            <text:p>C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Brown, Kwame</text:p>
          </table:table-cell>
          <table:table-cell office:value-type="string">
            <text:p>C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Bynum, Andrew</text:p>
          </table:table-cell>
          <table:table-cell office:value-type="string">
            <text:p>C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Camby, Marcus</text:p>
          </table:table-cell>
          <table:table-cell office:value-type="string">
            <text:p>C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Chandler, Tyson</text:p>
          </table:table-cell>
          <table:table-cell office:value-type="string">
            <text:p>C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Collins, Jason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Cousins, DeMarcus</text:p>
          </table:table-cell>
          <table:table-cell office:value-type="string">
            <text:p>C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Curry, Eddy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Dalembert, Samuel</text:p>
          </table:table-cell>
          <table:table-cell office:value-type="string">
            <text:p>C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Diop, DeSagana</text:p>
          </table:table-cell>
          <table:table-cell office:value-type="string">
            <text:p>C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Elonu, Chinemelu</text:p>
          </table:table-cell>
          <table:table-cell office:value-type="string">
            <text:p>C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Erden, Semih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Foster, Jeff</text:p>
          </table:table-cell>
          <table:table-cell office:value-type="string">
            <text:p>C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Frye, Channing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Gasol, Marc</text:p>
          </table:table-cell>
          <table:table-cell office:value-type="string">
            <text:p>C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Gladness, Mickell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Gray, Aaron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Haddadi, Hamed</text:p>
          </table:table-cell>
          <table:table-cell office:value-type="string">
            <text:p>C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Harrellson, Josh</text:p>
          </table:table-cell>
          <table:table-cell office:value-type="string">
            <text:p>C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Hawes, Spencer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aywood, Brendan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Hibbert, Roy</text:p>
          </table:table-cell>
          <table:table-cell office:value-type="string">
            <text:p>C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Hollins, Ryan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Horford, Al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Howard, Dwight</text:p>
          </table:table-cell>
          <table:table-cell office:value-type="string">
            <text:p>C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Jefferson, Al</text:p>
          </table:table-cell>
          <table:table-cell office:value-type="string">
            <text:p>C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Jordan, DeAndre</text:p>
          </table:table-cell>
          <table:table-cell office:value-type="string">
            <text:p>C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Jordan, Jerome</text:p>
          </table:table-cell>
          <table:table-cell office:value-type="string">
            <text:p>C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Kaman, Chris</text:p>
          </table:table-cell>
          <table:table-cell office:value-type="string">
            <text:p>C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Kanter, Enes</text:p>
          </table:table-cell>
          <table:table-cell office:value-type="string">
            <text:p>C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Koufos, Kosta</text:p>
          </table:table-cell>
          <table:table-cell office:value-type="string">
            <text:p>C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Lee, David</text:p>
          </table:table-cell>
          <table:table-cell office:value-type="string">
            <text:p>C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Lopez, Brook</text:p>
          </table:table-cell>
          <table:table-cell office:value-type="string">
            <text:p>C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Lopez, Robin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Magloire, Jamaal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Mahinmi, Ian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Mavrokefalidis, Loukas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McGee, JaVale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Milicic, Darko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Miller, Brad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Mohammed, Nazr</text:p>
          </table:table-cell>
          <table:table-cell office:value-type="string">
            <text:p>C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Monroe, Greg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Mozgov, Timofey</text:p>
          </table:table-cell>
          <table:table-cell office:value-type="string">
            <text:p>C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Mullens, Byron</text:p>
          </table:table-cell>
          <table:table-cell office:value-type="string">
            <text:p>C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Ndiaye, Hamady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Nene, Nene</text:p>
          </table:table-cell>
          <table:table-cell office:value-type="string">
            <text:p>C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Noah, Joakim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O'Neal, Jermaine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Oden, Greg</text:p>
          </table:table-cell>
          <table:table-cell office:value-type="string">
            <text:p>C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Okafor, Emeka</text:p>
          </table:table-cell>
          <table:table-cell office:value-type="string">
            <text:p>C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Okur, Mehmet</text:p>
          </table:table-cell>
          <table:table-cell office:value-type="string">
            <text:p>C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Orton, Daniel</text:p>
          </table:table-cell>
          <table:table-cell office:value-type="string">
            <text:p>C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Pachulia, Zaza</text:p>
          </table:table-cell>
          <table:table-cell office:value-type="string">
            <text:p>C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Padgett, David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Pekovic, Nikola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Perkins, Kendrick</text:p>
          </table:table-cell>
          <table:table-cell office:value-type="string">
            <text:p>C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Petro, Johan</text:p>
          </table:table-cell>
          <table:table-cell office:value-type="string">
            <text:p>C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Pittman, Dexter</text:p>
          </table:table-cell>
          <table:table-cell office:value-type="string">
            <text:p>C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Prestes, Paulo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amuels, Samardo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calabrine, Brian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tiemsma, Greg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Thabeet, Hasheem</text:p>
          </table:table-cell>
          <table:table-cell office:value-type="string">
            <text:p>C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Turiaf, Ronny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Tyler, Jeremy</text:p>
          </table:table-cell>
          <table:table-cell office:value-type="string">
            <text:p>C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Varejao, Anderson</text:p>
          </table:table-cell>
          <table:table-cell office:value-type="string">
            <text:p>C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Vucevic, Nikola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Wallace, Ben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Whiteside, Hassan</text:p>
          </table:table-cell>
          <table:table-cell office:value-type="string">
            <text:p>C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Wilcox, Chris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Aminu, Al-Farouq</text:p>
          </table:table-cell>
          <table:table-cell office:value-type="string">
            <text:p>SF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Anthony, Carmelo</text:p>
          </table:table-cell>
          <table:table-cell office:value-type="string">
            <text:p>SF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Babbitt, Luke</text:p>
          </table:table-cell>
          <table:table-cell office:value-type="string">
            <text:p>SF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Balkman, Renaldo</text:p>
          </table:table-cell>
          <table:table-cell office:value-type="string">
            <text:p>SF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Barnes, Matt</text:p>
          </table:table-cell>
          <table:table-cell office:value-type="string">
            <text:p>SF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Battier, Shane</text:p>
          </table:table-cell>
          <table:table-cell office:value-type="string">
            <text:p>S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Batum, Nicolas</text:p>
          </table:table-cell>
          <table:table-cell office:value-type="string">
            <text:p>SF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Brewer, Corey</text:p>
          </table:table-cell>
          <table:table-cell office:value-type="string">
            <text:p>SF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Brown, Derrick</text:p>
          </table:table-cell>
          <table:table-cell office:value-type="string">
            <text:p>SF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Budinger, Chase</text:p>
          </table:table-cell>
          <table:table-cell office:value-type="string">
            <text:p>S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Butler, Caron</text:p>
          </table:table-cell>
          <table:table-cell office:value-type="string">
            <text:p>SF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Butler, Jimmy</text:p>
          </table:table-cell>
          <table:table-cell office:value-type="string">
            <text:p>SF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Carroll, DeMarre</text:p>
          </table:table-cell>
          <table:table-cell office:value-type="string">
            <text:p>SF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Casspi, Omri</text:p>
          </table:table-cell>
          <table:table-cell office:value-type="string">
            <text:p>S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Childress, Josh</text:p>
          </table:table-cell>
          <table:table-cell office:value-type="string">
            <text:p>SF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Clark, Earl</text:p>
          </table:table-cell>
          <table:table-cell office:value-type="string">
            <text:p>SF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Claver, Victor</text:p>
          </table:table-cell>
          <table:table-cell office:value-type="string">
            <text:p>SF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Cunningham, Dante</text:p>
          </table:table-cell>
          <table:table-cell office:value-type="string">
            <text:p>SF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Davis, Josh</text:p>
          </table:table-cell>
          <table:table-cell office:value-type="string">
            <text:p>SF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Daye, Austin</text:p>
          </table:table-cell>
          <table:table-cell office:value-type="string">
            <text:p>S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Deng, Luol</text:p>
          </table:table-cell>
          <table:table-cell office:value-type="string">
            <text:p>SF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Dudley, Jared</text:p>
          </table:table-cell>
          <table:table-cell office:value-type="string">
            <text:p>SF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Dunleavy, Mike</text:p>
          </table:table-cell>
          <table:table-cell office:value-type="string">
            <text:p>S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Durant, Kevin</text:p>
          </table:table-cell>
          <table:table-cell office:value-type="string">
            <text:p>SF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Ebanks, Devin</text:p>
          </table:table-cell>
          <table:table-cell office:value-type="string">
            <text:p>SF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Evans, Jeremy</text:p>
          </table:table-cell>
          <table:table-cell office:value-type="string">
            <text:p>SF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Evans, Maurice</text:p>
          </table:table-cell>
          <table:table-cell office:value-type="string">
            <text:p>SF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Eyenga, Christian</text:p>
          </table:table-cell>
          <table:table-cell office:value-type="string">
            <text:p>S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Faried, Kenneth</text:p>
          </table:table-cell>
          <table:table-cell office:value-type="string">
            <text:p>SF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Forbes, Gary</text:p>
          </table:table-cell>
          <table:table-cell office:value-type="string">
            <text:p>S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Gallinari, Danilo</text:p>
          </table:table-cell>
          <table:table-cell office:value-type="string">
            <text:p>SF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Gay, Rudy</text:p>
          </table:table-cell>
          <table:table-cell office:value-type="string">
            <text:p>SF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Gee, Alonzo</text:p>
          </table:table-cell>
          <table:table-cell office:value-type="string">
            <text:p>S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Gomes, Ryan</text:p>
          </table:table-cell>
          <table:table-cell office:value-type="string">
            <text:p>SF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Granger, Danny</text:p>
          </table:table-cell>
          <table:table-cell office:value-type="string">
            <text:p>SF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Green, Danny</text:p>
          </table:table-cell>
          <table:table-cell office:value-type="string">
            <text:p>SF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Greene, Donte</text:p>
          </table:table-cell>
          <table:table-cell office:value-type="string">
            <text:p>SF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Harris, Tobias</text:p>
          </table:table-cell>
          <table:table-cell office:value-type="string">
            <text:p>S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Hayward, Gordon</text:p>
          </table:table-cell>
          <table:table-cell office:value-type="string">
            <text:p>SF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Hayward, Lazar</text:p>
          </table:table-cell>
          <table:table-cell office:value-type="string">
            <text:p>SF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Hill, Grant</text:p>
          </table:table-cell>
          <table:table-cell office:value-type="string">
            <text:p>SF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Honeycutt, Tyler</text:p>
          </table:table-cell>
          <table:table-cell office:value-type="string">
            <text:p>SF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Howard, Josh</text:p>
          </table:table-cell>
          <table:table-cell office:value-type="string">
            <text:p>SF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Ilyasova, Ersan</text:p>
          </table:table-cell>
          <table:table-cell office:value-type="string">
            <text:p>S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Jackson, Stephen</text:p>
          </table:table-cell>
          <table:table-cell office:value-type="string">
            <text:p>S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James, Damion</text:p>
          </table:table-cell>
          <table:table-cell office:value-type="string">
            <text:p>SF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James, LeBron</text:p>
          </table:table-cell>
          <table:table-cell office:value-type="string">
            <text:p>S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Jefferson, Richard</text:p>
          </table:table-cell>
          <table:table-cell office:value-type="string">
            <text:p>SF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Jerebko, Jonas</text:p>
          </table:table-cell>
          <table:table-cell office:value-type="string">
            <text:p>S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Johnson, Amir</text:p>
          </table:table-cell>
          <table:table-cell office:value-type="string">
            <text:p>S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Jones, James</text:p>
          </table:table-cell>
          <table:table-cell office:value-type="string">
            <text:p>S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Kleiza, Linas</text:p>
          </table:table-cell>
          <table:table-cell office:value-type="string">
            <text:p>S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Leunen, Maarty</text:p>
          </table:table-cell>
          <table:table-cell office:value-type="string">
            <text:p>S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Maggette, Corey</text:p>
          </table:table-cell>
          <table:table-cell office:value-type="string">
            <text:p>SF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Mbah a Moute, Luc Richard</text:p>
          </table:table-cell>
          <table:table-cell office:value-type="string">
            <text:p>S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Miles, C.J.</text:p>
          </table:table-cell>
          <table:table-cell office:value-type="string">
            <text:p>SF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Miller, Mike</text:p>
          </table:table-cell>
          <table:table-cell office:value-type="string">
            <text:p>S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Nocioni, Andres</text:p>
          </table:table-cell>
          <table:table-cell office:value-type="string">
            <text:p>S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Novak, Steve</text:p>
          </table:table-cell>
          <table:table-cell office:value-type="string">
            <text:p>SF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Outlaw, Travis</text:p>
          </table:table-cell>
          <table:table-cell office:value-type="string">
            <text:p>SF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Owens, Larry</text:p>
          </table:table-cell>
          <table:table-cell office:value-type="string">
            <text:p>SF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Parsons, Chandler</text:p>
          </table:table-cell>
          <table:table-cell office:value-type="string">
            <text:p>S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Pierce, Paul</text:p>
          </table:table-cell>
          <table:table-cell office:value-type="string">
            <text:p>SF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Pondexter, Quincy</text:p>
          </table:table-cell>
          <table:table-cell office:value-type="string">
            <text:p>SF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Prince, Tayshaun</text:p>
          </table:table-cell>
          <table:table-cell office:value-type="string">
            <text:p>S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Radmanovic, Vladimir</text:p>
          </table:table-cell>
          <table:table-cell office:value-type="string">
            <text:p>S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Salmons, John</text:p>
          </table:table-cell>
          <table:table-cell office:value-type="string">
            <text:p>SF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Sefolosha, Thabo</text:p>
          </table:table-cell>
          <table:table-cell office:value-type="string">
            <text:p>SF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Singleton, Chris</text:p>
          </table:table-cell>
          <table:table-cell office:value-type="string">
            <text:p>SF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Smith, Josh</text:p>
          </table:table-cell>
          <table:table-cell office:value-type="string">
            <text:p>S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Stackhouse, Jerry</text:p>
          </table:table-cell>
          <table:table-cell office:value-type="string">
            <text:p>S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Summers, DaJuan</text:p>
          </table:table-cell>
          <table:table-cell office:value-type="string">
            <text:p>SF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Thompson, Mychel</text:p>
          </table:table-cell>
          <table:table-cell office:value-type="string">
            <text:p>S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Turkoglu, Hedo</text:p>
          </table:table-cell>
          <table:table-cell office:value-type="string">
            <text:p>SF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Vesely, Jan</text:p>
          </table:table-cell>
          <table:table-cell office:value-type="string">
            <text:p>SF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Wallace, Gerald</text:p>
          </table:table-cell>
          <table:table-cell office:value-type="string">
            <text:p>SF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Walton, Luke</text:p>
          </table:table-cell>
          <table:table-cell office:value-type="string">
            <text:p>SF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Williams, Reggie</text:p>
          </table:table-cell>
          <table:table-cell office:value-type="string">
            <text:p>SF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Williams, Shawne</text:p>
          </table:table-cell>
          <table:table-cell office:value-type="string">
            <text:p>SF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World Peace, Metta</text:p>
          </table:table-cell>
          <table:table-cell office:value-type="string">
            <text:p>SF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Wright, Chris</text:p>
          </table:table-cell>
          <table:table-cell office:value-type="string">
            <text:p>SF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Young, Sam</text:p>
          </table:table-cell>
          <table:table-cell office:value-type="string">
            <text:p>SF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Young, Thaddeus</text:p>
          </table:table-cell>
          <table:table-cell office:value-type="string">
            <text:p>S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Adrien, Jeff</text:p>
          </table:table-cell>
          <table:table-cell office:value-type="string">
            <text:p>P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Aldridge, LaMarcus</text:p>
          </table:table-cell>
          <table:table-cell office:value-type="string">
            <text:p>PF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Allen, Lavoy</text:p>
          </table:table-cell>
          <table:table-cell office:value-type="string">
            <text:p>P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Amundson, Lou</text:p>
          </table:table-cell>
          <table:table-cell office:value-type="string">
            <text:p>PF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Andersen, Chris</text:p>
          </table:table-cell>
          <table:table-cell office:value-type="string">
            <text:p>PF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Anderson, Ryan</text:p>
          </table:table-cell>
          <table:table-cell office:value-type="string">
            <text:p>PF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Arthur, Darrell</text:p>
          </table:table-cell>
          <table:table-cell office:value-type="string">
            <text:p>PF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Ayon, Gustavo</text:p>
          </table:table-cell>
          <table:table-cell office:value-type="string">
            <text:p>PF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Barron, Earl</text:p>
          </table:table-cell>
          <table:table-cell office:value-type="string">
            <text:p>PF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Bass, Brandon</text:p>
          </table:table-cell>
          <table:table-cell office:value-type="string">
            <text:p>PF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Battie, Tony</text:p>
          </table:table-cell>
          <table:table-cell office:value-type="string">
            <text:p>P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Beasley, Michael</text:p>
          </table:table-cell>
          <table:table-cell office:value-type="string">
            <text:p>P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iyombo, Bismack</text:p>
          </table:table-cell>
          <table:table-cell office:value-type="string">
            <text:p>PF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Bjelica, Nemanja</text:p>
          </table:table-cell>
          <table:table-cell office:value-type="string">
            <text:p>P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lair, DeJuan</text:p>
          </table:table-cell>
          <table:table-cell office:value-type="string">
            <text:p>PF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Bonner, Matt</text:p>
          </table:table-cell>
          <table:table-cell office:value-type="string">
            <text:p>PF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Booker, Trevor</text:p>
          </table:table-cell>
          <table:table-cell office:value-type="string">
            <text:p>PF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oozer, Carlos</text:p>
          </table:table-cell>
          <table:table-cell office:value-type="string">
            <text:p>PF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osh, Chris</text:p>
          </table:table-cell>
          <table:table-cell office:value-type="string">
            <text:p>P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Brackins, Craig</text:p>
          </table:table-cell>
          <table:table-cell office:value-type="string">
            <text:p>P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Brand, Elton</text:p>
          </table:table-cell>
          <table:table-cell office:value-type="string">
            <text:p>PF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Brockman, Jon</text:p>
          </table:table-cell>
          <table:table-cell office:value-type="string">
            <text:p>P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Caracter, Derrick</text:p>
          </table:table-cell>
          <table:table-cell office:value-type="string">
            <text:p>PF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Cardinal, Brian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Collins, Dwayne</text:p>
          </table:table-cell>
          <table:table-cell office:value-type="string">
            <text:p>PF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Collison, Nick</text:p>
          </table:table-cell>
          <table:table-cell office:value-type="string">
            <text:p>PF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Cook, Brian</text:p>
          </table:table-cell>
          <table:table-cell office:value-type="string">
            <text:p>PF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Davis, Ed</text:p>
          </table:table-cell>
          <table:table-cell office:value-type="string">
            <text:p>P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Davis, Glen</text:p>
          </table:table-cell>
          <table:table-cell office:value-type="string">
            <text:p>PF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Diaw, Boris</text:p>
          </table:table-cell>
          <table:table-cell office:value-type="string">
            <text:p>PF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Dragicevic, Tadija</text:p>
          </table:table-cell>
          <table:table-cell office:value-type="string">
            <text:p>PF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Duncan, Tim</text:p>
          </table:table-cell>
          <table:table-cell office:value-type="string">
            <text:p>PF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Evans, Reggie</text:p>
          </table:table-cell>
          <table:table-cell office:value-type="string">
            <text:p>PF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Favors, Derrick</text:p>
          </table:table-cell>
          <table:table-cell office:value-type="string">
            <text:p>PF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Garnett, Kevin</text:p>
          </table:table-cell>
          <table:table-cell office:value-type="string">
            <text:p>PF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Gasol, Pau</text:p>
          </table:table-cell>
          <table:table-cell office:value-type="string">
            <text:p>PF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Gibson, Taj</text:p>
          </table:table-cell>
          <table:table-cell office:value-type="string">
            <text:p>PF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Gooden, Drew</text:p>
          </table:table-cell>
          <table:table-cell office:value-type="string">
            <text:p>P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Gortat, Marcin</text:p>
          </table:table-cell>
          <table:table-cell office:value-type="string">
            <text:p>PF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Griffin, Blake</text:p>
          </table:table-cell>
          <table:table-cell office:value-type="string">
            <text:p>PF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Hansbrough, Tyler</text:p>
          </table:table-cell>
          <table:table-cell office:value-type="string">
            <text:p>PF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Harangody, Luke</text:p>
          </table:table-cell>
          <table:table-cell office:value-type="string">
            <text:p>P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Harper, Justin</text:p>
          </table:table-cell>
          <table:table-cell office:value-type="string">
            <text:p>PF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Harrington, Al</text:p>
          </table:table-cell>
          <table:table-cell office:value-type="string">
            <text:p>PF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Haslem, Udonis</text:p>
          </table:table-cell>
          <table:table-cell office:value-type="string">
            <text:p>P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Hayes, Chuck</text:p>
          </table:table-cell>
          <table:table-cell office:value-type="string">
            <text:p>PF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Hickson, J.J.</text:p>
          </table:table-cell>
          <table:table-cell office:value-type="string">
            <text:p>PF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Hill, Jordan</text:p>
          </table:table-cell>
          <table:table-cell office:value-type="string">
            <text:p>P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Howard, Juwan</text:p>
          </table:table-cell>
          <table:table-cell office:value-type="string">
            <text:p>P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Humphries, Kris</text:p>
          </table:table-cell>
          <table:table-cell office:value-type="string">
            <text:p>PF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Ibaka, Serge</text:p>
          </table:table-cell>
          <table:table-cell office:value-type="string">
            <text:p>PF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Jamison, Antawn</text:p>
          </table:table-cell>
          <table:table-cell office:value-type="string">
            <text:p>P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Jeffries, Jared</text:p>
          </table:table-cell>
          <table:table-cell office:value-type="string">
            <text:p>PF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Jianlian, Yi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Johnson, Chris</text:p>
          </table:table-cell>
          <table:table-cell office:value-type="string">
            <text:p>PF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Johnson, Ivan</text:p>
          </table:table-cell>
          <table:table-cell office:value-type="string">
            <text:p>P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Johnson, JaJuan</text:p>
          </table:table-cell>
          <table:table-cell office:value-type="string">
            <text:p>PF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Johnson, James</text:p>
          </table:table-cell>
          <table:table-cell office:value-type="string">
            <text:p>PF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Jones, Solomon</text:p>
          </table:table-cell>
          <table:table-cell office:value-type="string">
            <text:p>PF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Landry, Carl</text:p>
          </table:table-cell>
          <table:table-cell office:value-type="string">
            <text:p>PF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Leuer, Jon</text:p>
          </table:table-cell>
          <table:table-cell office:value-type="string">
            <text:p>P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Lewis, Rashard</text:p>
          </table:table-cell>
          <table:table-cell office:value-type="string">
            <text:p>PF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Love, Kevin</text:p>
          </table:table-cell>
          <table:table-cell office:value-type="string">
            <text:p>P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Macklin, Vernon</text:p>
          </table:table-cell>
          <table:table-cell office:value-type="string">
            <text:p>P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Marion, Shawn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Maxiell, Jason</text:p>
          </table:table-cell>
          <table:table-cell office:value-type="string">
            <text:p>P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McGuire, Dominic</text:p>
          </table:table-cell>
          <table:table-cell office:value-type="string">
            <text:p>PF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McRoberts, Josh</text:p>
          </table:table-cell>
          <table:table-cell office:value-type="string">
            <text:p>PF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Millsap, Paul</text:p>
          </table:table-cell>
          <table:table-cell office:value-type="string">
            <text:p>PF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Morris, Marcus</text:p>
          </table:table-cell>
          <table:table-cell office:value-type="string">
            <text:p>P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Morris, Markieff</text:p>
          </table:table-cell>
          <table:table-cell office:value-type="string">
            <text:p>PF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Murphy, Troy</text:p>
          </table:table-cell>
          <table:table-cell office:value-type="string">
            <text:p>PF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Najera, Eduardo</text:p>
          </table:table-cell>
          <table:table-cell office:value-type="string">
            <text:p>PF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Nowitzki, Dirk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Odom, Lamar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Patterson, Patrick</text:p>
          </table:table-cell>
          <table:table-cell office:value-type="string">
            <text:p>P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Pendergraph, Jeff</text:p>
          </table:table-cell>
          <table:table-cell office:value-type="string">
            <text:p>PF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Rakovic, Milovan</text:p>
          </table:table-cell>
          <table:table-cell office:value-type="string">
            <text:p>PF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Randolph, Anthony</text:p>
          </table:table-cell>
          <table:table-cell office:value-type="string">
            <text:p>P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Randolph, Zach</text:p>
          </table:table-cell>
          <table:table-cell office:value-type="string">
            <text:p>PF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Reid, Ryan</text:p>
          </table:table-cell>
          <table:table-cell office:value-type="string">
            <text:p>PF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Richards, Ryan</text:p>
          </table:table-cell>
          <table:table-cell office:value-type="string">
            <text:p>PF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Sanders, Larry</text:p>
          </table:table-cell>
          <table:table-cell office:value-type="string">
            <text:p>PF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Scola, Luis</text:p>
          </table:table-cell>
          <table:table-cell office:value-type="string">
            <text:p>PF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Seraphin, Kevin</text:p>
          </table:table-cell>
          <table:table-cell office:value-type="string">
            <text:p>PF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Smith, Craig</text:p>
          </table:table-cell>
          <table:table-cell office:value-type="string">
            <text:p>PF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Smith, Jason</text:p>
          </table:table-cell>
          <table:table-cell office:value-type="string">
            <text:p>PF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Speights, Marreese</text:p>
          </table:table-cell>
          <table:table-cell office:value-type="string">
            <text:p>PF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Splitter, Tiago</text:p>
          </table:table-cell>
          <table:table-cell office:value-type="string">
            <text:p>PF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Stoudemire, Amar'e</text:p>
          </table:table-cell>
          <table:table-cell office:value-type="string">
            <text:p>PF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Thomas, Kurt</text:p>
          </table:table-cell>
          <table:table-cell office:value-type="string">
            <text:p>PF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Thomas, Malcolm</text:p>
          </table:table-cell>
          <table:table-cell office:value-type="string">
            <text:p>PF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Thomas, Tyrus</text:p>
          </table:table-cell>
          <table:table-cell office:value-type="string">
            <text:p>PF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Thompkins, Trey</text:p>
          </table:table-cell>
          <table:table-cell office:value-type="string">
            <text:p>PF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Thompson, Jason</text:p>
          </table:table-cell>
          <table:table-cell office:value-type="string">
            <text:p>PF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Thompson, Tristan</text:p>
          </table:table-cell>
          <table:table-cell office:value-type="string">
            <text:p>PF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Tolliver, Anthony</text:p>
          </table:table-cell>
          <table:table-cell office:value-type="string">
            <text:p>P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Tomic, Ante</text:p>
          </table:table-cell>
          <table:table-cell office:value-type="string">
            <text:p>PF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Udoh, Ekpe</text:p>
          </table:table-cell>
          <table:table-cell office:value-type="string">
            <text:p>PF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Varnado, Jarvis</text:p>
          </table:table-cell>
          <table:table-cell office:value-type="string">
            <text:p>PF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Villanueva, Charlie</text:p>
          </table:table-cell>
          <table:table-cell office:value-type="string">
            <text:p>PF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Warrick, Hakim</text:p>
          </table:table-cell>
          <table:table-cell office:value-type="string">
            <text:p>PF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West, David</text:p>
          </table:table-cell>
          <table:table-cell office:value-type="string">
            <text:p>PF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White, D.J.</text:p>
          </table:table-cell>
          <table:table-cell office:value-type="string">
            <text:p>PF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Williams, Derrick</text:p>
          </table:table-cell>
          <table:table-cell office:value-type="string">
            <text:p>PF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Williams, Jordan</text:p>
          </table:table-cell>
          <table:table-cell office:value-type="string">
            <text:p>PF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Williams, Marvin</text:p>
          </table:table-cell>
          <table:table-cell office:value-type="string">
            <text:p>PF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Williams, Sean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Williams, Shelden</text:p>
          </table:table-cell>
          <table:table-cell office:value-type="string">
            <text:p>PF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Wright, Brandan</text:p>
          </table:table-cell>
          <table:table-cell office:value-type="string">
            <text:p>PF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Augustin, D.J.</text:p>
          </table:table-cell>
          <table:table-cell office:value-type="string">
            <text:p>PG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Barea, Jose Juan</text:p>
          </table:table-cell>
          <table:table-cell office:value-type="string">
            <text:p>PG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ayless, Jerryd</text:p>
          </table:table-cell>
          <table:table-cell office:value-type="string">
            <text:p>PG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Beaubois, Roddy</text:p>
          </table:table-cell>
          <table:table-cell office:value-type="string">
            <text:p>PG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ibby, Mike</text:p>
          </table:table-cell>
          <table:table-cell office:value-type="string">
            <text:p>PG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Billups, Chauncey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Blake, Steve</text:p>
          </table:table-cell>
          <table:table-cell office:value-type="string">
            <text:p>PG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Bledsoe, Eric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Bradley, Avery</text:p>
          </table:table-cell>
          <table:table-cell office:value-type="string">
            <text:p>PG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Brown, Shannon</text:p>
          </table:table-cell>
          <table:table-cell office:value-type="string">
            <text:p>PG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Burks, Alec</text:p>
          </table:table-cell>
          <table:table-cell office:value-type="string">
            <text:p>PG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Bynum, Will</text:p>
          </table:table-cell>
          <table:table-cell office:value-type="string">
            <text:p>PG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Calderon, Jose</text:p>
          </table:table-cell>
          <table:table-cell office:value-type="string">
            <text:p>PG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Carter, Anthony</text:p>
          </table:table-cell>
          <table:table-cell office:value-type="string">
            <text:p>PG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Chalmers, Mario</text:p>
          </table:table-cell>
          <table:table-cell office:value-type="string">
            <text:p>PG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Cole, Norris</text:p>
          </table:table-cell>
          <table:table-cell office:value-type="string">
            <text:p>PG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Collison, Darren</text:p>
          </table:table-cell>
          <table:table-cell office:value-type="string">
            <text:p>PG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Conley, Mike</text:p>
          </table:table-cell>
          <table:table-cell office:value-type="string">
            <text:p>PG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Curry, Stephen</text:p>
          </table:table-cell>
          <table:table-cell office:value-type="string">
            <text:p>PG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Davis, Baron</text:p>
          </table:table-cell>
          <table:table-cell office:value-type="string">
            <text:p>PG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Dooling, Keyon</text:p>
          </table:table-cell>
          <table:table-cell office:value-type="string">
            <text:p>PG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Douglas, Toney</text:p>
          </table:table-cell>
          <table:table-cell office:value-type="string">
            <text:p>PG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Dragic, Goran</text:p>
          </table:table-cell>
          <table:table-cell office:value-type="string">
            <text:p>PG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Duhon, Chris</text:p>
          </table:table-cell>
          <table:table-cell office:value-type="string">
            <text:p>PG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Ellis, Monta</text:p>
          </table:table-cell>
          <table:table-cell office:value-type="string">
            <text:p>PG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Evans, Tyreke</text:p>
          </table:table-cell>
          <table:table-cell office:value-type="string">
            <text:p>PG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Farmar, Jordan</text:p>
          </table:table-cell>
          <table:table-cell office:value-type="string">
            <text:p>PG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Felton, Raymond</text:p>
          </table:table-cell>
          <table:table-cell office:value-type="string">
            <text:p>PG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Fisher, Derek</text:p>
          </table:table-cell>
          <table:table-cell office:value-type="string">
            <text:p>PG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Flynn, Jonny</text:p>
          </table:table-cell>
          <table:table-cell office:value-type="string">
            <text:p>PG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Ford, T.J.</text:p>
          </table:table-cell>
          <table:table-cell office:value-type="string">
            <text:p>PG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Fortson, Courtney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Foye, Randy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Fredette, Jimmer</text:p>
          </table:table-cell>
          <table:table-cell office:value-type="string">
            <text:p>PG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Gaines, Sundiata</text:p>
          </table:table-cell>
          <table:table-cell office:value-type="string">
            <text:p>PG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Gibson, Daniel</text:p>
          </table:table-cell>
          <table:table-cell office:value-type="string">
            <text:p>PG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Harris, Devin</text:p>
          </table:table-cell>
          <table:table-cell office:value-type="string">
            <text:p>PG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Higgins, Cory</text:p>
          </table:table-cell>
          <table:table-cell office:value-type="string">
            <text:p>PG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Hill, George</text:p>
          </table:table-cell>
          <table:table-cell office:value-type="string">
            <text:p>PG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Hinrich, Kirk</text:p>
          </table:table-cell>
          <table:table-cell office:value-type="string">
            <text:p>PG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Holiday, Jrue</text:p>
          </table:table-cell>
          <table:table-cell office:value-type="string">
            <text:p>PG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Irving, Kyrie</text:p>
          </table:table-cell>
          <table:table-cell office:value-type="string">
            <text:p>PG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Ivey, Royal</text:p>
          </table:table-cell>
          <table:table-cell office:value-type="string">
            <text:p>PG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Jack, Jarrett</text:p>
          </table:table-cell>
          <table:table-cell office:value-type="string">
            <text:p>PG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Jackson, Reggie</text:p>
          </table:table-cell>
          <table:table-cell office:value-type="string">
            <text:p>PG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James, Mike</text:p>
          </table:table-cell>
          <table:table-cell office:value-type="string">
            <text:p>PG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Jenkins, Charles</text:p>
          </table:table-cell>
          <table:table-cell office:value-type="string">
            <text:p>PG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Jennings, Brandon</text:p>
          </table:table-cell>
          <table:table-cell office:value-type="string">
            <text:p>PG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Johnson, Armon</text:p>
          </table:table-cell>
          <table:table-cell office:value-type="string">
            <text:p>PG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Johnson, Carldell</text:p>
          </table:table-cell>
          <table:table-cell office:value-type="string">
            <text:p>PG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Joseph, Cory</text:p>
          </table:table-cell>
          <table:table-cell office:value-type="string">
            <text:p>PG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Kidd, Jason</text:p>
          </table:table-cell>
          <table:table-cell office:value-type="string">
            <text:p>PG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Knight, Brandon</text:p>
          </table:table-cell>
          <table:table-cell office:value-type="string">
            <text:p>PG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Lawson, Ty</text:p>
          </table:table-cell>
          <table:table-cell office:value-type="string">
            <text:p>PG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Leslie, Travis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Lin, Jeremy</text:p>
          </table:table-cell>
          <table:table-cell office:value-type="string">
            <text:p>PG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Livingston, Shaun</text:p>
          </table:table-cell>
          <table:table-cell office:value-type="string">
            <text:p>PG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Lowry, Kyle</text:p>
          </table:table-cell>
          <table:table-cell office:value-type="string">
            <text:p>PG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Lucas, John</text:p>
          </table:table-cell>
          <table:table-cell office:value-type="string">
            <text:p>PG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Mack, Shelvin</text:p>
          </table:table-cell>
          <table:table-cell office:value-type="string">
            <text:p>PG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Maynor, Eric</text:p>
          </table:table-cell>
          <table:table-cell office:value-type="string">
            <text:p>PG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Miller, Andre</text:p>
          </table:table-cell>
          <table:table-cell office:value-type="string">
            <text:p>PG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Morris, Darius</text:p>
          </table:table-cell>
          <table:table-cell office:value-type="string">
            <text:p>PG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Nash, Steve</text:p>
          </table:table-cell>
          <table:table-cell office:value-type="string">
            <text:p>PG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Nelson, Jameer</text:p>
          </table:table-cell>
          <table:table-cell office:value-type="string">
            <text:p>PG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Pargo, Jannero</text:p>
          </table:table-cell>
          <table:table-cell office:value-type="string">
            <text:p>PG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Pargo, Jeremy</text:p>
          </table:table-cell>
          <table:table-cell office:value-type="string">
            <text:p>PG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Parker, Tony</text:p>
          </table:table-cell>
          <table:table-cell office:value-type="string">
            <text:p>PG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Paul, Chris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Price, A.J.</text:p>
          </table:table-cell>
          <table:table-cell office:value-type="string">
            <text:p>PG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Price, Ronnie</text:p>
          </table:table-cell>
          <table:table-cell office:value-type="string">
            <text:p>PG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Ridnour, Luke</text:p>
          </table:table-cell>
          <table:table-cell office:value-type="string">
            <text:p>PG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Robinson, Nate</text:p>
          </table:table-cell>
          <table:table-cell office:value-type="string">
            <text:p>PG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Rondo, Rajon</text:p>
          </table:table-cell>
          <table:table-cell office:value-type="string">
            <text:p>PG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Rose, Derrick</text:p>
          </table:table-cell>
          <table:table-cell office:value-type="string">
            <text:p>PG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Rubio, Ricky</text:p>
          </table:table-cell>
          <table:table-cell office:value-type="string">
            <text:p>PG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Russell, Walker</text:p>
          </table:table-cell>
          <table:table-cell office:value-type="string">
            <text:p>PG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elby, Josh</text:p>
          </table:table-cell>
          <table:table-cell office:value-type="string">
            <text:p>PG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Sessions, Ramon</text:p>
          </table:table-cell>
          <table:table-cell office:value-type="string">
            <text:p>PG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Shumpert, Iman</text:p>
          </table:table-cell>
          <table:table-cell office:value-type="string">
            <text:p>PG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Sloan, Donald</text:p>
          </table:table-cell>
          <table:table-cell office:value-type="string">
            <text:p>PG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Smith, Nolan</text:p>
          </table:table-cell>
          <table:table-cell office:value-type="string">
            <text:p>PG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Stone, Julyan</text:p>
          </table:table-cell>
          <table:table-cell office:value-type="string">
            <text:p>PG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Stuckey, Rodney</text:p>
          </table:table-cell>
          <table:table-cell office:value-type="string">
            <text:p>PG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Teague, Jeff</text:p>
          </table:table-cell>
          <table:table-cell office:value-type="string">
            <text:p>PG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Telfair, Sebastian</text:p>
          </table:table-cell>
          <table:table-cell office:value-type="string">
            <text:p>PG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Thomas, Isaiah</text:p>
          </table:table-cell>
          <table:table-cell office:value-type="string">
            <text:p>PG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Tinsley, Jamaal</text:p>
          </table:table-cell>
          <table:table-cell office:value-type="string">
            <text:p>PG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Udrih, Beno</text:p>
          </table:table-cell>
          <table:table-cell office:value-type="string">
            <text:p>PG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Vasquez, Greivis</text:p>
          </table:table-cell>
          <table:table-cell office:value-type="string">
            <text:p>PG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Walker, Kemba</text:p>
          </table:table-cell>
          <table:table-cell office:value-type="string">
            <text:p>PG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Wall, John</text:p>
          </table:table-cell>
          <table:table-cell office:value-type="string">
            <text:p>PG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Watson, C.J.</text:p>
          </table:table-cell>
          <table:table-cell office:value-type="string">
            <text:p>PG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Watson, Earl</text:p>
          </table:table-cell>
          <table:table-cell office:value-type="string">
            <text:p>PG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Westbrook, Russell</text:p>
          </table:table-cell>
          <table:table-cell office:value-type="string">
            <text:p>PG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Williams, Deron</text:p>
          </table:table-cell>
          <table:table-cell office:value-type="string">
            <text:p>PG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Williams, Mo</text:p>
          </table:table-cell>
          <table:table-cell office:value-type="string">
            <text:p>PG</text:p>
          </table:table-cell>
          <table:table-cell office:value-type="string">
            <text:p>LAC</text:p>
          </table:table-cell>
          <table:table-cell table:number-columns-repeated="1021"/>
        </table:table-row>
        <table:table-row table:style-name="ro2">
          <table:table-cell office:value-type="string">
            <text:p>Afflalo, Arron</text:p>
          </table:table-cell>
          <table:table-cell office:value-type="string">
            <text:p>SG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Allen, Ray</text:p>
          </table:table-cell>
          <table:table-cell office:value-type="string">
            <text:p>SG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Allen, Tony</text:p>
          </table:table-cell>
          <table:table-cell office:value-type="string">
            <text:p>SG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Anderson, James</text:p>
          </table:table-cell>
          <table:table-cell office:value-type="string">
            <text:p>SG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Ariza, Trevor</text:p>
          </table:table-cell>
          <table:table-cell office:value-type="string">
            <text:p>SG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Barbosa, Leandro</text:p>
          </table:table-cell>
          <table:table-cell office:value-type="string">
            <text:p>SG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Belinelli, Marco</text:p>
          </table:table-cell>
          <table:table-cell office:value-type="string">
            <text:p>SG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Bell, Raja</text:p>
          </table:table-cell>
          <table:table-cell office:value-type="string">
            <text:p>SG</text:p>
          </table:table-cell>
          <table:table-cell office:value-type="string">
            <text:p>UTH</text:p>
          </table:table-cell>
          <table:table-cell table:number-columns-repeated="1021"/>
        </table:table-row>
        <table:table-row table:style-name="ro2">
          <table:table-cell office:value-type="string">
            <text:p>Brewer, Ronnie</text:p>
          </table:table-cell>
          <table:table-cell office:value-type="string">
            <text:p>SG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rooks, MarShon</text:p>
          </table:table-cell>
          <table:table-cell office:value-type="string">
            <text:p>SG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Bryant, Kobe</text:p>
          </table:table-cell>
          <table:table-cell office:value-type="string">
            <text:p>SG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Butler, Rasual</text:p>
          </table:table-cell>
          <table:table-cell office:value-type="string">
            <text:p>SG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Carroll, Matt</text:p>
          </table:table-cell>
          <table:table-cell office:value-type="string">
            <text:p>SG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Carter, Vince</text:p>
          </table:table-cell>
          <table:table-cell office:value-type="string">
            <text:p>SG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Cook, Daequan</text:p>
          </table:table-cell>
          <table:table-cell office:value-type="string">
            <text:p>SG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Crawford, Jamal</text:p>
          </table:table-cell>
          <table:table-cell office:value-type="string">
            <text:p>SG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Crawford, Jordan</text:p>
          </table:table-cell>
          <table:table-cell office:value-type="string">
            <text:p>SG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Daniels, Marquis</text:p>
          </table:table-cell>
          <table:table-cell office:value-type="string">
            <text:p>SG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DeRozan, DeMar</text:p>
          </table:table-cell>
          <table:table-cell office:value-type="string">
            <text:p>SG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Delfino, Carlos</text:p>
          </table:table-cell>
          <table:table-cell office:value-type="string">
            <text:p>SG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Ellington, Wayne</text:p>
          </table:table-cell>
          <table:table-cell office:value-type="string">
            <text:p>SG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Fernandez, Rudy</text:p>
          </table:table-cell>
          <table:table-cell office:value-type="string">
            <text:p>SG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Fields, Landry</text:p>
          </table:table-cell>
          <table:table-cell office:value-type="string">
            <text:p>SG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Foster, Shan</text:p>
          </table:table-cell>
          <table:table-cell office:value-type="string">
            <text:p>SG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Garcia, Francisco</text:p>
          </table:table-cell>
          <table:table-cell office:value-type="string">
            <text:p>SG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George, Paul</text:p>
          </table:table-cell>
          <table:table-cell office:value-type="string">
            <text:p>SG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Ginobili, Manu</text:p>
          </table:table-cell>
          <table:table-cell office:value-type="string">
            <text:p>SG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Gordon, Ben</text:p>
          </table:table-cell>
          <table:table-cell office:value-type="string">
            <text:p>SG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Gordon, Eric</text:p>
          </table:table-cell>
          <table:table-cell office:value-type="string">
            <text:p>SG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Goudelock, Andrew</text:p>
          </table:table-cell>
          <table:table-cell office:value-type="string">
            <text:p>SG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Green, Willie</text:p>
          </table:table-cell>
          <table:table-cell office:value-type="string">
            <text:p>SG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Griffin, Adrian</text:p>
          </table:table-cell>
          <table:table-cell office:value-type="string">
            <text:p>SG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Hamilton, Jordan</text:p>
          </table:table-cell>
          <table:table-cell office:value-type="string">
            <text:p>SG</text:p>
          </table:table-cell>
          <table:table-cell office:value-type="string">
            <text:p>DEN</text:p>
          </table:table-cell>
          <table:table-cell table:number-columns-repeated="1021"/>
        </table:table-row>
        <table:table-row table:style-name="ro2">
          <table:table-cell office:value-type="string">
            <text:p>Hamilton, Richard</text:p>
          </table:table-cell>
          <table:table-cell office:value-type="string">
            <text:p>SG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Harden, James</text:p>
          </table:table-cell>
          <table:table-cell office:value-type="string">
            <text:p>SG</text:p>
          </table:table-cell>
          <table:table-cell office:value-type="string">
            <text:p>OKC</text:p>
          </table:table-cell>
          <table:table-cell table:number-columns-repeated="1021"/>
        </table:table-row>
        <table:table-row table:style-name="ro2">
          <table:table-cell office:value-type="string">
            <text:p>Harris, Terrel</text:p>
          </table:table-cell>
          <table:table-cell office:value-type="string">
            <text:p>SG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Henderson, Gerald</text:p>
          </table:table-cell>
          <table:table-cell office:value-type="string">
            <text:p>SG</text:p>
          </table:table-cell>
          <table:table-cell office:value-type="string">
            <text:p>CHA</text:p>
          </table:table-cell>
          <table:table-cell table:number-columns-repeated="1021"/>
        </table:table-row>
        <table:table-row table:style-name="ro2">
          <table:table-cell office:value-type="string">
            <text:p>Henry, Xavier</text:p>
          </table:table-cell>
          <table:table-cell office:value-type="string">
            <text:p>SG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Hobson, Darington</text:p>
          </table:table-cell>
          <table:table-cell office:value-type="string">
            <text:p>SG</text:p>
          </table:table-cell>
          <table:table-cell office:value-type="string">
            <text:p>MIL</text:p>
          </table:table-cell>
          <table:table-cell table:number-columns-repeated="1021"/>
        </table:table-row>
        <table:table-row table:style-name="ro2">
          <table:table-cell office:value-type="string">
            <text:p>Hughes, Larry</text:p>
          </table:table-cell>
          <table:table-cell office:value-type="string">
            <text:p>SG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Iguodala, Andre</text:p>
          </table:table-cell>
          <table:table-cell office:value-type="string">
            <text:p>SG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Johnson, Joe</text:p>
          </table:table-cell>
          <table:table-cell office:value-type="string">
            <text:p>SG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Johnson, Trey</text:p>
          </table:table-cell>
          <table:table-cell office:value-type="string">
            <text:p>SG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office:value-type="string">
            <text:p>Johnson, Wesley</text:p>
          </table:table-cell>
          <table:table-cell office:value-type="string">
            <text:p>SG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Jones, Dahntay</text:p>
          </table:table-cell>
          <table:table-cell office:value-type="string">
            <text:p>SG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Jones, Dominique</text:p>
          </table:table-cell>
          <table:table-cell office:value-type="string">
            <text:p>SG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Kapono, Jason</text:p>
          </table:table-cell>
          <table:table-cell office:value-type="string">
            <text:p>SG</text:p>
          </table:table-cell>
          <table:table-cell office:value-type="string">
            <text:p>LAL</text:p>
          </table:table-cell>
          <table:table-cell table:number-columns-repeated="1021"/>
        </table:table-row>
        <table:table-row table:style-name="ro2">
          <table:table-cell office:value-type="string">
            <text:p>Korver, Kyle</text:p>
          </table:table-cell>
          <table:table-cell office:value-type="string">
            <text:p>SG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Lee, Courtney</text:p>
          </table:table-cell>
          <table:table-cell office:value-type="string">
            <text:p>SG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Lee, Malcolm</text:p>
          </table:table-cell>
          <table:table-cell office:value-type="string">
            <text:p>SG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Leonard, Kawhi</text:p>
          </table:table-cell>
          <table:table-cell office:value-type="string">
            <text:p>SG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Liggins, DeAndre</text:p>
          </table:table-cell>
          <table:table-cell office:value-type="string">
            <text:p>SG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Martin, Kevin</text:p>
          </table:table-cell>
          <table:table-cell office:value-type="string">
            <text:p>SG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Mason Jr., Roger</text:p>
          </table:table-cell>
          <table:table-cell office:value-type="string">
            <text:p>SG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Matthews, Wesley</text:p>
          </table:table-cell>
          <table:table-cell office:value-type="string">
            <text:p>SG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Mayo, O.J.</text:p>
          </table:table-cell>
          <table:table-cell office:value-type="string">
            <text:p>SG</text:p>
          </table:table-cell>
          <table:table-cell office:value-type="string">
            <text:p>MEM</text:p>
          </table:table-cell>
          <table:table-cell table:number-columns-repeated="1021"/>
        </table:table-row>
        <table:table-row table:style-name="ro2">
          <table:table-cell office:value-type="string">
            <text:p>McGrady, Tracy</text:p>
          </table:table-cell>
          <table:table-cell office:value-type="string">
            <text:p>SG</text:p>
          </table:table-cell>
          <table:table-cell office:value-type="string">
            <text:p>ATL</text:p>
          </table:table-cell>
          <table:table-cell table:number-columns-repeated="1021"/>
        </table:table-row>
        <table:table-row table:style-name="ro2">
          <table:table-cell office:value-type="string">
            <text:p>Meeks, Jodie</text:p>
          </table:table-cell>
          <table:table-cell office:value-type="string">
            <text:p>SG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Moore, E'Twaun</text:p>
          </table:table-cell>
          <table:table-cell office:value-type="string">
            <text:p>SG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Morrow, Anthony</text:p>
          </table:table-cell>
          <table:table-cell office:value-type="string">
            <text:p>SG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Neal, Gary</text:p>
          </table:table-cell>
          <table:table-cell office:value-type="string">
            <text:p>SG</text:p>
          </table:table-cell>
          <table:table-cell office:value-type="string">
            <text:p>SAS</text:p>
          </table:table-cell>
          <table:table-cell table:number-columns-repeated="1021"/>
        </table:table-row>
        <table:table-row table:style-name="ro2">
          <table:table-cell office:value-type="string">
            <text:p>Newley, Brad</text:p>
          </table:table-cell>
          <table:table-cell office:value-type="string">
            <text:p>SG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Parker, Anthony</text:p>
          </table:table-cell>
          <table:table-cell office:value-type="string">
            <text:p>SG</text:p>
          </table:table-cell>
          <table:table-cell office:value-type="string">
            <text:p>CLE</text:p>
          </table:table-cell>
          <table:table-cell table:number-columns-repeated="1021"/>
        </table:table-row>
        <table:table-row table:style-name="ro2">
          <table:table-cell office:value-type="string">
            <text:p>Pavlovic, Sasha</text:p>
          </table:table-cell>
          <table:table-cell office:value-type="string">
            <text:p>SG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Pietrus, Mickael</text:p>
          </table:table-cell>
          <table:table-cell office:value-type="string">
            <text:p>SG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Redd, Michael</text:p>
          </table:table-cell>
          <table:table-cell office:value-type="string">
            <text:p>SG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Redick, J.J.</text:p>
          </table:table-cell>
          <table:table-cell office:value-type="string">
            <text:p>SG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Richardson, Jason</text:p>
          </table:table-cell>
          <table:table-cell office:value-type="string">
            <text:p>SG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Richardson, Quentin</text:p>
          </table:table-cell>
          <table:table-cell office:value-type="string">
            <text:p>SG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Rush, Brandon</text:p>
          </table:table-cell>
          <table:table-cell office:value-type="string">
            <text:p>SG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Seibutis, Renaldas</text:p>
          </table:table-cell>
          <table:table-cell office:value-type="string">
            <text:p>SG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Stephenson, Lance</text:p>
          </table:table-cell>
          <table:table-cell office:value-type="string">
            <text:p>SG</text:p>
          </table:table-cell>
          <table:table-cell office:value-type="string">
            <text:p>IND</text:p>
          </table:table-cell>
          <table:table-cell table:number-columns-repeated="1021"/>
        </table:table-row>
        <table:table-row table:style-name="ro2">
          <table:table-cell office:value-type="string">
            <text:p>Stevenson, DeShawn</text:p>
          </table:table-cell>
          <table:table-cell office:value-type="string">
            <text:p>SG</text:p>
          </table:table-cell>
          <table:table-cell office:value-type="string">
            <text:p>NJN</text:p>
          </table:table-cell>
          <table:table-cell table:number-columns-repeated="1021"/>
        </table:table-row>
        <table:table-row table:style-name="ro2">
          <table:table-cell office:value-type="string">
            <text:p>Terry, Jason</text:p>
          </table:table-cell>
          <table:table-cell office:value-type="string">
            <text:p>SG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Thompson, Klay</text:p>
          </table:table-cell>
          <table:table-cell office:value-type="string">
            <text:p>SG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Thornton, Marcus</text:p>
          </table:table-cell>
          <table:table-cell office:value-type="string">
            <text:p>SG</text:p>
          </table:table-cell>
          <table:table-cell office:value-type="string">
            <text:p>SAC</text:p>
          </table:table-cell>
          <table:table-cell table:number-columns-repeated="1021"/>
        </table:table-row>
        <table:table-row table:style-name="ro2">
          <table:table-cell office:value-type="string">
            <text:p>Turner, Evan</text:p>
          </table:table-cell>
          <table:table-cell office:value-type="string">
            <text:p>SG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Wade, Dwyane</text:p>
          </table:table-cell>
          <table:table-cell office:value-type="string">
            <text:p>SG</text:p>
          </table:table-cell>
          <table:table-cell office:value-type="string">
            <text:p>MIA</text:p>
          </table:table-cell>
          <table:table-cell table:number-columns-repeated="1021"/>
        </table:table-row>
        <table:table-row table:style-name="ro2">
          <table:table-cell office:value-type="string">
            <text:p>Wafer, Von</text:p>
          </table:table-cell>
          <table:table-cell office:value-type="string">
            <text:p>SG</text:p>
          </table:table-cell>
          <table:table-cell office:value-type="string">
            <text:p>ORL</text:p>
          </table:table-cell>
          <table:table-cell table:number-columns-repeated="1021"/>
        </table:table-row>
        <table:table-row table:style-name="ro2">
          <table:table-cell office:value-type="string">
            <text:p>Walker, Bill</text:p>
          </table:table-cell>
          <table:table-cell office:value-type="string">
            <text:p>SG</text:p>
          </table:table-cell>
          <table:table-cell office:value-type="string">
            <text:p>NYK</text:p>
          </table:table-cell>
          <table:table-cell table:number-columns-repeated="1021"/>
        </table:table-row>
        <table:table-row table:style-name="ro2">
          <table:table-cell office:value-type="string">
            <text:p>Webster, Martell</text:p>
          </table:table-cell>
          <table:table-cell office:value-type="string">
            <text:p>SG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West, Delonte</text:p>
          </table:table-cell>
          <table:table-cell office:value-type="string">
            <text:p>SG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Wilkins, Damien</text:p>
          </table:table-cell>
          <table:table-cell office:value-type="string">
            <text:p>SG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Williams, Elliot</text:p>
          </table:table-cell>
          <table:table-cell office:value-type="string">
            <text:p>SG</text:p>
          </table:table-cell>
          <table:table-cell office:value-type="string">
            <text:p>POR</text:p>
          </table:table-cell>
          <table:table-cell table:number-columns-repeated="1021"/>
        </table:table-row>
        <table:table-row table:style-name="ro2">
          <table:table-cell office:value-type="string">
            <text:p>Williams, Lou</text:p>
          </table:table-cell>
          <table:table-cell office:value-type="string">
            <text:p>SG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Williams, Terrence</text:p>
          </table:table-cell>
          <table:table-cell office:value-type="string">
            <text:p>SG</text:p>
          </table:table-cell>
          <table:table-cell office:value-type="string">
            <text:p>HOU</text:p>
          </table:table-cell>
          <table:table-cell table:number-columns-repeated="1021"/>
        </table:table-row>
        <table:table-row table:style-name="ro2">
          <table:table-cell office:value-type="string">
            <text:p>Wright, Dorell</text:p>
          </table:table-cell>
          <table:table-cell office:value-type="string">
            <text:p>SG</text:p>
          </table:table-cell>
          <table:table-cell office:value-type="string">
            <text:p>GSW</text:p>
          </table:table-cell>
          <table:table-cell table:number-columns-repeated="1021"/>
        </table:table-row>
        <table:table-row table:style-name="ro2">
          <table:table-cell office:value-type="string">
            <text:p>Young, Nick</text:p>
          </table:table-cell>
          <table:table-cell office:value-type="string">
            <text:p>SG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 table:number-rows-repeated="650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HL_2011_-_2012" table:style-name="ta1"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4" table:number-columns-repeated="1021" table:default-cell-style-name="ce1"/>
        <table:table-row table:style-name="ro2">
          <table:table-cell office:value-type="string">
            <text:p>Player</text:p>
          </table:table-cell>
          <table:table-cell office:value-type="string">
            <text:p>Position</text:p>
          </table:table-cell>
          <table:table-cell office:value-type="string">
            <text:p>Team</text:p>
          </table:table-cell>
          <table:table-cell table:number-columns-repeated="1021"/>
        </table:table-row>
        <table:table-row table:style-name="ro2">
          <table:table-cell office:value-type="string">
            <text:p>Adam, Luke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Almond, Cody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Andersson, Joakim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Anisimov, Artem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Antropov, Nik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Arnott, Jason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Aucoin, Keith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Avery, Sean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Backes, David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Backlund, Mikael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Backstrom, Nicklas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ailey, Josh</text:p>
          </table:table-cell>
          <table:table-cell office:value-type="string">
            <text:p>C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Bass, Cody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Beagle, Jay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elanger, Eric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Bergeron, Patrice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Berglund, Patrik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Bolland, Dave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onino, Nick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Bouma, Lance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Boyce, Darryl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Boychuk, Zach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oyle, Brian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Bozak, Tyler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Brassard, Derick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Brent, Tim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riere, Danny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Brodziak, Kyle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rophey, Evan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Brule, Gilbert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Burmistrov, Alex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Byron, Paul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Campbell, Gregory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Carter, Jeff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Carter, Ryan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Chipchura, Kyle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Christensen, Erik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Cogliano, Andrew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Colborne, Joe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Colliton, Jeremy</text:p>
          </table:table-cell>
          <table:table-cell office:value-type="string">
            <text:p>C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Connolly, Tim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Cormier, Patrice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Couture, Logan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Couturier, Sean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Cullen, Mark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Cullen, Matt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Da Costa, Stephane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Dalpe, Zac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Datsyuk, Pavel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Desharnais, David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Desjardins, Andrew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Deveaux, Andre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Dowell, Jake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Duchene, Matt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Eakin, Cody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Ebbett, Andrew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Elias, Patrik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Eller, Lars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Emmerton, Cory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Engqvist, Andreas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Ferriero, Benn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Fiddler, Vernon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Filppula, Valtteri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Fisher, Mike</text:p>
          </table:table-cell>
          <table:table-cell office:value-type="string">
            <text:p>C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Fraser, Colin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Gagner, Sam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Gagnon, Aaron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Gaustad, Paul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Getzlaf, Ryan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Giroux, Claude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Goc, Marcel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Gomez, Scott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Gordon, Boyd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Grabovski, Mikhail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Grachev, Evgeny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Haley, Micheal</text:p>
          </table:table-cell>
          <table:table-cell office:value-type="string">
            <text:p>C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Halpern, Jeff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Hamill, Zach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Handzus, Michal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Hanzal, Martin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Hartikainen, Teemu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Hecht, Jochen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Helm, Darren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enrique, Adam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Hodgson, Cody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Hoffman, Mike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Holland, Peter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Holmstrom, Ben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orcoff, Shawn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Jaffray, Jason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Jeffrey, Dustin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Johansen, Ryan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Johansson, Marcus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Jokinen, Olli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Jones, Blair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Josefson, Jacob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Kearns, Bracken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Kelly, Chris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Kennedy, Tyler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Kesler, Ryan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Koivu, Mikko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Koivu, Saku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Kolarik, Chad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Konopka, Zenon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Kopecky, Tomas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Kopitar, Anze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Krejci, David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Kruger, Marcus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Kytnar, Milan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Laich, Brooks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Lander, Anton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Langkow, Daymond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Lapierre, Maxim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Leblanc, Louis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Lecavalier, Vincent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Legwand, David</text:p>
          </table:table-cell>
          <table:table-cell office:value-type="string">
            <text:p>C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Leino, Ville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Letestu, Mark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Lewis, Trevor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Little, Bryan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Loktionov, Andrei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Lombardi, Matthew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MacKenzie, Derek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Macenauer, Maxime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Madden, John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Malhotra, Manny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Malkin, Evgeni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alone, Brad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Matthias, Shawn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Maxwell, Ben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McClement, Jay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McDonald, Andy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McIntyre, David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McMillan, Brandon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Miele, Andy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Mills, Brad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Mitchell, John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Moore, Dominic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Morrison, Brendan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Murray, Andrew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Nash, Riley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Nemisz, Greg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Newbury, Kris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Nichol, Scott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Nielsen, Frans</text:p>
          </table:table-cell>
          <table:table-cell office:value-type="string">
            <text:p>C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Nokelainen, Petteri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Nugent-Hopkins, Ryan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Nyquist, Gustav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O'Marra, Ryan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O'Reilly, Cal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O'Reilly, Ryan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O'Sullivan, Patrick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Olver, Mark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Oshie, T.J.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Ott, Steve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Pahlsson, Samuel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Paradis, Philippe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Pavelski, Joe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Pelley, Rod</text:p>
          </table:table-cell>
          <table:table-cell office:value-type="string">
            <text:p>C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Perreault, Mathieu</text:p>
          </table:table-cell>
          <table:table-cell office:value-type="string">
            <text:p>C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Peters, Warren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Petersen, Toby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Petrell, Lennart</text:p>
          </table:table-cell>
          <table:table-cell office:value-type="string">
            <text:p>C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Pirri, Brandon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Plekanec, Tomas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Pouliot, Marc-Antoine</text:p>
          </table:table-cell>
          <table:table-cell office:value-type="string">
            <text:p>C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Rau, Chad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Reasoner, Marty</text:p>
          </table:table-cell>
          <table:table-cell office:value-type="string">
            <text:p>C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Regin, Peter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Ribeiro, Mike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Richards, Brad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Richards, Mike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Richardson, Brad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Rinaldo, Zac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Roy, Derek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Russell, Ryan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Ruutu, Tuomo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antorelli, Mike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Savard, Marc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Schenn, Brayden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Schneider, Stefan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Sedin, Henrik</text:p>
          </table:table-cell>
          <table:table-cell office:value-type="string">
            <text:p>C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Seguin, Tyler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Sestito, Tim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Shannon, Ryan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Sharp, Patrick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haw, Andrew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later, Jim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Smith, Craig</text:p>
          </table:table-cell>
          <table:table-cell office:value-type="string">
            <text:p>C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Smithson, Jerred</text:p>
          </table:table-cell>
          <table:table-cell office:value-type="string">
            <text:p>C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Sobotka, Vladimir</text:p>
          </table:table-cell>
          <table:table-cell office:value-type="string">
            <text:p>C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Spaling, Nick</text:p>
          </table:table-cell>
          <table:table-cell office:value-type="string">
            <text:p>C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Spezza, Jason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Staal, Eric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taal, Jordan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Stajan, Matt</text:p>
          </table:table-cell>
          <table:table-cell office:value-type="string">
            <text:p>C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Stamkos, Steven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Stastny, Paul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Steckel, David</text:p>
          </table:table-cell>
          <table:table-cell office:value-type="string">
            <text:p>C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Stepan, Derek</text:p>
          </table:table-cell>
          <table:table-cell office:value-type="string">
            <text:p>C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Stoll, Jarret</text:p>
          </table:table-cell>
          <table:table-cell office:value-type="string">
            <text:p>C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Stuart, Colin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Sutter, Brandon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utter, Brett</text:p>
          </table:table-cell>
          <table:table-cell office:value-type="string">
            <text:p>C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zczechura, Paul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Taffe, Jeff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Talbot, Maxime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Tatar, Tomas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Tavares, John</text:p>
          </table:table-cell>
          <table:table-cell office:value-type="string">
            <text:p>C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Thompson, Nate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Thornton, Joe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Toews, Jonathan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Turris, Kyle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Tyrell, Dana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Vermette, Antoine</text:p>
          </table:table-cell>
          <table:table-cell office:value-type="string">
            <text:p>C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Vincour, Tomas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Vitale, Joe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Wandell, Tom</text:p>
          </table:table-cell>
          <table:table-cell office:value-type="string">
            <text:p>C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Weiss, Stephen</text:p>
          </table:table-cell>
          <table:table-cell office:value-type="string">
            <text:p>C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Wellman, Casey</text:p>
          </table:table-cell>
          <table:table-cell office:value-type="string">
            <text:p>C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Wellwood, Kyle</text:p>
          </table:table-cell>
          <table:table-cell office:value-type="string">
            <text:p>C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White, Ryan</text:p>
          </table:table-cell>
          <table:table-cell office:value-type="string">
            <text:p>C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Wilson, Kyle</text:p>
          </table:table-cell>
          <table:table-cell office:value-type="string">
            <text:p>C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Winchester, Jesse</text:p>
          </table:table-cell>
          <table:table-cell office:value-type="string">
            <text:p>C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Zajac, Travis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Zalewski, Steven</text:p>
          </table:table-cell>
          <table:table-cell office:value-type="string">
            <text:p>C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Zetterberg, Henrik</text:p>
          </table:table-cell>
          <table:table-cell office:value-type="string">
            <text:p>C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Abdelkader, Justin</text:p>
          </table:table-cell>
          <table:table-cell office:value-type="string">
            <text:p>LW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Angelidis, Mike</text:p>
          </table:table-cell>
          <table:table-cell office:value-type="string">
            <text:p>LW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eleskey, Matt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Bell, Mark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Benn, Jamie</text:p>
          </table:table-cell>
          <table:table-cell office:value-type="string">
            <text:p>LW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ergenheim, Sean</text:p>
          </table:table-cell>
          <table:table-cell office:value-type="string">
            <text:p>L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Bickell, Bryan</text:p>
          </table:table-cell>
          <table:table-cell office:value-type="string">
            <text:p>LW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ishop, Hunter</text:p>
          </table:table-cell>
          <table:table-cell office:value-type="string">
            <text:p>LW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Bissonnette, Paul</text:p>
          </table:table-cell>
          <table:table-cell office:value-type="string">
            <text:p>LW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Blake, Jason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Booth, David</text:p>
          </table:table-cell>
          <table:table-cell office:value-type="string">
            <text:p>L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Bouchard, Pierre-Marc</text:p>
          </table:table-cell>
          <table:table-cell office:value-type="string">
            <text:p>L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oulton, Eric</text:p>
          </table:table-cell>
          <table:table-cell office:value-type="string">
            <text:p>LW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Bourque, Gabriel</text:p>
          </table:table-cell>
          <table:table-cell office:value-type="string">
            <text:p>L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Bourque, Rene</text:p>
          </table:table-cell>
          <table:table-cell office:value-type="string">
            <text:p>LW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Bowman, Drayson</text:p>
          </table:table-cell>
          <table:table-cell office:value-type="string">
            <text:p>LW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rouwer, Troy</text:p>
          </table:table-cell>
          <table:table-cell office:value-type="string">
            <text:p>LW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Brown, Mike</text:p>
          </table:table-cell>
          <table:table-cell office:value-type="string">
            <text:p>LW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Brunette, Andrew</text:p>
          </table:table-cell>
          <table:table-cell office:value-type="string">
            <text:p>LW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runnstrom, Fabian</text:p>
          </table:table-cell>
          <table:table-cell office:value-type="string">
            <text:p>LW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Byers, Dane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Calvert, Matt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Cammalleri, Mike</text:p>
          </table:table-cell>
          <table:table-cell office:value-type="string">
            <text:p>LW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Carcillo, Daniel</text:p>
          </table:table-cell>
          <table:table-cell office:value-type="string">
            <text:p>LW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Chimera, Jason</text:p>
          </table:table-cell>
          <table:table-cell office:value-type="string">
            <text:p>LW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Clifford, Kyle</text:p>
          </table:table-cell>
          <table:table-cell office:value-type="string">
            <text:p>LW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Clowe, Ryane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Cooke, Matt</text:p>
          </table:table-cell>
          <table:table-cell office:value-type="string">
            <text:p>LW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Darche, Mathieu</text:p>
          </table:table-cell>
          <table:table-cell office:value-type="string">
            <text:p>LW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Daugavins, Kaspars</text:p>
          </table:table-cell>
          <table:table-cell office:value-type="string">
            <text:p>LW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Dubinsky, Brandon</text:p>
          </table:table-cell>
          <table:table-cell office:value-type="string">
            <text:p>LW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Eager, Ben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Ellis, Matt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Ennis, Tyler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Eriksson, Loui</text:p>
          </table:table-cell>
          <table:table-cell office:value-type="string">
            <text:p>LW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Fedotenko, Ruslan</text:p>
          </table:table-cell>
          <table:table-cell office:value-type="string">
            <text:p>LW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Fleischmann, Tomas</text:p>
          </table:table-cell>
          <table:table-cell office:value-type="string">
            <text:p>L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Foligno, Marcus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Foligno, Nick</text:p>
          </table:table-cell>
          <table:table-cell office:value-type="string">
            <text:p>LW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Fraser, Matt</text:p>
          </table:table-cell>
          <table:table-cell office:value-type="string">
            <text:p>LW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Frattin, Matt</text:p>
          </table:table-cell>
          <table:table-cell office:value-type="string">
            <text:p>LW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Gagne, Simon</text:p>
          </table:table-cell>
          <table:table-cell office:value-type="string">
            <text:p>LW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Galiardi, T.J.</text:p>
          </table:table-cell>
          <table:table-cell office:value-type="string">
            <text:p>LW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Geoffrion, Blake</text:p>
          </table:table-cell>
          <table:table-cell office:value-type="string">
            <text:p>L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Gerbe, Nathan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Gillies, Colton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Gillies, Trevor</text:p>
          </table:table-cell>
          <table:table-cell office:value-type="string">
            <text:p>LW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Giroux, Alexandre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Glass, Tanner</text:p>
          </table:table-cell>
          <table:table-cell office:value-type="string">
            <text:p>LW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Glencross, Curtis</text:p>
          </table:table-cell>
          <table:table-cell office:value-type="string">
            <text:p>LW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Green, Josh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Greening, Colin</text:p>
          </table:table-cell>
          <table:table-cell office:value-type="string">
            <text:p>LW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Greentree, Kyle</text:p>
          </table:table-cell>
          <table:table-cell office:value-type="string">
            <text:p>LW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Hagelin, Carl</text:p>
          </table:table-cell>
          <table:table-cell office:value-type="string">
            <text:p>LW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Hagman, Niklas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Hall, Taylor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Hartnell, Scott</text:p>
          </table:table-cell>
          <table:table-cell office:value-type="string">
            <text:p>LW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endricks, Matt</text:p>
          </table:table-cell>
          <table:table-cell office:value-type="string">
            <text:p>LW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Higgins, Christopher</text:p>
          </table:table-cell>
          <table:table-cell office:value-type="string">
            <text:p>L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Holmstrom, Tomas</text:p>
          </table:table-cell>
          <table:table-cell office:value-type="string">
            <text:p>LW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orak, Roman</text:p>
          </table:table-cell>
          <table:table-cell office:value-type="string">
            <text:p>LW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Hordichuk, Darcy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Hudler, Jiri</text:p>
          </table:table-cell>
          <table:table-cell office:value-type="string">
            <text:p>LW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Huselius, Kristian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Ivanans, Raitis</text:p>
          </table:table-cell>
          <table:table-cell office:value-type="string">
            <text:p>LW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Jacques, Jean-Francois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Jokinen, Jussi</text:p>
          </table:table-cell>
          <table:table-cell office:value-type="string">
            <text:p>LW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Kadri, Nazem</text:p>
          </table:table-cell>
          <table:table-cell office:value-type="string">
            <text:p>LW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Kane, Evander</text:p>
          </table:table-cell>
          <table:table-cell office:value-type="string">
            <text:p>LW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Kassian, Matt</text:p>
          </table:table-cell>
          <table:table-cell office:value-type="string">
            <text:p>L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Kennedy, Tim</text:p>
          </table:table-cell>
          <table:table-cell office:value-type="string">
            <text:p>L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Klingberg, Carl</text:p>
          </table:table-cell>
          <table:table-cell office:value-type="string">
            <text:p>LW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Korpikoski, Lauri</text:p>
          </table:table-cell>
          <table:table-cell office:value-type="string">
            <text:p>LW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Kostitsyn, Sergei</text:p>
          </table:table-cell>
          <table:table-cell office:value-type="string">
            <text:p>L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Kovalchuk, Ilya</text:p>
          </table:table-cell>
          <table:table-cell office:value-type="string">
            <text:p>LW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Kunitz, Chris</text:p>
          </table:table-cell>
          <table:table-cell office:value-type="string">
            <text:p>LW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Labrie, Pierre-Cedric</text:p>
          </table:table-cell>
          <table:table-cell office:value-type="string">
            <text:p>LW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Ladd, Andrew</text:p>
          </table:table-cell>
          <table:table-cell office:value-type="string">
            <text:p>LW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Landeskog, Gabriel</text:p>
          </table:table-cell>
          <table:table-cell office:value-type="string">
            <text:p>LW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Latendresse, Guillaume</text:p>
          </table:table-cell>
          <table:table-cell office:value-type="string">
            <text:p>L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Lucic, Milan</text:p>
          </table:table-cell>
          <table:table-cell office:value-type="string">
            <text:p>LW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Lupul, Joffrey</text:p>
          </table:table-cell>
          <table:table-cell office:value-type="string">
            <text:p>LW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MacArthur, Clarke</text:p>
          </table:table-cell>
          <table:table-cell office:value-type="string">
            <text:p>LW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MacIntyre, Steve</text:p>
          </table:table-cell>
          <table:table-cell office:value-type="string">
            <text:p>LW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acLean, Brett</text:p>
          </table:table-cell>
          <table:table-cell office:value-type="string">
            <text:p>LW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Malone, Ryan</text:p>
          </table:table-cell>
          <table:table-cell office:value-type="string">
            <text:p>LW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Marchand, Brad</text:p>
          </table:table-cell>
          <table:table-cell office:value-type="string">
            <text:p>LW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Marleau, Patrick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Maroon, Patrick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Martin, Matt</text:p>
          </table:table-cell>
          <table:table-cell office:value-type="string">
            <text:p>LW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Mayorov, Maksim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McArdle, Kenndal</text:p>
          </table:table-cell>
          <table:table-cell office:value-type="string">
            <text:p>LW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McCarthy, John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McCormick, Cody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cGinn, Jamie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McLaren, Frazer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McLeod, Cody</text:p>
          </table:table-cell>
          <table:table-cell office:value-type="string">
            <text:p>LW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Michalek, Milan</text:p>
          </table:table-cell>
          <table:table-cell office:value-type="string">
            <text:p>LW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Miller, Drew</text:p>
          </table:table-cell>
          <table:table-cell office:value-type="string">
            <text:p>LW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Mitchell, Torrey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Moen, Travis</text:p>
          </table:table-cell>
          <table:table-cell office:value-type="string">
            <text:p>LW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Moreau, Ethan</text:p>
          </table:table-cell>
          <table:table-cell office:value-type="string">
            <text:p>LW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Morin, Jeremy</text:p>
          </table:table-cell>
          <table:table-cell office:value-type="string">
            <text:p>LW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Morrow, Brenden</text:p>
          </table:table-cell>
          <table:table-cell office:value-type="string">
            <text:p>LW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Moulson, Matt</text:p>
          </table:table-cell>
          <table:table-cell office:value-type="string">
            <text:p>LW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Mursak, Jan</text:p>
          </table:table-cell>
          <table:table-cell office:value-type="string">
            <text:p>LW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Neal, James</text:p>
          </table:table-cell>
          <table:table-cell office:value-type="string">
            <text:p>LW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Nystrom, Eric</text:p>
          </table:table-cell>
          <table:table-cell office:value-type="string">
            <text:p>LW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Olesz, Rostislav</text:p>
          </table:table-cell>
          <table:table-cell office:value-type="string">
            <text:p>LW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Omark, Linus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Ovechkin, Alex</text:p>
          </table:table-cell>
          <table:table-cell office:value-type="string">
            <text:p>LW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Paajarvi, Magnus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Pacioretty, Max</text:p>
          </table:table-cell>
          <table:table-cell office:value-type="string">
            <text:p>LW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Paille, Daniel</text:p>
          </table:table-cell>
          <table:table-cell office:value-type="string">
            <text:p>LW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Pandolfo, Jay</text:p>
          </table:table-cell>
          <table:table-cell office:value-type="string">
            <text:p>LW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Parise, Zach</text:p>
          </table:table-cell>
          <table:table-cell office:value-type="string">
            <text:p>LW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Penner, Dustin</text:p>
          </table:table-cell>
          <table:table-cell office:value-type="string">
            <text:p>LW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Perron, David</text:p>
          </table:table-cell>
          <table:table-cell office:value-type="string">
            <text:p>LW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Ponikarovsky, Alexei</text:p>
          </table:table-cell>
          <table:table-cell office:value-type="string">
            <text:p>LW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Porter, Chris</text:p>
          </table:table-cell>
          <table:table-cell office:value-type="string">
            <text:p>LW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Porter, Kevin</text:p>
          </table:table-cell>
          <table:table-cell office:value-type="string">
            <text:p>LW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Pouliot, Benoit</text:p>
          </table:table-cell>
          <table:table-cell office:value-type="string">
            <text:p>LW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Powe, Darroll</text:p>
          </table:table-cell>
          <table:table-cell office:value-type="string">
            <text:p>L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Prospal, Vaclav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Pyatt, Taylor</text:p>
          </table:table-cell>
          <table:table-cell office:value-type="string">
            <text:p>LW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Pyatt, Tom</text:p>
          </table:table-cell>
          <table:table-cell office:value-type="string">
            <text:p>LW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Raymond, Mason</text:p>
          </table:table-cell>
          <table:table-cell office:value-type="string">
            <text:p>L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Ritola, Mattias</text:p>
          </table:table-cell>
          <table:table-cell office:value-type="string">
            <text:p>LW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Rolston, Brian</text:p>
          </table:table-cell>
          <table:table-cell office:value-type="string">
            <text:p>LW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Rosehill, Jay</text:p>
          </table:table-cell>
          <table:table-cell office:value-type="string">
            <text:p>LW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Rowe, Andrew</text:p>
          </table:table-cell>
          <table:table-cell office:value-type="string">
            <text:p>LW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Rupp, Mike</text:p>
          </table:table-cell>
          <table:table-cell office:value-type="string">
            <text:p>LW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Ryan, Bobby</text:p>
          </table:table-cell>
          <table:table-cell office:value-type="string">
            <text:p>LW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Sedin, Daniel</text:p>
          </table:table-cell>
          <table:table-cell office:value-type="string">
            <text:p>L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Semin, Alexander</text:p>
          </table:table-cell>
          <table:table-cell office:value-type="string">
            <text:p>LW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Sestito, Tom</text:p>
          </table:table-cell>
          <table:table-cell office:value-type="string">
            <text:p>LW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Shelley, Jody</text:p>
          </table:table-cell>
          <table:table-cell office:value-type="string">
            <text:p>LW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Sheppard, James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Skinner, Jeff</text:p>
          </table:table-cell>
          <table:table-cell office:value-type="string">
            <text:p>LW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mith, Trevor</text:p>
          </table:table-cell>
          <table:table-cell office:value-type="string">
            <text:p>LW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Smith, Zack</text:p>
          </table:table-cell>
          <table:table-cell office:value-type="string">
            <text:p>LW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Smyth, Ryan</text:p>
          </table:table-cell>
          <table:table-cell office:value-type="string">
            <text:p>LW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Stalberg, Viktor</text:p>
          </table:table-cell>
          <table:table-cell office:value-type="string">
            <text:p>LW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teen, Alexander</text:p>
          </table:table-cell>
          <table:table-cell office:value-type="string">
            <text:p>LW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Sterling, Brett</text:p>
          </table:table-cell>
          <table:table-cell office:value-type="string">
            <text:p>LW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Sturm, Marco</text:p>
          </table:table-cell>
          <table:table-cell office:value-type="string">
            <text:p>L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Sullivan, Steve</text:p>
          </table:table-cell>
          <table:table-cell office:value-type="string">
            <text:p>LW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Sweatt, Bill</text:p>
          </table:table-cell>
          <table:table-cell office:value-type="string">
            <text:p>L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Tangradi, Eric</text:p>
          </table:table-cell>
          <table:table-cell office:value-type="string">
            <text:p>LW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Tedenby, Mattias</text:p>
          </table:table-cell>
          <table:table-cell office:value-type="string">
            <text:p>LW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Thang, Ryan</text:p>
          </table:table-cell>
          <table:table-cell office:value-type="string">
            <text:p>L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Torres, Raffi</text:p>
          </table:table-cell>
          <table:table-cell office:value-type="string">
            <text:p>LW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Ullstrom, David</text:p>
          </table:table-cell>
          <table:table-cell office:value-type="string">
            <text:p>LW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Umberger, R.J.</text:p>
          </table:table-cell>
          <table:table-cell office:value-type="string">
            <text:p>LW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Vanek, Thomas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Wathier, Francis</text:p>
          </table:table-cell>
          <table:table-cell office:value-type="string">
            <text:p>LW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Wellwood, Eric</text:p>
          </table:table-cell>
          <table:table-cell office:value-type="string">
            <text:p>LW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Whitmore, Derek</text:p>
          </table:table-cell>
          <table:table-cell office:value-type="string">
            <text:p>LW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Whitney, Ray</text:p>
          </table:table-cell>
          <table:table-cell office:value-type="string">
            <text:p>LW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Wilson, Colin</text:p>
          </table:table-cell>
          <table:table-cell office:value-type="string">
            <text:p>L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Winchester, Brad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Winnik, Daniel</text:p>
          </table:table-cell>
          <table:table-cell office:value-type="string">
            <text:p>LW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Wolski, Wojtek</text:p>
          </table:table-cell>
          <table:table-cell office:value-type="string">
            <text:p>LW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Zharkov, Vladimir</text:p>
          </table:table-cell>
          <table:table-cell office:value-type="string">
            <text:p>LW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van Riemsdyk, James</text:p>
          </table:table-cell>
          <table:table-cell office:value-type="string">
            <text:p>LW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Adams, Craig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Alfredsson, Daniel</text:p>
          </table:table-cell>
          <table:table-cell office:value-type="string">
            <text:p>RW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Armstrong, Colby</text:p>
          </table:table-cell>
          <table:table-cell office:value-type="string">
            <text:p>RW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Asham, Arron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Atkinson, Cam</text:p>
          </table:table-cell>
          <table:table-cell office:value-type="string">
            <text:p>RW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Barch, Krys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Bergfors, Niclas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Bertuzzi, Todd</text:p>
          </table:table-cell>
          <table:table-cell office:value-type="string">
            <text:p>RW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Bitz, Byron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Blunden, Michael</text:p>
          </table:table-cell>
          <table:table-cell office:value-type="string">
            <text:p>RW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Boedker, Mikkel</text:p>
          </table:table-cell>
          <table:table-cell office:value-type="string">
            <text:p>RW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Boll, Jared</text:p>
          </table:table-cell>
          <table:table-cell office:value-type="string">
            <text:p>RW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Boyes, Brad</text:p>
          </table:table-cell>
          <table:table-cell office:value-type="string">
            <text:p>RW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Bradley, Matt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Brown, Dustin</text:p>
          </table:table-cell>
          <table:table-cell office:value-type="string">
            <text:p>RW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Bulmer, Brett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urish, Adam</text:p>
          </table:table-cell>
          <table:table-cell office:value-type="string">
            <text:p>RW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urrows, Alex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Butler, Bobby</text:p>
          </table:table-cell>
          <table:table-cell office:value-type="string">
            <text:p>RW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Callahan, Ryan</text:p>
          </table:table-cell>
          <table:table-cell office:value-type="string">
            <text:p>RW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Caron, Jordan</text:p>
          </table:table-cell>
          <table:table-cell office:value-type="string">
            <text:p>RW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Clarkson, David</text:p>
          </table:table-cell>
          <table:table-cell office:value-type="string">
            <text:p>RW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Cleary, Daniel</text:p>
          </table:table-cell>
          <table:table-cell office:value-type="string">
            <text:p>RW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Clutterbuck, Cal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Cole, Erik</text:p>
          </table:table-cell>
          <table:table-cell office:value-type="string">
            <text:p>RW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Comeau, Blake</text:p>
          </table:table-cell>
          <table:table-cell office:value-type="string">
            <text:p>RW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Condra, Erik</text:p>
          </table:table-cell>
          <table:table-cell office:value-type="string">
            <text:p>RW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Conner, Chris</text:p>
          </table:table-cell>
          <table:table-cell office:value-type="string">
            <text:p>RW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Connolly, Brett</text:p>
          </table:table-cell>
          <table:table-cell office:value-type="string">
            <text:p>RW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Crabb, Joey</text:p>
          </table:table-cell>
          <table:table-cell office:value-type="string">
            <text:p>RW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Cracknell, Adam</text:p>
          </table:table-cell>
          <table:table-cell office:value-type="string">
            <text:p>RW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Crombeen, B.J.</text:p>
          </table:table-cell>
          <table:table-cell office:value-type="string">
            <text:p>RW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D'Agostini, Matt</text:p>
          </table:table-cell>
          <table:table-cell office:value-type="string">
            <text:p>RW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Dadonov, Evgeni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DiSalvatore, Jon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Doan, Shane</text:p>
          </table:table-cell>
          <table:table-cell office:value-type="string">
            <text:p>RW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Dorsett, Derek</text:p>
          </table:table-cell>
          <table:table-cell office:value-type="string">
            <text:p>RW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Downie, Steve</text:p>
          </table:table-cell>
          <table:table-cell office:value-type="string">
            <text:p>RW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Duco, Mike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Dupuis, Pascal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Dupuis, Philippe</text:p>
          </table:table-cell>
          <table:table-cell office:value-type="string">
            <text:p>RW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Dvorak, Radek</text:p>
          </table:table-cell>
          <table:table-cell office:value-type="string">
            <text:p>RW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Dwyer, Patrick</text:p>
          </table:table-cell>
          <table:table-cell office:value-type="string">
            <text:p>RW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Eaves, Patrick</text:p>
          </table:table-cell>
          <table:table-cell office:value-type="string">
            <text:p>RW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Eberle, Jordan</text:p>
          </table:table-cell>
          <table:table-cell office:value-type="string">
            <text:p>RW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Erat, Martin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Fehr, Eric</text:p>
          </table:table-cell>
          <table:table-cell office:value-type="string">
            <text:p>RW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Franzen, Johan</text:p>
          </table:table-cell>
          <table:table-cell office:value-type="string">
            <text:p>RW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Frolik, Michael</text:p>
          </table:table-cell>
          <table:table-cell office:value-type="string">
            <text:p>RW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Gaborik, Marian</text:p>
          </table:table-cell>
          <table:table-cell office:value-type="string">
            <text:p>RW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Gionta, Brian</text:p>
          </table:table-cell>
          <table:table-cell office:value-type="string">
            <text:p>RW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Glennie, Scott</text:p>
          </table:table-cell>
          <table:table-cell office:value-type="string">
            <text:p>RW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Gordon, Andrew</text:p>
          </table:table-cell>
          <table:table-cell office:value-type="string">
            <text:p>RW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Grabner, Michael</text:p>
          </table:table-cell>
          <table:table-cell office:value-type="string">
            <text:p>RW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Halischuk, Matt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Hall, Adam</text:p>
          </table:table-cell>
          <table:table-cell office:value-type="string">
            <text:p>RW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Hansen, Jannik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Havlat, Martin</text:p>
          </table:table-cell>
          <table:table-cell office:value-type="string">
            <text:p>RW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Hayes, Jimmy</text:p>
          </table:table-cell>
          <table:table-cell office:value-type="string">
            <text:p>RW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Heatley, Dany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Hejduk, Milan</text:p>
          </table:table-cell>
          <table:table-cell office:value-type="string">
            <text:p>RW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Hemsky, Ales</text:p>
          </table:table-cell>
          <table:table-cell office:value-type="string">
            <text:p>RW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Hornqvist, Patric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Horton, Nathan</text:p>
          </table:table-cell>
          <table:table-cell office:value-type="string">
            <text:p>RW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Hossa, Marian</text:p>
          </table:table-cell>
          <table:table-cell office:value-type="string">
            <text:p>RW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Hunter, Trent</text:p>
          </table:table-cell>
          <table:table-cell office:value-type="string">
            <text:p>RW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Iginla, Jarome</text:p>
          </table:table-cell>
          <table:table-cell office:value-type="string">
            <text:p>RW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Jackman, Tim</text:p>
          </table:table-cell>
          <table:table-cell office:value-type="string">
            <text:p>RW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Jagr, Jaromir</text:p>
          </table:table-cell>
          <table:table-cell office:value-type="string">
            <text:p>RW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Janssen, Cam</text:p>
          </table:table-cell>
          <table:table-cell office:value-type="string">
            <text:p>RW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Johnson, Nick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Jones, David</text:p>
          </table:table-cell>
          <table:table-cell office:value-type="string">
            <text:p>RW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Jones, Ryan</text:p>
          </table:table-cell>
          <table:table-cell office:value-type="string">
            <text:p>RW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Kaleta, Patrick</text:p>
          </table:table-cell>
          <table:table-cell office:value-type="string">
            <text:p>RW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Kane, Patrick</text:p>
          </table:table-cell>
          <table:table-cell office:value-type="string">
            <text:p>RW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Kassian, Zack</text:p>
          </table:table-cell>
          <table:table-cell office:value-type="string">
            <text:p>RW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Kessel, Phil</text:p>
          </table:table-cell>
          <table:table-cell office:value-type="string">
            <text:p>RW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King, D.J.</text:p>
          </table:table-cell>
          <table:table-cell office:value-type="string">
            <text:p>RW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Knuble, Mike</text:p>
          </table:table-cell>
          <table:table-cell office:value-type="string">
            <text:p>RW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Kobasew, Chuck</text:p>
          </table:table-cell>
          <table:table-cell office:value-type="string">
            <text:p>RW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Kostitsyn, Andrei</text:p>
          </table:table-cell>
          <table:table-cell office:value-type="string">
            <text:p>RW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Kostopoulos, Tom</text:p>
          </table:table-cell>
          <table:table-cell office:value-type="string">
            <text:p>RW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Kubalik, Tomas</text:p>
          </table:table-cell>
          <table:table-cell office:value-type="string">
            <text:p>RW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Kulemin, Nikolai</text:p>
          </table:table-cell>
          <table:table-cell office:value-type="string">
            <text:p>RW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LaRose, Chad</text:p>
          </table:table-cell>
          <table:table-cell office:value-type="string">
            <text:p>RW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Langenbrunner, Jamie</text:p>
          </table:table-cell>
          <table:table-cell office:value-type="string">
            <text:p>RW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Letourneau-Leblo, Pierre-Luc</text:p>
          </table:table-cell>
          <table:table-cell office:value-type="string">
            <text:p>RW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Lindstrom, Joakim</text:p>
          </table:table-cell>
          <table:table-cell office:value-type="string">
            <text:p>RW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Mancari, Mark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Mayers, Jamal</text:p>
          </table:table-cell>
          <table:table-cell office:value-type="string">
            <text:p>RW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McDonald, Colin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cGrattan, Brian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McMillan, Carson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Miettinen, Antti</text:p>
          </table:table-cell>
          <table:table-cell office:value-type="string">
            <text:p>RW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Mueller, Chris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Mueller, Peter</text:p>
          </table:table-cell>
          <table:table-cell office:value-type="string">
            <text:p>RW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Nash, Rick</text:p>
          </table:table-cell>
          <table:table-cell office:value-type="string">
            <text:p>RW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Neil, Chris</text:p>
          </table:table-cell>
          <table:table-cell office:value-type="string">
            <text:p>RW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Niederreiter, Nino</text:p>
          </table:table-cell>
          <table:table-cell office:value-type="string">
            <text:p>RW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Nodl, Andreas</text:p>
          </table:table-cell>
          <table:table-cell office:value-type="string">
            <text:p>RW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Okposo, Kyle</text:p>
          </table:table-cell>
          <table:table-cell office:value-type="string">
            <text:p>RW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Oreskovich, Victor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Orr, Colton</text:p>
          </table:table-cell>
          <table:table-cell office:value-type="string">
            <text:p>RW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Ortmeyer, Jed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Palmer, Jarod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Palmieri, Kyle</text:p>
          </table:table-cell>
          <table:table-cell office:value-type="string">
            <text:p>RW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Palmieri, Nick</text:p>
          </table:table-cell>
          <table:table-cell office:value-type="string">
            <text:p>RW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Palushaj, Aaron</text:p>
          </table:table-cell>
          <table:table-cell office:value-type="string">
            <text:p>RW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Parenteau, P.A.</text:p>
          </table:table-cell>
          <table:table-cell office:value-type="string">
            <text:p>RW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Park, Richard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Parros, George</text:p>
          </table:table-cell>
          <table:table-cell office:value-type="string">
            <text:p>RW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Parse, Scott</text:p>
          </table:table-cell>
          <table:table-cell office:value-type="string">
            <text:p>RW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Perry, Corey</text:p>
          </table:table-cell>
          <table:table-cell office:value-type="string">
            <text:p>RW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Petersen, Nick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Petersson, Andre</text:p>
          </table:table-cell>
          <table:table-cell office:value-type="string">
            <text:p>RW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Peverley, Rich</text:p>
          </table:table-cell>
          <table:table-cell office:value-type="string">
            <text:p>RW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Pinizzotto, Steven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Pominville, Jason</text:p>
          </table:table-cell>
          <table:table-cell office:value-type="string">
            <text:p>RW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Prust, Brandon</text:p>
          </table:table-cell>
          <table:table-cell office:value-type="string">
            <text:p>RW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Purcell, Teddy</text:p>
          </table:table-cell>
          <table:table-cell office:value-type="string">
            <text:p>RW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Rakhshani, Rhett</text:p>
          </table:table-cell>
          <table:table-cell office:value-type="string">
            <text:p>RW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Rallo, Greg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Read, Matt</text:p>
          </table:table-cell>
          <table:table-cell office:value-type="string">
            <text:p>RW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Reaves, Ryan</text:p>
          </table:table-cell>
          <table:table-cell office:value-type="string">
            <text:p>RW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Repik, Michal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Ryder, Michael</text:p>
          </table:table-cell>
          <table:table-cell office:value-type="string">
            <text:p>RW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Samson, Jerome</text:p>
          </table:table-cell>
          <table:table-cell office:value-type="string">
            <text:p>RW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amuelsson, Mikael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Selanne, Teemu</text:p>
          </table:table-cell>
          <table:table-cell office:value-type="string">
            <text:p>RW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Setoguchi, Devin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immonds, Wayne</text:p>
          </table:table-cell>
          <table:table-cell office:value-type="string">
            <text:p>RW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Skille, Jack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Smith, Ben</text:p>
          </table:table-cell>
          <table:table-cell office:value-type="string">
            <text:p>RW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t. Louis, Martin</text:p>
          </table:table-cell>
          <table:table-cell office:value-type="string">
            <text:p>RW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Stafford, Drew</text:p>
          </table:table-cell>
          <table:table-cell office:value-type="string">
            <text:p>RW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Stapleton, Tim</text:p>
          </table:table-cell>
          <table:table-cell office:value-type="string">
            <text:p>RW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Staubitz, Brad</text:p>
          </table:table-cell>
          <table:table-cell office:value-type="string">
            <text:p>RW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tempniak, Lee</text:p>
          </table:table-cell>
          <table:table-cell office:value-type="string">
            <text:p>RW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Stewart, Anthony</text:p>
          </table:table-cell>
          <table:table-cell office:value-type="string">
            <text:p>RW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tewart, Chris</text:p>
          </table:table-cell>
          <table:table-cell office:value-type="string">
            <text:p>RW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Stortini, Zack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Sykora, Petr</text:p>
          </table:table-cell>
          <table:table-cell office:value-type="string">
            <text:p>RW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Thomas, Bill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Thorburn, Chris</text:p>
          </table:table-cell>
          <table:table-cell office:value-type="string">
            <text:p>RW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Thornton, Shawn</text:p>
          </table:table-cell>
          <table:table-cell office:value-type="string">
            <text:p>RW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Tlusty, Jiri</text:p>
          </table:table-cell>
          <table:table-cell office:value-type="string">
            <text:p>RW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Tootoo, Jordin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Tropp, Corey</text:p>
          </table:table-cell>
          <table:table-cell office:value-type="string">
            <text:p>RW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Upshall, Scottie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Van der Gulik, David</text:p>
          </table:table-cell>
          <table:table-cell office:value-type="string">
            <text:p>RW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Versteeg, Kris</text:p>
          </table:table-cell>
          <table:table-cell office:value-type="string">
            <text:p>RW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Voracek, Jakub</text:p>
          </table:table-cell>
          <table:table-cell office:value-type="string">
            <text:p>RW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Vrbata, Radim</text:p>
          </table:table-cell>
          <table:table-cell office:value-type="string">
            <text:p>RW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Wallace, Tim</text:p>
          </table:table-cell>
          <table:table-cell office:value-type="string">
            <text:p>RW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Ward, Joel</text:p>
          </table:table-cell>
          <table:table-cell office:value-type="string">
            <text:p>RW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Weise, Dale</text:p>
          </table:table-cell>
          <table:table-cell office:value-type="string">
            <text:p>R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Westgarth, Kevin</text:p>
          </table:table-cell>
          <table:table-cell office:value-type="string">
            <text:p>RW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Wheeler, Blake</text:p>
          </table:table-cell>
          <table:table-cell office:value-type="string">
            <text:p>RW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Williams, Jason</text:p>
          </table:table-cell>
          <table:table-cell office:value-type="string">
            <text:p>RW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Williams, Justin</text:p>
          </table:table-cell>
          <table:table-cell office:value-type="string">
            <text:p>RW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Wingels, Tommy</text:p>
          </table:table-cell>
          <table:table-cell office:value-type="string">
            <text:p>RW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Wyman, J.T.</text:p>
          </table:table-cell>
          <table:table-cell office:value-type="string">
            <text:p>RW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Yip, Brandon</text:p>
          </table:table-cell>
          <table:table-cell office:value-type="string">
            <text:p>RW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Zolnierczyk, Harry</text:p>
          </table:table-cell>
          <table:table-cell office:value-type="string">
            <text:p>RW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Zubrus, Dainius</text:p>
          </table:table-cell>
          <table:table-cell office:value-type="string">
            <text:p>RW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Zuccarello, Mats</text:p>
          </table:table-cell>
          <table:table-cell office:value-type="string">
            <text:p>RW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Alberts, Andrew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Allen, Bryan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Alzner, Karl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Aucoin, Adrian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Aulie, Keith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Babchuk, Anton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Ballard, Keith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Barker, Cam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Bartkowski, Matt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Baumgartner, Nolan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Beauchemin, Francois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Bell, Brendan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Benn, Jordie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ergeron, Marc-Andre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ickel, Stu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Bieksa, Kevin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Blum, Jonathon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Bogosian, Zach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Borowiecki, Mark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Bortuzzo, Robert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Bouillon, Francis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Bourdon, Marc-Andre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Bouwmeester, Jay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Boychuk, Johnny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Boyle, Dan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Braun, Justin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Brennan, T.J.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Brewer, Eric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Brodie, T.J.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Brookbank, Sheldon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Burns, Brent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Butler, Chris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Byfuglien, Dustin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Campanale, Matt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Campbell, Brian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Campoli, Chris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Carkner, Matt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Carle, Matt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Carlson, John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Carson, Brett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Chara, Zdeno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Chorney, Taylor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Clark, Brett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Clitsome, Grant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Coburn, Braydon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Colaiacovo, Carlo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Cole, Ian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Collins, Sean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Commodore, Mike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Corvo, Joe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Cowen, Jared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Cumiskey, Kyle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Daley, Trevor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Del Zotto, Michael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Demers, Jason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Despres, Simon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Diaz, Raphael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Dillon, Brenden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Doornbosch, Jamie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Doughty, Drew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Drewiske, Davis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Eaton, Mark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Edler, Alexander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Ehrhoff, Christian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Ekman-Larsson, Oliver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Ellerby, Keaton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Elliott, Stefan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Ellis, Ryan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Emelin, Alexei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Eminger, Steve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Engelland, Deryk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Enstrom, Tobias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Ericsson, Jonathan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Erixon, Tim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Erskine, John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Fairchild, Cade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Falk, Justin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Faulk, Justin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Fayne, Mark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Fedun, Taylor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Ference, Andrew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Festerling, Brett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Finley, Joe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Fistric, Mark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Flood, Mark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Foster, Kurtis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Fowler, Cam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Franson, Cody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Fraser, Mark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Fredheim, Kris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Gardiner, Jake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Garrison, Jason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Gervais, Bruno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Gilbert, Tom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Gill, Hal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Gilroy, Matt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Giordano, Mark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Girardi, Dan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Gleason, Tim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Goligoski, Alex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Gonchar, Sergei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Goncharov, Maxim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Gorges, Josh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Gragnani, Marc-Andre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Greene, Andy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Greene, Matt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Grossman, Nicklas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Gudbranson, Erik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Guenin, Nate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Gunnarsson, Carl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Gustafsson, Erik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Hainsey, Ron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Hamhuis, Dan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Hamonic, Travis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Hamrlik, Roman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Hannan, Scott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Harrison, Jay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Harrold, Peter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Hedman, Victor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Hejda, Jan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Hillen, Jack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Hjalmarsson, Niklas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Holzer, Korbinian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Hunwick, Matt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Huskins, Kent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Irwin, Matt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Jackman, Barret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Johnson, Aaron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Johnson, Erik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Johnson, Jack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Jones, Randy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Josi, Roman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Joslin, Derek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Jovanovski, Ed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Jurcina, Milan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Kaberle, Tomas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Kampfer, Steve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Karlsson, Erik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Katic, Mark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Keith, Duncan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Kindl, Jakub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Klein, Kevin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Klesla, Rostislav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Komisarek, Mike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Kronwall, Niklas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Kuba, Filip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Kubina, Pavel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Kulda, Arturs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Kulikov, Dmitry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Kundratek, Tomas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Laakso, Teemu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Landry, Charles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Larsen, Philip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Larsson, Adam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Lebda, Brett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Leddy, Nick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Lee, Brian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Leopold, Jordan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Lepisto, Sami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Letang, Kris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Lidstrom, Nicklas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Liles, John-Michael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Lilja, Andreas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Lovejoy, Ben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Lundin, Mike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Lydman, Toni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MacDonald, Andrew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Manning, Brandon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Marshall, Kevin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Martin, Paul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artinek, Radek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Martinez, Alec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McBain, Jamie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McDonagh, Ryan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McNabb, Brayden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cQuaid, Adam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Meech, Derek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Meszaros, Andrej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Methot, Marc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Michalek, Zbynek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ikkelson, Brendan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Mitchell, Willie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Montador, Steve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Moore, John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Morris, Derek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Mottau, Mike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Murray, Douglas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Muzzin, Jake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Myers, Tyler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Nash, Brendon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Nikitin, Nikita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Niskanen, Matt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O'Brien, Shane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O'Byrne, Ryan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O'Donnell, Sean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Oberg, Evan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Oduya, Johnny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Ohlund, Mattias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Olsen, Dylan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Orlov, Dmitry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Orpik, Brooks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Pardy, Adam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Peckham, Theo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Petry, Jeff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Phaneuf, Dion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Phillips, Chris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Picard, Alexandre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Pietrangelo, Alex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Piskula, Joe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Pitkanen, Joni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Plante, Alex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Polak, Roman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Postma, Paul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Potter, Corey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Prosser, Nate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Quincey, Kyle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Reese, Dylan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Regehr, Robyn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Robidas, Stephane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Rome, Aaron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Rozsival, Michal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Rundblad, David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Russell, Kris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Ruth, Theo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Salo, Sami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Salvador, Bryce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Sarich, Cory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Sauer, Kurt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Sauer, Michael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Savard, David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Sbisa, Luca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Scandella, Marco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chenn, Luke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Schlemko, David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Schultz, Jeff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Schultz, Nick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cott, John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cuderi, Rob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Seabrook, Brent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eidenberg, Dennis</text:p>
          </table:table-cell>
          <table:table-cell office:value-type="string">
            <text:p>D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Sekera, Andrej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Shattenkirk, Kevin</text:p>
          </table:table-cell>
          <table:table-cell office:value-type="string">
            <text:p>D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Sims, Shane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Smaby, Matt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Smid, Ladislav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Smith, Brendan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mith, Derek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Sneep, Carl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Souray, Sheldon</text:p>
          </table:table-cell>
          <table:table-cell office:value-type="string">
            <text:p>D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Spacek, Jaroslav</text:p>
          </table:table-cell>
          <table:table-cell office:value-type="string">
            <text:p>D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Spurgeon, Jared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t-Denis, Frederic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Staal, Marc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Staios, Steve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Stoner, Clayton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Strait, Brian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Stralman, Anton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Streit, Mark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Stuart, Brad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Stuart, Mark</text:p>
          </table:table-cell>
          <table:table-cell office:value-type="string">
            <text:p>D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Subban, P.K.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Sulzer, Alexander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Summers, Chris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Suter, Ryan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Sutton, Andy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Tallinder, Henrik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Tanev, Chris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Taormina, Matt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Teubert, Colten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Timonen, Kimmo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Tyutin, Fedor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Urbom, Alexander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Valabik, Boris</text:p>
          </table:table-cell>
          <table:table-cell office:value-type="string">
            <text:p>D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Vandermeer, Jim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Visnovsky, Lubomir</text:p>
          </table:table-cell>
          <table:table-cell office:value-type="string">
            <text:p>D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Vlasic, Marc-Edouard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Volchenkov, Anton</text:p>
          </table:table-cell>
          <table:table-cell office:value-type="string">
            <text:p>D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Voynov, Slava</text:p>
          </table:table-cell>
          <table:table-cell office:value-type="string">
            <text:p>D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Walker, Matt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Weaver, Mike</text:p>
          </table:table-cell>
          <table:table-cell office:value-type="string">
            <text:p>D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Weber, Mike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Weber, Shea</text:p>
          </table:table-cell>
          <table:table-cell office:value-type="string">
            <text:p>D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Weber, Yannick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White, Colin</text:p>
          </table:table-cell>
          <table:table-cell office:value-type="string">
            <text:p>D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White, Ian</text:p>
          </table:table-cell>
          <table:table-cell office:value-type="string">
            <text:p>D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Whitney, Ryan</text:p>
          </table:table-cell>
          <table:table-cell office:value-type="string">
            <text:p>D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Wideman, Dennis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Wilson, Clay</text:p>
          </table:table-cell>
          <table:table-cell office:value-type="string">
            <text:p>D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Wilson, Ryan</text:p>
          </table:table-cell>
          <table:table-cell office:value-type="string">
            <text:p>D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Wisniewski, James</text:p>
          </table:table-cell>
          <table:table-cell office:value-type="string">
            <text:p>D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Woywitka, Jeff</text:p>
          </table:table-cell>
          <table:table-cell office:value-type="string">
            <text:p>D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Yandle, Keith</text:p>
          </table:table-cell>
          <table:table-cell office:value-type="string">
            <text:p>D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Zanon, Greg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Zidlicky, Marek</text:p>
          </table:table-cell>
          <table:table-cell office:value-type="string">
            <text:p>D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de Haan, Calvin</text:p>
          </table:table-cell>
          <table:table-cell office:value-type="string">
            <text:p>D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Anderson, Craig</text:p>
          </table:table-cell>
          <table:table-cell office:value-type="string">
            <text:p>G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Auld, Alex</text:p>
          </table:table-cell>
          <table:table-cell office:value-type="string">
            <text:p>G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Bachman, Richard</text:p>
          </table:table-cell>
          <table:table-cell office:value-type="string">
            <text:p>G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Backstrom, Niklas</text:p>
          </table:table-cell>
          <table:table-cell office:value-type="string">
            <text:p>G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Bernier, Jonathan</text:p>
          </table:table-cell>
          <table:table-cell office:value-type="string">
            <text:p>G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Biron, Martin</text:p>
          </table:table-cell>
          <table:table-cell office:value-type="string">
            <text:p>G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Bobrovsky, Sergei</text:p>
          </table:table-cell>
          <table:table-cell office:value-type="string">
            <text:p>G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Boucher, Brian</text:p>
          </table:table-cell>
          <table:table-cell office:value-type="string">
            <text:p>G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Brodeur, Martin</text:p>
          </table:table-cell>
          <table:table-cell office:value-type="string">
            <text:p>G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Bryzgalov, Ilya</text:p>
          </table:table-cell>
          <table:table-cell office:value-type="string">
            <text:p>G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Budaj, Peter</text:p>
          </table:table-cell>
          <table:table-cell office:value-type="string">
            <text:p>G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Clemmensen, Scott</text:p>
          </table:table-cell>
          <table:table-cell office:value-type="string">
            <text:p>G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Climie, Matt</text:p>
          </table:table-cell>
          <table:table-cell office:value-type="string">
            <text:p>G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Conklin, Ty</text:p>
          </table:table-cell>
          <table:table-cell office:value-type="string">
            <text:p>G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Crawford, Corey</text:p>
          </table:table-cell>
          <table:table-cell office:value-type="string">
            <text:p>G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Dekanich, Mark</text:p>
          </table:table-cell>
          <table:table-cell office:value-type="string">
            <text:p>G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Deslauriers, Jeff</text:p>
          </table:table-cell>
          <table:table-cell office:value-type="string">
            <text:p>G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DiPietro, Rick</text:p>
          </table:table-cell>
          <table:table-cell office:value-type="string">
            <text:p>G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Dubnyk, Devan</text:p>
          </table:table-cell>
          <table:table-cell office:value-type="string">
            <text:p>G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Elliott, Brian</text:p>
          </table:table-cell>
          <table:table-cell office:value-type="string">
            <text:p>G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Ellis, Dan</text:p>
          </table:table-cell>
          <table:table-cell office:value-type="string">
            <text:p>G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Emery, Ray</text:p>
          </table:table-cell>
          <table:table-cell office:value-type="string">
            <text:p>G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Enroth, Jhonas</text:p>
          </table:table-cell>
          <table:table-cell office:value-type="string">
            <text:p>G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Fenton, Thomas</text:p>
          </table:table-cell>
          <table:table-cell office:value-type="string">
            <text:p>G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Fleury, Marc-Andre</text:p>
          </table:table-cell>
          <table:table-cell office:value-type="string">
            <text:p>G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Foster, Brian</text:p>
          </table:table-cell>
          <table:table-cell office:value-type="string">
            <text:p>G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Garon, Mathieu</text:p>
          </table:table-cell>
          <table:table-cell office:value-type="string">
            <text:p>G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Giguere, Jean-Sebastien</text:p>
          </table:table-cell>
          <table:table-cell office:value-type="string">
            <text:p>G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Greiss, Thomas</text:p>
          </table:table-cell>
          <table:table-cell office:value-type="string">
            <text:p>G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Gustavsson, Jonas</text:p>
          </table:table-cell>
          <table:table-cell office:value-type="string">
            <text:p>G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Hackett, Matt</text:p>
          </table:table-cell>
          <table:table-cell office:value-type="string">
            <text:p>G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Halak, Jaroslav</text:p>
          </table:table-cell>
          <table:table-cell office:value-type="string">
            <text:p>G</text:p>
          </table:table-cell>
          <table:table-cell office:value-type="string">
            <text:p>STL</text:p>
          </table:table-cell>
          <table:table-cell table:number-columns-repeated="1021"/>
        </table:table-row>
        <table:table-row table:style-name="ro2">
          <table:table-cell office:value-type="string">
            <text:p>Harding, Josh</text:p>
          </table:table-cell>
          <table:table-cell office:value-type="string">
            <text:p>G</text:p>
          </table:table-cell>
          <table:table-cell office:value-type="string">
            <text:p>MIN</text:p>
          </table:table-cell>
          <table:table-cell table:number-columns-repeated="1021"/>
        </table:table-row>
        <table:table-row table:style-name="ro2">
          <table:table-cell office:value-type="string">
            <text:p>Hedberg, Johan</text:p>
          </table:table-cell>
          <table:table-cell office:value-type="string">
            <text:p>G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Hiller, Jonas</text:p>
          </table:table-cell>
          <table:table-cell office:value-type="string">
            <text:p>G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Holtby, Braden</text:p>
          </table:table-cell>
          <table:table-cell office:value-type="string">
            <text:p>G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Howard, Jimmy</text:p>
          </table:table-cell>
          <table:table-cell office:value-type="string">
            <text:p>G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Irving, Leland</text:p>
          </table:table-cell>
          <table:table-cell office:value-type="string">
            <text:p>G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Johnson, Brent</text:p>
          </table:table-cell>
          <table:table-cell office:value-type="string">
            <text:p>G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Karlsson, Henrik</text:p>
          </table:table-cell>
          <table:table-cell office:value-type="string">
            <text:p>G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Khabibulin, Nikolai</text:p>
          </table:table-cell>
          <table:table-cell office:value-type="string">
            <text:p>G</text:p>
          </table:table-cell>
          <table:table-cell office:value-type="string">
            <text:p>EDM</text:p>
          </table:table-cell>
          <table:table-cell table:number-columns-repeated="1021"/>
        </table:table-row>
        <table:table-row table:style-name="ro2">
          <table:table-cell office:value-type="string">
            <text:p>Kinkaid, Keith</text:p>
          </table:table-cell>
          <table:table-cell office:value-type="string">
            <text:p>G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Kiprusoff, Miikka</text:p>
          </table:table-cell>
          <table:table-cell office:value-type="string">
            <text:p>G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LaBarbera, Jason</text:p>
          </table:table-cell>
          <table:table-cell office:value-type="string">
            <text:p>G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Lack, Eddie</text:p>
          </table:table-cell>
          <table:table-cell office:value-type="string">
            <text:p>G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Lehner, Robin</text:p>
          </table:table-cell>
          <table:table-cell office:value-type="string">
            <text:p>G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Lehtonen, Kari</text:p>
          </table:table-cell>
          <table:table-cell office:value-type="string">
            <text:p>G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Lindback, Anders</text:p>
          </table:table-cell>
          <table:table-cell office:value-type="string">
            <text:p>G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Lundqvist, Henrik</text:p>
          </table:table-cell>
          <table:table-cell office:value-type="string">
            <text:p>G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Luongo, Roberto</text:p>
          </table:table-cell>
          <table:table-cell office:value-type="string">
            <text:p>G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MacDonald, Joey</text:p>
          </table:table-cell>
          <table:table-cell office:value-type="string">
            <text:p>G</text:p>
          </table:table-cell>
          <table:table-cell office:value-type="string">
            <text:p>DET</text:p>
          </table:table-cell>
          <table:table-cell table:number-columns-repeated="1021"/>
        </table:table-row>
        <table:table-row table:style-name="ro2">
          <table:table-cell office:value-type="string">
            <text:p>MacIntyre, Drew</text:p>
          </table:table-cell>
          <table:table-cell office:value-type="string">
            <text:p>G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annino, Peter</text:p>
          </table:table-cell>
          <table:table-cell office:value-type="string">
            <text:p>G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Markstrom, Jacob</text:p>
          </table:table-cell>
          <table:table-cell office:value-type="string">
            <text:p>G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Mason, Chris</text:p>
          </table:table-cell>
          <table:table-cell office:value-type="string">
            <text:p>G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Mason, Steve</text:p>
          </table:table-cell>
          <table:table-cell office:value-type="string">
            <text:p>G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McElhinney, Curtis</text:p>
          </table:table-cell>
          <table:table-cell office:value-type="string">
            <text:p>G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Miller, Ryan</text:p>
          </table:table-cell>
          <table:table-cell office:value-type="string">
            <text:p>G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ontoya, Al</text:p>
          </table:table-cell>
          <table:table-cell office:value-type="string">
            <text:p>G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Murphy, Mike</text:p>
          </table:table-cell>
          <table:table-cell office:value-type="string">
            <text:p>G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Nabokov, Evgeni</text:p>
          </table:table-cell>
          <table:table-cell office:value-type="string">
            <text:p>G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Neuvirth, Michal</text:p>
          </table:table-cell>
          <table:table-cell office:value-type="string">
            <text:p>G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Niemi, Antti</text:p>
          </table:table-cell>
          <table:table-cell office:value-type="string">
            <text:p>G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Niittymaki, Antero</text:p>
          </table:table-cell>
          <table:table-cell office:value-type="string">
            <text:p>G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Nilsson, Anders</text:p>
          </table:table-cell>
          <table:table-cell office:value-type="string">
            <text:p>G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Pavelec, Ondrej</text:p>
          </table:table-cell>
          <table:table-cell office:value-type="string">
            <text:p>G</text:p>
          </table:table-cell>
          <table:table-cell office:value-type="string">
            <text:p>WPG</text:p>
          </table:table-cell>
          <table:table-cell table:number-columns-repeated="1021"/>
        </table:table-row>
        <table:table-row table:style-name="ro2">
          <table:table-cell office:value-type="string">
            <text:p>Peters, Justin</text:p>
          </table:table-cell>
          <table:table-cell office:value-type="string">
            <text:p>G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Pogge, Justin</text:p>
          </table:table-cell>
          <table:table-cell office:value-type="string">
            <text:p>G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Poulin, Kevin</text:p>
          </table:table-cell>
          <table:table-cell office:value-type="string">
            <text:p>G</text:p>
          </table:table-cell>
          <table:table-cell office:value-type="string">
            <text:p>NYI</text:p>
          </table:table-cell>
          <table:table-cell table:number-columns-repeated="1021"/>
        </table:table-row>
        <table:table-row table:style-name="ro2">
          <table:table-cell office:value-type="string">
            <text:p>Price, Carey</text:p>
          </table:table-cell>
          <table:table-cell office:value-type="string">
            <text:p>G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Quick, Jonathan</text:p>
          </table:table-cell>
          <table:table-cell office:value-type="string">
            <text:p>G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Rask, Tuukka</text:p>
          </table:table-cell>
          <table:table-cell office:value-type="string">
            <text:p>G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Raycroft, Andrew</text:p>
          </table:table-cell>
          <table:table-cell office:value-type="string">
            <text:p>G</text:p>
          </table:table-cell>
          <table:table-cell office:value-type="string">
            <text:p>DAL</text:p>
          </table:table-cell>
          <table:table-cell table:number-columns-repeated="1021"/>
        </table:table-row>
        <table:table-row table:style-name="ro2">
          <table:table-cell office:value-type="string">
            <text:p>Reimer, James</text:p>
          </table:table-cell>
          <table:table-cell office:value-type="string">
            <text:p>G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Rinne, Pekka</text:p>
          </table:table-cell>
          <table:table-cell office:value-type="string">
            <text:p>G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Roloson, Dwayne</text:p>
          </table:table-cell>
          <table:table-cell office:value-type="string">
            <text:p>G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Sabourin, Dany</text:p>
          </table:table-cell>
          <table:table-cell office:value-type="string">
            <text:p>G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Salak, Alexander</text:p>
          </table:table-cell>
          <table:table-cell office:value-type="string">
            <text:p>G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Sanford, Curtis</text:p>
          </table:table-cell>
          <table:table-cell office:value-type="string">
            <text:p>G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Sateri, Harri</text:p>
          </table:table-cell>
          <table:table-cell office:value-type="string">
            <text:p>G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Schneider, Cory</text:p>
          </table:table-cell>
          <table:table-cell office:value-type="string">
            <text:p>G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Scrivens, Ben</text:p>
          </table:table-cell>
          <table:table-cell office:value-type="string">
            <text:p>G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Smith, Jeremy</text:p>
          </table:table-cell>
          <table:table-cell office:value-type="string">
            <text:p>G</text:p>
          </table:table-cell>
          <table:table-cell office:value-type="string">
            <text:p>NSH</text:p>
          </table:table-cell>
          <table:table-cell table:number-columns-repeated="1021"/>
        </table:table-row>
        <table:table-row table:style-name="ro2">
          <table:table-cell office:value-type="string">
            <text:p>Smith, Mike</text:p>
          </table:table-cell>
          <table:table-cell office:value-type="string">
            <text:p>G</text:p>
          </table:table-cell>
          <table:table-cell office:value-type="string">
            <text:p>PHO</text:p>
          </table:table-cell>
          <table:table-cell table:number-columns-repeated="1021"/>
        </table:table-row>
        <table:table-row table:style-name="ro2">
          <table:table-cell office:value-type="string">
            <text:p>Talbot, Cam</text:p>
          </table:table-cell>
          <table:table-cell office:value-type="string">
            <text:p>G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Tarkki, Iiro</text:p>
          </table:table-cell>
          <table:table-cell office:value-type="string">
            <text:p>G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Theodore, Jose</text:p>
          </table:table-cell>
          <table:table-cell office:value-type="string">
            <text:p>G</text:p>
          </table:table-cell>
          <table:table-cell office:value-type="string">
            <text:p>FLA</text:p>
          </table:table-cell>
          <table:table-cell table:number-columns-repeated="1021"/>
        </table:table-row>
        <table:table-row table:style-name="ro2">
          <table:table-cell office:value-type="string">
            <text:p>Thomas, Tim</text:p>
          </table:table-cell>
          <table:table-cell office:value-type="string">
            <text:p>G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Varlamov, Semyon</text:p>
          </table:table-cell>
          <table:table-cell office:value-type="string">
            <text:p>G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Vokoun, Tomas</text:p>
          </table:table-cell>
          <table:table-cell office:value-type="string">
            <text:p>G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Ward, Cam</text:p>
          </table:table-cell>
          <table:table-cell office:value-type="string">
            <text:p>G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office:value-type="string">
            <text:p>White, Jordan</text:p>
          </table:table-cell>
          <table:table-cell office:value-type="string">
            <text:p>G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York, Allen</text:p>
          </table:table-cell>
          <table:table-cell office:value-type="string">
            <text:p>G</text:p>
          </table:table-cell>
          <table:table-cell office:value-type="string">
            <text:p>CBS</text:p>
          </table:table-cell>
          <table:table-cell table:number-columns-repeated="1021"/>
        </table:table-row>
        <table:table-row table:style-name="ro2">
          <table:table-cell office:value-type="string">
            <text:p>Zatkoff, Jeff</text:p>
          </table:table-cell>
          <table:table-cell office:value-type="string">
            <text:p>G</text:p>
          </table:table-cell>
          <table:table-cell office:value-type="string">
            <text:p>LAK</text:p>
          </table:table-cell>
          <table:table-cell table:number-columns-repeated="1021"/>
        </table:table-row>
        <table:table-row table:style-name="ro2">
          <table:table-cell office:value-type="string">
            <text:p>Smith-Pelly, Devante</text:p>
          </table:table-cell>
          <table:table-cell office:value-type="string">
            <text:p>RW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Ellis, Dan</text:p>
          </table:table-cell>
          <table:table-cell office:value-type="string">
            <text:p>G</text:p>
          </table:table-cell>
          <table:table-cell office:value-type="string">
            <text:p>ANA</text:p>
          </table:table-cell>
          <table:table-cell table:number-columns-repeated="1021"/>
        </table:table-row>
        <table:table-row table:style-name="ro2">
          <table:table-cell office:value-type="string">
            <text:p>Spooner, Ryan</text:p>
          </table:table-cell>
          <table:table-cell office:value-type="string">
            <text:p>C</text:p>
          </table:table-cell>
          <table:table-cell office:value-type="string">
            <text:p>BOS</text:p>
          </table:table-cell>
          <table:table-cell table:number-columns-repeated="1021"/>
        </table:table-row>
        <table:table-row table:style-name="ro2">
          <table:table-cell office:value-type="string">
            <text:p>Persson, Dennis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Ryan, Michael</text:p>
          </table:table-cell>
          <table:table-cell office:value-type="string">
            <text:p>C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Schiestel, Drew</text:p>
          </table:table-cell>
          <table:table-cell office:value-type="string">
            <text:p>D</text:p>
          </table:table-cell>
          <table:table-cell office:value-type="string">
            <text:p>BUF</text:p>
          </table:table-cell>
          <table:table-cell table:number-columns-repeated="1021"/>
        </table:table-row>
        <table:table-row table:style-name="ro2">
          <table:table-cell office:value-type="string">
            <text:p>Moss, David</text:p>
          </table:table-cell>
          <table:table-cell office:value-type="string">
            <text:p>RW</text:p>
          </table:table-cell>
          <table:table-cell office:value-type="string">
            <text:p>CGY</text:p>
          </table:table-cell>
          <table:table-cell table:number-columns-repeated="1021"/>
        </table:table-row>
        <table:table-row table:style-name="ro2">
          <table:table-cell office:value-type="string">
            <text:p>Johnsson, Kim</text:p>
          </table:table-cell>
          <table:table-cell office:value-type="string">
            <text:p>D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Beach, Kyle</text:p>
          </table:table-cell>
          <table:table-cell office:value-type="string">
            <text:p>C</text:p>
          </table:table-cell>
          <table:table-cell office:value-type="string">
            <text:p>CHI</text:p>
          </table:table-cell>
          <table:table-cell table:number-columns-repeated="1021"/>
        </table:table-row>
        <table:table-row table:style-name="ro2">
          <table:table-cell office:value-type="string">
            <text:p>Hishon, Joey</text:p>
          </table:table-cell>
          <table:table-cell office:value-type="string">
            <text:p>C</text:p>
          </table:table-cell>
          <table:table-cell office:value-type="string">
            <text:p>COL</text:p>
          </table:table-cell>
          <table:table-cell table:number-columns-repeated="1021"/>
        </table:table-row>
        <table:table-row table:style-name="ro2">
          <table:table-cell office:value-type="string">
            <text:p>Markov, Andrei</text:p>
          </table:table-cell>
          <table:table-cell office:value-type="string">
            <text:p>D</text:p>
          </table:table-cell>
          <table:table-cell office:value-type="string">
            <text:p>MTL</text:p>
          </table:table-cell>
          <table:table-cell table:number-columns-repeated="1021"/>
        </table:table-row>
        <table:table-row table:style-name="ro2">
          <table:table-cell office:value-type="string">
            <text:p>Frazee, Jeff</text:p>
          </table:table-cell>
          <table:table-cell office:value-type="string">
            <text:p>G</text:p>
          </table:table-cell>
          <table:table-cell office:value-type="string">
            <text:p>NJD</text:p>
          </table:table-cell>
          <table:table-cell table:number-columns-repeated="1021"/>
        </table:table-row>
        <table:table-row table:style-name="ro2">
          <table:table-cell office:value-type="string">
            <text:p>Frolov, Alexander</text:p>
          </table:table-cell>
          <table:table-cell office:value-type="string">
            <text:p>LW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Drury, Chris</text:p>
          </table:table-cell>
          <table:table-cell office:value-type="string">
            <text:p>LW</text:p>
          </table:table-cell>
          <table:table-cell office:value-type="string">
            <text:p>NYR</text:p>
          </table:table-cell>
          <table:table-cell table:number-columns-repeated="1021"/>
        </table:table-row>
        <table:table-row table:style-name="ro2">
          <table:table-cell office:value-type="string">
            <text:p>Leclaire, Pascal</text:p>
          </table:table-cell>
          <table:table-cell office:value-type="string">
            <text:p>G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Wiercioch, Patrick</text:p>
          </table:table-cell>
          <table:table-cell office:value-type="string">
            <text:p>D</text:p>
          </table:table-cell>
          <table:table-cell office:value-type="string">
            <text:p>OTT</text:p>
          </table:table-cell>
          <table:table-cell table:number-columns-repeated="1021"/>
        </table:table-row>
        <table:table-row table:style-name="ro2">
          <table:table-cell office:value-type="string">
            <text:p>Nylander, Michael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Pronger, Chris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Laperriere, Ian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Betts, Blair</text:p>
          </table:table-cell>
          <table:table-cell office:value-type="string">
            <text:p>C</text:p>
          </table:table-cell>
          <table:table-cell office:value-type="string">
            <text:p>PHI</text:p>
          </table:table-cell>
          <table:table-cell table:number-columns-repeated="1021"/>
        </table:table-row>
        <table:table-row table:style-name="ro2">
          <table:table-cell office:value-type="string">
            <text:p>Veilleux, Kevin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Crosby, Sidney</text:p>
          </table:table-cell>
          <table:table-cell office:value-type="string">
            <text:p>C</text:p>
          </table:table-cell>
          <table:table-cell office:value-type="string">
            <text:p>PIT</text:p>
          </table:table-cell>
          <table:table-cell table:number-columns-repeated="1021"/>
        </table:table-row>
        <table:table-row table:style-name="ro2">
          <table:table-cell office:value-type="string">
            <text:p>Marcou, James</text:p>
          </table:table-cell>
          <table:table-cell office:value-type="string">
            <text:p>RW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Lucia, Tony</text:p>
          </table:table-cell>
          <table:table-cell office:value-type="string">
            <text:p>LW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Stalock, Alex</text:p>
          </table:table-cell>
          <table:table-cell office:value-type="string">
            <text:p>C</text:p>
          </table:table-cell>
          <table:table-cell office:value-type="string">
            <text:p>SJS</text:p>
          </table:table-cell>
          <table:table-cell table:number-columns-repeated="1021"/>
        </table:table-row>
        <table:table-row table:style-name="ro2">
          <table:table-cell office:value-type="string">
            <text:p>Ranger, Paul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Fadden, Mitch</text:p>
          </table:table-cell>
          <table:table-cell office:value-type="string">
            <text:p>C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Jackson, Scott</text:p>
          </table:table-cell>
          <table:table-cell office:value-type="string">
            <text:p>D</text:p>
          </table:table-cell>
          <table:table-cell office:value-type="string">
            <text:p>TAM</text:p>
          </table:table-cell>
          <table:table-cell table:number-columns-repeated="1021"/>
        </table:table-row>
        <table:table-row table:style-name="ro2">
          <table:table-cell office:value-type="string">
            <text:p>Lashoff, Matt</text:p>
          </table:table-cell>
          <table:table-cell office:value-type="string">
            <text:p>D</text:p>
          </table:table-cell>
          <table:table-cell office:value-type="string">
            <text:p>TOR</text:p>
          </table:table-cell>
          <table:table-cell table:number-columns-repeated="1021"/>
        </table:table-row>
        <table:table-row table:style-name="ro2">
          <table:table-cell office:value-type="string">
            <text:p>Ellington, Taylor</text:p>
          </table:table-cell>
          <table:table-cell office:value-type="string">
            <text:p>D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Volpatti, Aaron</text:p>
          </table:table-cell>
          <table:table-cell office:value-type="string">
            <text:p>LW</text:p>
          </table:table-cell>
          <table:table-cell office:value-type="string">
            <text:p>VAN</text:p>
          </table:table-cell>
          <table:table-cell table:number-columns-repeated="1021"/>
        </table:table-row>
        <table:table-row table:style-name="ro2">
          <table:table-cell office:value-type="string">
            <text:p>Poti, Tom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>
          <table:table-cell office:value-type="string">
            <text:p>Green, Mike</text:p>
          </table:table-cell>
          <table:table-cell office:value-type="string">
            <text:p>D</text:p>
          </table:table-cell>
          <table:table-cell office:value-type="string">
            <text:p>WAS</text:p>
          </table:table-cell>
          <table:table-cell table:number-columns-repeated="1021"/>
        </table:table-row>
        <table:table-row table:style-name="ro2" table:number-rows-repeated="6455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NFL_Standard_2011_-_2012'.A1:'NFL_Standard_2011_-_2012'.C616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5">01/25/2012</text:date>, <text:time>18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atthew Orres</meta:initial-creator>
    <dc:creator>Matthew Orres</dc:creator>
    <meta:creation-date>2012-01-24T13:10:29Z</meta:creation-date>
    <dc:date>2012-01-25T18:28:28.37</dc:date>
    <meta:editing-cycles>43</meta:editing-cycles>
    <meta:editing-duration>PT03H59M42S</meta:editing-duration>
    <meta:document-statistic meta:table-count="5" meta:cell-count="18576" meta:object-count="0"/>
  </office:meta>
</office:document-meta>
</file>